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69cm"/>
    </style:style>
    <style:style style:name="co3" style:family="table-column">
      <style:table-column-properties fo:break-before="auto" style:column-width="0.131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18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166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00ffff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bee3d3" style:text-align-source="fix" style:repeat-content="false" style:vertical-align="middle"/>
      <style:paragraph-properties fo:text-align="center" fo:margin-left="0cm"/>
      <style:text-properties fo:color="#ce181e" fo:font-weight="bold" style:font-weight-asian="bold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end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end" fo:margin-left="0cm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3" style:family="table-cell" style:parent-style-name="Default">
      <style:table-cell-properties fo:background-color="#f58220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58220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order-bottom="0.99pt solid #000000" fo:background-color="#ffff00" style:text-align-source="fix" style:repeat-content="false" fo:border-left="none" fo:border-right="none" fo:border-top="none"/>
      <style:paragraph-properties fo:text-align="end" fo:margin-left="0cm"/>
    </style:style>
    <style:style style:name="ce36" style:family="table-cell" style:parent-style-name="Default">
      <style:table-cell-properties fo:border-bottom="none" fo:background-color="#ffff00" style:text-align-source="fix" style:repeat-content="false" fo:border-left="none" fo:border-right="none" fo:border-top="0.99pt groove #000000"/>
      <style:paragraph-properties fo:text-align="end" fo:margin-left="0cm"/>
    </style:style>
    <style:style style:name="ce26" style:family="table-cell" style:parent-style-name="Default">
      <style:table-cell-properties fo:background-color="#f58220"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4" style:family="table-cell" style:parent-style-name="Default">
      <style:table-cell-properties fo:background-color="#f5822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3" table:default-cell-style-name="ce8"/>
        <table:table-column table:style-name="co2" table:default-cell-style-name="ce8"/>
        <table:table-column table:style-name="co1" table:number-columns-repeated="3" table:default-cell-style-name="ce8"/>
        <table:table-column table:style-name="co2" table:default-cell-style-name="ce8"/>
        <table:table-column table:style-name="co1" table:default-cell-style-name="Default"/>
        <table:table-column table:style-name="co3" table:default-cell-style-name="Default"/>
        <table:table-column table:style-name="co1" table:default-cell-style-name="ce35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Раскладка дисков на SD-карте</text:p>
          </table:table-cell>
          <table:covered-table-cell table:number-columns-repeated="10"/>
          <table:table-cell table:number-columns-repeated="53"/>
        </table:table-row>
        <table:table-row table:style-name="ro2">
          <table:table-cell table:style-name="ce2" table:number-columns-repeated="8"/>
          <table:table-cell table:style-name="ce13" table:number-columns-repeated="2"/>
          <table:table-cell table:style-name="ce15"/>
          <table:table-cell table:style-name="ce13" table:number-columns-repeated="51"/>
          <table:table-cell table:number-columns-repeated="2"/>
        </table:table-row>
        <table:table-row table:style-name="ro3">
          <table:table-cell table:style-name="ce6" office:value-type="string" calcext:value-type="string" table:number-columns-spanned="5" table:number-rows-spanned="1">
            <text:p>Рзмеры дисков:</text:p>
          </table:table-cell>
          <table:covered-table-cell table:number-columns-repeated="4" table:style-name="ce6"/>
          <table:table-cell table:style-name="ce6"/>
          <table:table-cell/>
          <table:table-cell table:style-name="ce6" table:number-columns-repeated="55"/>
          <table:table-cell table:number-columns-repeated="2"/>
        </table:table-row>
        <table:table-row table:style-name="ro3">
          <table:table-cell/>
          <table:table-cell table:style-name="ce35" office:value-type="string" calcext:value-type="string">
            <text:p>dec</text:p>
          </table:table-cell>
          <table:table-cell table:style-name="ce35" office:value-type="string" calcext:value-type="string">
            <text:p>oct</text:p>
          </table:table-cell>
          <table:table-cell table:style-name="ce35"/>
          <table:table-cell table:style-name="ce35" office:value-type="string" calcext:value-type="string">
            <text:p>hex</text:p>
          </table:table-cell>
          <table:table-cell/>
          <table:table-cell table:style-name="Default" office:value-type="string" calcext:value-type="string">
            <text:p>используется</text:p>
          </table:table-cell>
          <table:table-cell/>
          <table:table-cell table:style-name="ce35" office:value-type="string" calcext:value-type="string">
            <text:p>KB</text:p>
          </table:table-cell>
          <table:table-cell/>
          <table:table-cell office:value-type="string" calcext:value-type="string">
            <text:p>MB</text:p>
          </table:table-cell>
          <table:table-cell table:number-columns-repeated="53"/>
        </table:table-row>
        <table:table-row table:style-name="ro3">
          <table:table-cell table:style-name="ce5" office:value-type="string" calcext:value-type="string">
            <text:p>RK:</text:p>
          </table:table-cell>
          <table:table-cell table:style-name="ce5" office:value-type="float" office:value="6144" calcext:value-type="float">
            <text:p>6144</text:p>
          </table:table-cell>
          <table:table-cell table:style-name="ce5" table:formula="of:=DEC2OCT([.B5])" office:value-type="string" office:string-value="14000" calcext:value-type="string">
            <text:p>14000</text:p>
          </table:table-cell>
          <table:table-cell table:style-name="ce5"/>
          <table:table-cell table:style-name="ce5" table:formula="of:=DEC2HEX([.B5])" office:value-type="string" office:string-value="1800" calcext:value-type="string">
            <text:p>1800</text:p>
          </table:table-cell>
          <table:table-cell table:style-name="ce5"/>
          <table:table-cell table:style-name="ce35" office:value-type="float" office:value="4872" calcext:value-type="float">
            <text:p>4872</text:p>
          </table:table-cell>
          <table:table-cell table:style-name="ce5"/>
          <table:table-cell table:style-name="ce35" table:formula="of:=[.G5]/2" office:value-type="float" office:value="2436" calcext:value-type="float">
            <text:p>2436</text:p>
          </table:table-cell>
          <table:table-cell table:style-name="ce5"/>
          <table:table-cell table:formula="of:=[.I5]/1024" office:value-type="float" office:value="2.37890625" calcext:value-type="float">
            <text:p>2,37890625</text:p>
          </table:table-cell>
          <table:table-cell table:style-name="ce5" table:number-columns-repeated="51"/>
          <table:table-cell table:number-columns-repeated="2"/>
        </table:table-row>
        <table:table-row table:style-name="ro3">
          <table:table-cell table:style-name="ce5" office:value-type="string" calcext:value-type="string">
            <text:p>DW:</text:p>
          </table:table-cell>
          <table:table-cell table:style-name="ce5" office:value-type="float" office:value="131072" calcext:value-type="float">
            <text:p>131072</text:p>
          </table:table-cell>
          <table:table-cell table:style-name="ce5" table:formula="of:=DEC2OCT([.B6])" office:value-type="string" office:string-value="400000" calcext:value-type="string">
            <text:p>400000</text:p>
          </table:table-cell>
          <table:table-cell table:style-name="ce5"/>
          <table:table-cell table:style-name="ce5" table:formula="of:=DEC2HEX([.B6])" office:value-type="string" office:string-value="20000" calcext:value-type="string">
            <text:p>20000</text:p>
          </table:table-cell>
          <table:table-cell table:style-name="ce5"/>
          <table:table-cell table:style-name="ce35" table:formula="of:=16*8*1024" office:value-type="float" office:value="131072" calcext:value-type="float">
            <text:p>131072</text:p>
          </table:table-cell>
          <table:table-cell table:style-name="ce5"/>
          <table:table-cell table:style-name="ce35" table:formula="of:=[.G6]/2" office:value-type="float" office:value="65536" calcext:value-type="float">
            <text:p>65536</text:p>
          </table:table-cell>
          <table:table-cell table:style-name="ce5"/>
          <table:table-cell table:formula="of:=[.I6]/1024" office:value-type="float" office:value="64" calcext:value-type="float">
            <text:p>64</text:p>
          </table:table-cell>
          <table:table-cell table:style-name="ce5" table:number-columns-repeated="51"/>
          <table:table-cell table:number-columns-repeated="2"/>
        </table:table-row>
        <table:table-row table:style-name="ro3">
          <table:table-cell table:style-name="ce5" office:value-type="string" calcext:value-type="string">
            <text:p>DX:</text:p>
          </table:table-cell>
          <table:table-cell table:style-name="ce5" office:value-type="float" office:value="4096" calcext:value-type="float">
            <text:p>4096</text:p>
          </table:table-cell>
          <table:table-cell table:style-name="ce5" table:formula="of:=DEC2OCT([.B7])" office:value-type="string" office:string-value="10000" calcext:value-type="string">
            <text:p>10000</text:p>
          </table:table-cell>
          <table:table-cell table:style-name="ce5"/>
          <table:table-cell table:style-name="ce5" table:formula="of:=DEC2HEX([.B7])" office:value-type="string" office:string-value="1000" calcext:value-type="string">
            <text:p>1000</text:p>
          </table:table-cell>
          <table:table-cell/>
          <table:table-cell table:style-name="ce35" table:formula="of:=25*76/4" office:value-type="float" office:value="475" calcext:value-type="float">
            <text:p>475</text:p>
          </table:table-cell>
          <table:table-cell/>
          <table:table-cell table:style-name="ce35" table:formula="of:=[.G7]/2" office:value-type="float" office:value="237.5" calcext:value-type="float">
            <text:p>237,5</text:p>
          </table:table-cell>
          <table:table-cell/>
          <table:table-cell table:formula="of:=[.I7]/1024" office:value-type="float" office:value="0.23193359375" calcext:value-type="float">
            <text:p>0,23193359375</text:p>
          </table:table-cell>
          <table:table-cell table:number-columns-repeated="53"/>
        </table:table-row>
        <table:table-row table:style-name="ro3">
          <table:table-cell table:style-name="ce5" office:value-type="string" calcext:value-type="string">
            <text:p>MY:</text:p>
          </table:table-cell>
          <table:table-cell table:style-name="ce5" office:value-type="float" office:value="2048" calcext:value-type="float">
            <text:p>2048</text:p>
          </table:table-cell>
          <table:table-cell table:style-name="ce5" table:formula="of:=DEC2OCT([.B8])" office:value-type="string" office:string-value="4000" calcext:value-type="string">
            <text:p>4000</text:p>
          </table:table-cell>
          <table:table-cell table:style-name="ce5"/>
          <table:table-cell table:style-name="ce5" table:formula="of:=DEC2HEX([.B8])" office:value-type="string" office:string-value="800" calcext:value-type="string">
            <text:p>800</text:p>
          </table:table-cell>
          <table:table-cell/>
          <table:table-cell table:style-name="ce35" office:value-type="float" office:value="1600" calcext:value-type="float">
            <text:p>1600</text:p>
          </table:table-cell>
          <table:table-cell/>
          <table:table-cell table:style-name="ce35" table:formula="of:=[.G8]/2" office:value-type="float" office:value="800" calcext:value-type="float">
            <text:p>800</text:p>
          </table:table-cell>
          <table:table-cell/>
          <table:table-cell table:formula="of:=[.I8]/1024" office:value-type="float" office:value="0.78125" calcext:value-type="float">
            <text:p>0,78125</text:p>
          </table:table-cell>
          <table:table-cell table:number-columns-repeated="53"/>
        </table:table-row>
        <table:table-row table:style-name="ro3">
          <table:table-cell table:style-name="ce5" office:value-type="string" calcext:value-type="string">
            <text:p>DB:</text:p>
          </table:table-cell>
          <table:table-cell table:style-name="ce5" office:value-type="float" office:value="393216" calcext:value-type="float">
            <text:p>393216</text:p>
          </table:table-cell>
          <table:table-cell table:style-name="ce5" table:formula="of:=DEC2OCT([.B9])" office:value-type="string" office:string-value="1400000" calcext:value-type="string">
            <text:p>1400000</text:p>
          </table:table-cell>
          <table:table-cell table:style-name="ce5"/>
          <table:table-cell table:style-name="ce5" table:formula="of:=DEC2HEX([.B9])" office:value-type="string" office:string-value="60000" calcext:value-type="string">
            <text:p>60000</text:p>
          </table:table-cell>
          <table:table-cell table:style-name="ce5"/>
          <table:table-cell table:style-name="ce35" table:formula="of:=22*19*816" office:value-type="float" office:value="341088" calcext:value-type="float">
            <text:p>341088</text:p>
          </table:table-cell>
          <table:table-cell table:style-name="ce5"/>
          <table:table-cell table:style-name="ce35" table:formula="of:=[.G9]/2" office:value-type="float" office:value="170544" calcext:value-type="float">
            <text:p>170544</text:p>
          </table:table-cell>
          <table:table-cell table:style-name="ce35"/>
          <table:table-cell table:formula="of:=[.I9]/1024" office:value-type="float" office:value="166.546875" calcext:value-type="float">
            <text:p>166,546875</text:p>
          </table:table-cell>
          <table:table-cell table:style-name="ce5" table:number-columns-repeated="53"/>
        </table:table-row>
        <table:table-row table:style-name="ro3">
          <table:table-cell table:style-name="ce5" office:value-type="string" calcext:value-type="string">
            <text:p>DM:</text:p>
          </table:table-cell>
          <table:table-cell table:style-name="ce5" office:value-type="float" office:value="65536" calcext:value-type="float">
            <text:p>65536</text:p>
          </table:table-cell>
          <table:table-cell table:style-name="ce5" table:formula="of:=DEC2OCT([.B10])" office:value-type="string" office:string-value="200000" calcext:value-type="string">
            <text:p>200000</text:p>
          </table:table-cell>
          <table:table-cell table:style-name="ce5"/>
          <table:table-cell table:style-name="ce5" table:formula="of:=DEC2HEX([.B10])" office:value-type="string" office:string-value="10000" calcext:value-type="string">
            <text:p>10000</text:p>
          </table:table-cell>
          <table:table-cell table:style-name="ce5"/>
          <table:table-cell table:style-name="ce35" office:value-type="float" office:value="53790" calcext:value-type="float">
            <text:p>53790</text:p>
          </table:table-cell>
          <table:table-cell table:style-name="ce5"/>
          <table:table-cell table:style-name="ce35" table:formula="of:=[.G10]/2" office:value-type="float" office:value="26895" calcext:value-type="float">
            <text:p>26895</text:p>
          </table:table-cell>
          <table:table-cell table:style-name="ce35"/>
          <table:table-cell table:formula="of:=[.I10]/1024" office:value-type="float" office:value="26.2646484375" calcext:value-type="float">
            <text:p>26,2646484375</text:p>
          </table:table-cell>
          <table:table-cell table:style-name="ce5" table:number-columns-repeated="53"/>
        </table:table-row>
        <table:table-row table:style-name="ro4">
          <table:table-cell table:style-name="ce2" table:number-columns-repeated="8"/>
          <table:table-cell table:style-name="ce13" table:number-columns-repeated="2"/>
          <table:table-cell table:style-name="ce15"/>
          <table:table-cell table:style-name="ce13" table:number-columns-repeated="51"/>
          <table:table-cell table:number-columns-repeated="2"/>
        </table:table-row>
        <table:table-row table:style-name="ro5">
          <table:table-cell table:style-name="ce16" office:value-type="string" calcext:value-type="string" table:number-columns-spanned="3" table:number-rows-spanned="1">
            <text:p>Start</text:p>
          </table:table-cell>
          <table:covered-table-cell table:number-columns-repeated="2" table:style-name="ce16"/>
          <table:table-cell table:style-name="ce9"/>
          <table:table-cell table:style-name="ce16" office:value-type="string" calcext:value-type="string" table:number-columns-spanned="3" table:number-rows-spanned="1">
            <text:p>End</text:p>
          </table:table-cell>
          <table:covered-table-cell table:number-columns-repeated="2" table:style-name="ce16"/>
          <table:table-cell table:style-name="ce9"/>
          <table:table-cell table:style-name="ce14" office:value-type="string" calcext:value-type="string">
            <text:p>Размер</text:p>
          </table:table-cell>
          <table:table-cell table:style-name="ce30"/>
          <table:table-cell table:style-name="ce16"/>
          <table:table-cell table:style-name="ce14" table:number-columns-repeated="51"/>
          <table:table-cell table:number-columns-repeated="2"/>
        </table:table-row>
        <table:table-row table:style-name="ro6"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oct</text:p>
          </table:table-cell>
          <table:table-cell table:style-name="ce7" office:value-type="string" calcext:value-type="string">
            <text:p>dec</text:p>
          </table:table-cell>
          <table:table-cell table:style-name="ce10"/>
          <table:table-cell table:style-name="ce7" office:value-type="string" calcext:value-type="string">
            <text:p>hex</text:p>
          </table:table-cell>
          <table:table-cell table:style-name="ce7" office:value-type="string" calcext:value-type="string">
            <text:p>oct</text:p>
          </table:table-cell>
          <table:table-cell table:style-name="ce7" office:value-type="string" calcext:value-type="string">
            <text:p>dec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52"/>
          <table:table-cell table:number-columns-repeated="2"/>
        </table:table-row>
        <table:table-row table:style-name="ro7">
          <table:table-cell table:style-name="ce18" office:value-type="string" calcext:value-type="string" table:number-columns-spanned="11" table:number-rows-spanned="1">
            <text:p>БАНК 0</text:p>
          </table:table-cell>
          <table:covered-table-cell table:number-columns-repeated="2"/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31"/>
          <table:covered-table-cell/>
          <table:table-cell table:number-columns-repeated="53"/>
        </table:table-row>
        <table:table-row table:style-name="ro3">
          <table:table-cell table:number-columns-repeated="3" table:style-name="ce5" office:value-type="float" office:value="0" calcext:value-type="float">
            <text:p>0</text:p>
          </table:table-cell>
          <table:table-cell table:style-name="ce12"/>
          <table:table-cell table:style-name="ce5" table:formula="of:=DEC2HEX([.G15])" office:value-type="string" office:string-value="17FF" calcext:value-type="string">
            <text:p>17FF</text:p>
          </table:table-cell>
          <table:table-cell table:style-name="ce5" table:formula="of:=DEC2OCT([.G15])" office:value-type="string" office:string-value="13777" calcext:value-type="string">
            <text:p>13777</text:p>
          </table:table-cell>
          <table:table-cell table:style-name="ce5" table:formula="of:=[.C15]+[.I15]-1" office:value-type="float" office:value="6143" calcext:value-type="float">
            <text:p>614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0</text:p>
          </table:table-cell>
          <table:table-cell table:number-columns-repeated="53"/>
        </table:table-row>
        <table:table-row table:style-name="ro3">
          <table:table-cell table:style-name="ce5" table:formula="of:=DEC2HEX([.C16])" office:value-type="string" office:string-value="1800" calcext:value-type="string">
            <text:p>1800</text:p>
          </table:table-cell>
          <table:table-cell table:style-name="ce5" table:formula="of:=DEC2OCT([.C16])" office:value-type="string" office:string-value="14000" calcext:value-type="string">
            <text:p>14000</text:p>
          </table:table-cell>
          <table:table-cell table:style-name="ce5" table:formula="of:=[.C15]+[.I15]" office:value-type="float" office:value="6144" calcext:value-type="float">
            <text:p>6144</text:p>
          </table:table-cell>
          <table:table-cell table:style-name="ce12"/>
          <table:table-cell table:style-name="ce5" table:formula="of:=DEC2HEX([.G16])" office:value-type="string" office:string-value="2FFF" calcext:value-type="string">
            <text:p>2FFF</text:p>
          </table:table-cell>
          <table:table-cell table:style-name="ce5" table:formula="of:=DEC2OCT([.G16])" office:value-type="string" office:string-value="27777" calcext:value-type="string">
            <text:p>27777</text:p>
          </table:table-cell>
          <table:table-cell table:style-name="ce5" table:formula="of:=[.C16]+[.I16]-1" office:value-type="float" office:value="12287" calcext:value-type="float">
            <text:p>1228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1</text:p>
          </table:table-cell>
          <table:table-cell table:number-columns-repeated="53"/>
        </table:table-row>
        <table:table-row table:style-name="ro3">
          <table:table-cell table:style-name="ce5" table:formula="of:=DEC2HEX([.C17])" office:value-type="string" office:string-value="3000" calcext:value-type="string">
            <text:p>3000</text:p>
          </table:table-cell>
          <table:table-cell table:style-name="ce5" table:formula="of:=DEC2OCT([.C17])" office:value-type="string" office:string-value="30000" calcext:value-type="string">
            <text:p>30000</text:p>
          </table:table-cell>
          <table:table-cell table:style-name="ce5" table:formula="of:=[.C16]+[.I16]" office:value-type="float" office:value="12288" calcext:value-type="float">
            <text:p>12288</text:p>
          </table:table-cell>
          <table:table-cell table:style-name="ce12"/>
          <table:table-cell table:style-name="ce5" table:formula="of:=DEC2HEX([.G17])" office:value-type="string" office:string-value="47FF" calcext:value-type="string">
            <text:p>47FF</text:p>
          </table:table-cell>
          <table:table-cell table:style-name="ce5" table:formula="of:=DEC2OCT([.G17])" office:value-type="string" office:string-value="43777" calcext:value-type="string">
            <text:p>43777</text:p>
          </table:table-cell>
          <table:table-cell table:style-name="ce5" table:formula="of:=[.C17]+[.I17]-1" office:value-type="float" office:value="18431" calcext:value-type="float">
            <text:p>1843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2</text:p>
          </table:table-cell>
          <table:table-cell table:number-columns-repeated="53"/>
        </table:table-row>
        <table:table-row table:style-name="ro3">
          <table:table-cell table:style-name="ce5" table:formula="of:=DEC2HEX([.C18])" office:value-type="string" office:string-value="4800" calcext:value-type="string">
            <text:p>4800</text:p>
          </table:table-cell>
          <table:table-cell table:style-name="ce5" table:formula="of:=DEC2OCT([.C18])" office:value-type="string" office:string-value="44000" calcext:value-type="string">
            <text:p>44000</text:p>
          </table:table-cell>
          <table:table-cell table:style-name="ce5" table:formula="of:=[.C17]+[.I17]" office:value-type="float" office:value="18432" calcext:value-type="float">
            <text:p>18432</text:p>
          </table:table-cell>
          <table:table-cell table:style-name="ce12"/>
          <table:table-cell table:style-name="ce5" table:formula="of:=DEC2HEX([.G18])" office:value-type="string" office:string-value="5FFF" calcext:value-type="string">
            <text:p>5FFF</text:p>
          </table:table-cell>
          <table:table-cell table:style-name="ce5" table:formula="of:=DEC2OCT([.G18])" office:value-type="string" office:string-value="57777" calcext:value-type="string">
            <text:p>57777</text:p>
          </table:table-cell>
          <table:table-cell table:style-name="ce5" table:formula="of:=[.C18]+[.I18]-1" office:value-type="float" office:value="24575" calcext:value-type="float">
            <text:p>2457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3</text:p>
          </table:table-cell>
          <table:table-cell table:number-columns-repeated="53"/>
        </table:table-row>
        <table:table-row table:style-name="ro3">
          <table:table-cell table:style-name="ce5" table:formula="of:=DEC2HEX([.C19])" office:value-type="string" office:string-value="6000" calcext:value-type="string">
            <text:p>6000</text:p>
          </table:table-cell>
          <table:table-cell table:style-name="ce5" table:formula="of:=DEC2OCT([.C19])" office:value-type="string" office:string-value="60000" calcext:value-type="string">
            <text:p>60000</text:p>
          </table:table-cell>
          <table:table-cell table:style-name="ce5" table:formula="of:=[.C18]+[.I18]" office:value-type="float" office:value="24576" calcext:value-type="float">
            <text:p>24576</text:p>
          </table:table-cell>
          <table:table-cell table:style-name="ce12"/>
          <table:table-cell table:style-name="ce5" table:formula="of:=DEC2HEX([.G19])" office:value-type="string" office:string-value="77FF" calcext:value-type="string">
            <text:p>77FF</text:p>
          </table:table-cell>
          <table:table-cell table:style-name="ce5" table:formula="of:=DEC2OCT([.G19])" office:value-type="string" office:string-value="73777" calcext:value-type="string">
            <text:p>73777</text:p>
          </table:table-cell>
          <table:table-cell table:style-name="ce5" table:formula="of:=[.C19]+[.I19]-1" office:value-type="float" office:value="30719" calcext:value-type="float">
            <text:p>3071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4</text:p>
          </table:table-cell>
          <table:table-cell table:number-columns-repeated="53"/>
        </table:table-row>
        <table:table-row table:style-name="ro3">
          <table:table-cell table:style-name="ce5" table:formula="of:=DEC2HEX([.C20])" office:value-type="string" office:string-value="7800" calcext:value-type="string">
            <text:p>7800</text:p>
          </table:table-cell>
          <table:table-cell table:style-name="ce5" table:formula="of:=DEC2OCT([.C20])" office:value-type="string" office:string-value="74000" calcext:value-type="string">
            <text:p>74000</text:p>
          </table:table-cell>
          <table:table-cell table:style-name="ce5" table:formula="of:=[.C19]+[.I19]" office:value-type="float" office:value="30720" calcext:value-type="float">
            <text:p>30720</text:p>
          </table:table-cell>
          <table:table-cell table:style-name="ce12"/>
          <table:table-cell table:style-name="ce5" table:formula="of:=DEC2HEX([.G20])" office:value-type="string" office:string-value="8FFF" calcext:value-type="string">
            <text:p>8FFF</text:p>
          </table:table-cell>
          <table:table-cell table:style-name="ce5" table:formula="of:=DEC2OCT([.G20])" office:value-type="string" office:string-value="107777" calcext:value-type="string">
            <text:p>107777</text:p>
          </table:table-cell>
          <table:table-cell table:style-name="ce5" table:formula="of:=[.C20]+[.I20]-1" office:value-type="float" office:value="36863" calcext:value-type="float">
            <text:p>3686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5</text:p>
          </table:table-cell>
          <table:table-cell table:number-columns-repeated="53"/>
        </table:table-row>
        <table:table-row table:style-name="ro3">
          <table:table-cell table:style-name="ce5" table:formula="of:=DEC2HEX([.C21])" office:value-type="string" office:string-value="9000" calcext:value-type="string">
            <text:p>9000</text:p>
          </table:table-cell>
          <table:table-cell table:style-name="ce5" table:formula="of:=DEC2OCT([.C21])" office:value-type="string" office:string-value="110000" calcext:value-type="string">
            <text:p>110000</text:p>
          </table:table-cell>
          <table:table-cell table:style-name="ce5" table:formula="of:=[.C20]+[.I20]" office:value-type="float" office:value="36864" calcext:value-type="float">
            <text:p>36864</text:p>
          </table:table-cell>
          <table:table-cell table:style-name="ce12"/>
          <table:table-cell table:style-name="ce5" table:formula="of:=DEC2HEX([.G21])" office:value-type="string" office:string-value="A7FF" calcext:value-type="string">
            <text:p>A7FF</text:p>
          </table:table-cell>
          <table:table-cell table:style-name="ce5" table:formula="of:=DEC2OCT([.G21])" office:value-type="string" office:string-value="123777" calcext:value-type="string">
            <text:p>123777</text:p>
          </table:table-cell>
          <table:table-cell table:style-name="ce5" table:formula="of:=[.C21]+[.I21]-1" office:value-type="float" office:value="43007" calcext:value-type="float">
            <text:p>4300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6</text:p>
          </table:table-cell>
          <table:table-cell table:number-columns-repeated="53"/>
        </table:table-row>
        <table:table-row table:style-name="ro3">
          <table:table-cell table:style-name="ce19" table:formula="of:=DEC2HEX([.C22])" office:value-type="string" office:string-value="A800" calcext:value-type="string">
            <text:p>A800</text:p>
          </table:table-cell>
          <table:table-cell table:style-name="ce19" table:formula="of:=DEC2OCT([.C22])" office:value-type="string" office:string-value="124000" calcext:value-type="string">
            <text:p>124000</text:p>
          </table:table-cell>
          <table:table-cell table:style-name="ce19" table:formula="of:=[.C21]+[.I21]" office:value-type="float" office:value="43008" calcext:value-type="float">
            <text:p>43008</text:p>
          </table:table-cell>
          <table:table-cell table:style-name="ce27"/>
          <table:table-cell table:style-name="ce19" table:formula="of:=DEC2HEX([.G22])" office:value-type="string" office:string-value="BFFF" calcext:value-type="string">
            <text:p>BFFF</text:p>
          </table:table-cell>
          <table:table-cell table:style-name="ce19" table:formula="of:=DEC2OCT([.G22])" office:value-type="string" office:string-value="137777" calcext:value-type="string">
            <text:p>137777</text:p>
          </table:table-cell>
          <table:table-cell table:style-name="ce19" table:formula="of:=[.C22]+[.I22]-1" office:value-type="float" office:value="49151" calcext:value-type="float">
            <text:p>49151</text:p>
          </table:table-cell>
          <table:table-cell table:style-name="ce27"/>
          <table:table-cell table:style-name="ce19" table:formula="of:=[.$B$5]" office:value-type="float" office:value="6144" calcext:value-type="float">
            <text:p>6144</text:p>
          </table:table-cell>
          <table:table-cell table:style-name="ce27"/>
          <table:table-cell table:style-name="ce33" office:value-type="string" calcext:value-type="string">
            <text:p>RK7</text:p>
          </table:table-cell>
          <table:table-cell table:number-columns-repeated="53"/>
        </table:table-row>
        <table:table-row table:style-name="ro3">
          <table:table-cell table:style-name="ce19" table:formula="of:=DEC2HEX([.C23])" office:value-type="string" office:string-value="C000" calcext:value-type="string">
            <text:p>C000</text:p>
          </table:table-cell>
          <table:table-cell table:style-name="ce19" table:formula="of:=DEC2OCT([.C23])" office:value-type="string" office:string-value="140000" calcext:value-type="string">
            <text:p>140000</text:p>
          </table:table-cell>
          <table:table-cell table:style-name="ce19" table:formula="of:=[.G22]+1" office:value-type="float" office:value="49152" calcext:value-type="float">
            <text:p>49152</text:p>
          </table:table-cell>
          <table:table-cell table:style-name="ce27"/>
          <table:table-cell table:style-name="ce19" table:formula="of:=DEC2HEX([.G23])" office:value-type="string" office:string-value="2BFFF" calcext:value-type="string">
            <text:p>2BFFF</text:p>
          </table:table-cell>
          <table:table-cell table:style-name="ce19" table:formula="of:=DEC2OCT([.G23])" office:value-type="string" office:string-value="537777" calcext:value-type="string">
            <text:p>537777</text:p>
          </table:table-cell>
          <table:table-cell table:style-name="ce19" table:formula="of:=[.C23]+[.I23]-1" office:value-type="float" office:value="180223" calcext:value-type="float">
            <text:p>180223</text:p>
          </table:table-cell>
          <table:table-cell table:style-name="ce27"/>
          <table:table-cell table:style-name="ce19" table:formula="of:=[.$B$6]" office:value-type="float" office:value="131072" calcext:value-type="float">
            <text:p>131072</text:p>
          </table:table-cell>
          <table:table-cell table:style-name="ce27"/>
          <table:table-cell table:style-name="ce33" office:value-type="string" calcext:value-type="string">
            <text:p>DW</text:p>
          </table:table-cell>
          <table:table-cell table:number-columns-repeated="53"/>
        </table:table-row>
        <table:table-row table:style-name="ro3">
          <table:table-cell table:style-name="ce5" table:formula="of:=DEC2HEX([.C24])" office:value-type="string" office:string-value="2C000" calcext:value-type="string">
            <text:p>2C000</text:p>
          </table:table-cell>
          <table:table-cell table:style-name="ce5" table:formula="of:=DEC2OCT([.C24])" office:value-type="string" office:string-value="540000" calcext:value-type="string">
            <text:p>540000</text:p>
          </table:table-cell>
          <table:table-cell table:style-name="ce5" table:formula="of:=[.G23]+1" office:value-type="float" office:value="180224" calcext:value-type="float">
            <text:p>180224</text:p>
          </table:table-cell>
          <table:table-cell table:style-name="ce12"/>
          <table:table-cell table:style-name="ce5" table:formula="of:=DEC2HEX([.G24])" office:value-type="string" office:string-value="2CFFF" calcext:value-type="string">
            <text:p>2CFFF</text:p>
          </table:table-cell>
          <table:table-cell table:style-name="ce5" table:formula="of:=DEC2OCT([.G24])" office:value-type="string" office:string-value="547777" calcext:value-type="string">
            <text:p>547777</text:p>
          </table:table-cell>
          <table:table-cell table:style-name="ce5" table:formula="of:=[.C24]+[.I24]-1" office:value-type="float" office:value="184319" calcext:value-type="float">
            <text:p>184319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0</text:p>
          </table:table-cell>
          <table:table-cell table:number-columns-repeated="53"/>
        </table:table-row>
        <table:table-row table:style-name="ro3">
          <table:table-cell table:style-name="ce19" table:formula="of:=DEC2HEX([.C25])" office:value-type="string" office:string-value="2D000" calcext:value-type="string">
            <text:p>2D000</text:p>
          </table:table-cell>
          <table:table-cell table:style-name="ce19" table:formula="of:=DEC2OCT([.C25])" office:value-type="string" office:string-value="550000" calcext:value-type="string">
            <text:p>550000</text:p>
          </table:table-cell>
          <table:table-cell table:style-name="ce19" table:formula="of:=[.G24]+1" office:value-type="float" office:value="184320" calcext:value-type="float">
            <text:p>184320</text:p>
          </table:table-cell>
          <table:table-cell table:style-name="ce27"/>
          <table:table-cell table:style-name="ce19" table:formula="of:=DEC2HEX([.G25])" office:value-type="string" office:string-value="2DFFF" calcext:value-type="string">
            <text:p>2DFFF</text:p>
          </table:table-cell>
          <table:table-cell table:style-name="ce19" table:formula="of:=DEC2OCT([.G25])" office:value-type="string" office:string-value="557777" calcext:value-type="string">
            <text:p>557777</text:p>
          </table:table-cell>
          <table:table-cell table:style-name="ce19" table:formula="of:=[.C25]+[.I25]-1" office:value-type="float" office:value="188415" calcext:value-type="float">
            <text:p>188415</text:p>
          </table:table-cell>
          <table:table-cell table:style-name="ce27"/>
          <table:table-cell table:style-name="ce19" table:formula="of:=[.$B$7]" office:value-type="float" office:value="4096" calcext:value-type="float">
            <text:p>4096</text:p>
          </table:table-cell>
          <table:table-cell table:style-name="ce27"/>
          <table:table-cell table:style-name="ce33" office:value-type="string" calcext:value-type="string">
            <text:p>DX1</text:p>
          </table:table-cell>
          <table:table-cell table:number-columns-repeated="53"/>
        </table:table-row>
        <table:table-row table:style-name="ro3">
          <table:table-cell table:style-name="ce5" table:formula="of:=DEC2HEX([.C26])" office:value-type="string" office:string-value="2E000" calcext:value-type="string">
            <text:p>2E000</text:p>
          </table:table-cell>
          <table:table-cell table:style-name="ce5" table:formula="of:=DEC2OCT([.C26])" office:value-type="string" office:string-value="560000" calcext:value-type="string">
            <text:p>560000</text:p>
          </table:table-cell>
          <table:table-cell table:style-name="ce5" table:formula="of:=[.G25]+1" office:value-type="float" office:value="188416" calcext:value-type="float">
            <text:p>188416</text:p>
          </table:table-cell>
          <table:table-cell table:style-name="ce12"/>
          <table:table-cell table:style-name="ce5" table:formula="of:=DEC2HEX([.G26])" office:value-type="string" office:string-value="2E7FF" calcext:value-type="string">
            <text:p>2E7FF</text:p>
          </table:table-cell>
          <table:table-cell table:style-name="ce5" table:formula="of:=DEC2OCT([.G26])" office:value-type="string" office:string-value="563777" calcext:value-type="string">
            <text:p>563777</text:p>
          </table:table-cell>
          <table:table-cell table:style-name="ce5" table:formula="of:=[.C26]+[.I26]-1" office:value-type="float" office:value="190463" calcext:value-type="float">
            <text:p>190463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0</text:p>
          </table:table-cell>
          <table:table-cell table:number-columns-repeated="53"/>
        </table:table-row>
        <table:table-row table:style-name="ro3">
          <table:table-cell table:style-name="ce5" table:formula="of:=DEC2HEX([.C27])" office:value-type="string" office:string-value="2E800" calcext:value-type="string">
            <text:p>2E800</text:p>
          </table:table-cell>
          <table:table-cell table:style-name="ce5" table:formula="of:=DEC2OCT([.C27])" office:value-type="string" office:string-value="564000" calcext:value-type="string">
            <text:p>564000</text:p>
          </table:table-cell>
          <table:table-cell table:style-name="ce5" table:formula="of:=[.G26]+1" office:value-type="float" office:value="190464" calcext:value-type="float">
            <text:p>190464</text:p>
          </table:table-cell>
          <table:table-cell table:style-name="ce12"/>
          <table:table-cell table:style-name="ce5" table:formula="of:=DEC2HEX([.G27])" office:value-type="string" office:string-value="2EFFF" calcext:value-type="string">
            <text:p>2EFFF</text:p>
          </table:table-cell>
          <table:table-cell table:style-name="ce5" table:formula="of:=DEC2OCT([.G27])" office:value-type="string" office:string-value="567777" calcext:value-type="string">
            <text:p>567777</text:p>
          </table:table-cell>
          <table:table-cell table:style-name="ce5" table:formula="of:=[.C27]+[.I27]-1" office:value-type="float" office:value="192511" calcext:value-type="float">
            <text:p>192511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1</text:p>
          </table:table-cell>
          <table:table-cell table:number-columns-repeated="53"/>
        </table:table-row>
        <table:table-row table:style-name="ro3">
          <table:table-cell table:style-name="ce5" table:formula="of:=DEC2HEX([.C28])" office:value-type="string" office:string-value="2F000" calcext:value-type="string">
            <text:p>2F000</text:p>
          </table:table-cell>
          <table:table-cell table:style-name="ce5" table:formula="of:=DEC2OCT([.C28])" office:value-type="string" office:string-value="570000" calcext:value-type="string">
            <text:p>570000</text:p>
          </table:table-cell>
          <table:table-cell table:style-name="ce5" table:formula="of:=[.G27]+1" office:value-type="float" office:value="192512" calcext:value-type="float">
            <text:p>192512</text:p>
          </table:table-cell>
          <table:table-cell table:style-name="ce12"/>
          <table:table-cell table:style-name="ce5" table:formula="of:=DEC2HEX([.G28])" office:value-type="string" office:string-value="2F7FF" calcext:value-type="string">
            <text:p>2F7FF</text:p>
          </table:table-cell>
          <table:table-cell table:style-name="ce5" table:formula="of:=DEC2OCT([.G28])" office:value-type="string" office:string-value="573777" calcext:value-type="string">
            <text:p>573777</text:p>
          </table:table-cell>
          <table:table-cell table:style-name="ce5" table:formula="of:=[.C28]+[.I28]-1" office:value-type="float" office:value="194559" calcext:value-type="float">
            <text:p>194559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2</text:p>
          </table:table-cell>
          <table:table-cell table:number-columns-repeated="53"/>
        </table:table-row>
        <table:table-row table:style-name="ro3">
          <table:table-cell table:style-name="ce5" table:formula="of:=DEC2HEX([.C29])" office:value-type="string" office:string-value="2F800" calcext:value-type="string">
            <text:p>2F800</text:p>
          </table:table-cell>
          <table:table-cell table:style-name="ce5" table:formula="of:=DEC2OCT([.C29])" office:value-type="string" office:string-value="574000" calcext:value-type="string">
            <text:p>574000</text:p>
          </table:table-cell>
          <table:table-cell table:style-name="ce5" table:formula="of:=[.G28]+1" office:value-type="float" office:value="194560" calcext:value-type="float">
            <text:p>194560</text:p>
          </table:table-cell>
          <table:table-cell table:style-name="ce12"/>
          <table:table-cell table:style-name="ce5" table:formula="of:=DEC2HEX([.G29])" office:value-type="string" office:string-value="2FFFF" calcext:value-type="string">
            <text:p>2FFFF</text:p>
          </table:table-cell>
          <table:table-cell table:style-name="ce5" table:formula="of:=DEC2OCT([.G29])" office:value-type="string" office:string-value="577777" calcext:value-type="string">
            <text:p>577777</text:p>
          </table:table-cell>
          <table:table-cell table:style-name="ce5" table:formula="of:=[.C29]+[.I29]-1" office:value-type="float" office:value="196607" calcext:value-type="float">
            <text:p>196607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3</text:p>
          </table:table-cell>
          <table:table-cell table:number-columns-repeated="53"/>
        </table:table-row>
        <table:table-row table:style-name="ro3">
          <table:table-cell table:style-name="ce22" table:formula="of:=DEC2HEX([.C30])" office:value-type="string" office:string-value="30000" calcext:value-type="string">
            <text:p>30000</text:p>
          </table:table-cell>
          <table:table-cell table:style-name="ce22" table:formula="of:=DEC2OCT([.C30])" office:value-type="string" office:string-value="600000" calcext:value-type="string">
            <text:p>600000</text:p>
          </table:table-cell>
          <table:table-cell table:style-name="ce22" table:formula="of:=[.G29]+1" office:value-type="float" office:value="196608" calcext:value-type="float">
            <text:p>196608</text:p>
          </table:table-cell>
          <table:table-cell table:style-name="ce36"/>
          <table:table-cell table:style-name="ce22" table:formula="of:=DEC2HEX([.G30])" office:value-type="string" office:string-value="8FFFF" calcext:value-type="string">
            <text:p>8FFFF</text:p>
          </table:table-cell>
          <table:table-cell table:style-name="ce22" table:formula="of:=DEC2OCT([.G30])" office:value-type="string" office:string-value="2177777" calcext:value-type="string">
            <text:p>2177777</text:p>
          </table:table-cell>
          <table:table-cell table:style-name="ce22" table:formula="of:=[.C30]+[.I30]-1" office:value-type="float" office:value="589823" calcext:value-type="float">
            <text:p>589823</text:p>
          </table:table-cell>
          <table:table-cell table:style-name="ce36"/>
          <table:table-cell table:style-name="ce22" table:formula="of:=[.$B$9]" office:value-type="float" office:value="393216" calcext:value-type="float">
            <text:p>393216</text:p>
          </table:table-cell>
          <table:table-cell table:style-name="ce36"/>
          <table:table-cell table:style-name="ce43" office:value-type="string" calcext:value-type="string">
            <text:p>DB0</text:p>
          </table:table-cell>
          <table:table-cell table:number-columns-repeated="53"/>
        </table:table-row>
        <table:table-row table:style-name="ro3">
          <table:table-cell table:style-name="ce5" table:formula="of:=DEC2HEX([.C31])" office:value-type="string" office:string-value="90000" calcext:value-type="string">
            <text:p>90000</text:p>
          </table:table-cell>
          <table:table-cell table:style-name="ce5" table:formula="of:=DEC2OCT([.C31])" office:value-type="string" office:string-value="2200000" calcext:value-type="string">
            <text:p>2200000</text:p>
          </table:table-cell>
          <table:table-cell table:style-name="ce5" table:formula="of:=[.G30]+1" office:value-type="float" office:value="589824" calcext:value-type="float">
            <text:p>589824</text:p>
          </table:table-cell>
          <table:table-cell table:style-name="ce12"/>
          <table:table-cell table:style-name="ce5" table:formula="of:=DEC2HEX([.G31])" office:value-type="string" office:string-value="EFFFF" calcext:value-type="string">
            <text:p>EFFFF</text:p>
          </table:table-cell>
          <table:table-cell table:style-name="ce5" table:formula="of:=DEC2OCT([.G31])" office:value-type="string" office:string-value="3577777" calcext:value-type="string">
            <text:p>3577777</text:p>
          </table:table-cell>
          <table:table-cell table:style-name="ce5" table:formula="of:=[.C31]+[.I31]-1" office:value-type="float" office:value="983039" calcext:value-type="float">
            <text:p>983039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1</text:p>
          </table:table-cell>
          <table:table-cell table:number-columns-repeated="53"/>
        </table:table-row>
        <table:table-row table:style-name="ro3">
          <table:table-cell table:style-name="ce5" table:formula="of:=DEC2HEX([.C32])" office:value-type="string" office:string-value="F0000" calcext:value-type="string">
            <text:p>F0000</text:p>
          </table:table-cell>
          <table:table-cell table:style-name="ce5" table:formula="of:=DEC2OCT([.C32])" office:value-type="string" office:string-value="3600000" calcext:value-type="string">
            <text:p>3600000</text:p>
          </table:table-cell>
          <table:table-cell table:style-name="ce5" table:formula="of:=[.G31]+1" office:value-type="float" office:value="983040" calcext:value-type="float">
            <text:p>983040</text:p>
          </table:table-cell>
          <table:table-cell table:style-name="ce12"/>
          <table:table-cell table:style-name="ce5" table:formula="of:=DEC2HEX([.G32])" office:value-type="string" office:string-value="14FFFF" calcext:value-type="string">
            <text:p>14FFFF</text:p>
          </table:table-cell>
          <table:table-cell table:style-name="ce5" table:formula="of:=DEC2OCT([.G32])" office:value-type="string" office:string-value="5177777" calcext:value-type="string">
            <text:p>5177777</text:p>
          </table:table-cell>
          <table:table-cell table:style-name="ce5" table:formula="of:=[.C32]+[.I32]-1" office:value-type="float" office:value="1376255" calcext:value-type="float">
            <text:p>1376255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2</text:p>
          </table:table-cell>
          <table:table-cell table:number-columns-repeated="53"/>
        </table:table-row>
        <table:table-row table:style-name="ro3">
          <table:table-cell table:style-name="ce5" table:formula="of:=DEC2HEX([.C33])" office:value-type="string" office:string-value="150000" calcext:value-type="string">
            <text:p>150000</text:p>
          </table:table-cell>
          <table:table-cell table:style-name="ce5" table:formula="of:=DEC2OCT([.C33])" office:value-type="string" office:string-value="5200000" calcext:value-type="string">
            <text:p>5200000</text:p>
          </table:table-cell>
          <table:table-cell table:style-name="ce5" table:formula="of:=[.G32]+1" office:value-type="float" office:value="1376256" calcext:value-type="float">
            <text:p>1376256</text:p>
          </table:table-cell>
          <table:table-cell table:style-name="ce12"/>
          <table:table-cell table:style-name="ce5" table:formula="of:=DEC2HEX([.G33])" office:value-type="string" office:string-value="1AFFFF" calcext:value-type="string">
            <text:p>1AFFFF</text:p>
          </table:table-cell>
          <table:table-cell table:style-name="ce5" table:formula="of:=DEC2OCT([.G33])" office:value-type="string" office:string-value="6577777" calcext:value-type="string">
            <text:p>6577777</text:p>
          </table:table-cell>
          <table:table-cell table:style-name="ce5" table:formula="of:=[.C33]+[.I33]-1" office:value-type="float" office:value="1769471" calcext:value-type="float">
            <text:p>1769471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3</text:p>
          </table:table-cell>
          <table:table-cell table:number-columns-repeated="53"/>
        </table:table-row>
        <table:table-row table:style-name="ro3">
          <table:table-cell table:style-name="ce5" table:formula="of:=DEC2HEX([.C34])" office:value-type="string" office:string-value="1B0000" calcext:value-type="string">
            <text:p>1B0000</text:p>
          </table:table-cell>
          <table:table-cell table:style-name="ce5" table:formula="of:=DEC2OCT([.C34])" office:value-type="string" office:string-value="6600000" calcext:value-type="string">
            <text:p>6600000</text:p>
          </table:table-cell>
          <table:table-cell table:style-name="ce5" table:formula="of:=[.G33]+1" office:value-type="float" office:value="1769472" calcext:value-type="float">
            <text:p>1769472</text:p>
          </table:table-cell>
          <table:table-cell table:style-name="ce12"/>
          <table:table-cell table:style-name="ce5" table:formula="of:=DEC2HEX([.G34])" office:value-type="string" office:string-value="20FFFF" calcext:value-type="string">
            <text:p>20FFFF</text:p>
          </table:table-cell>
          <table:table-cell table:style-name="ce5" table:formula="of:=DEC2OCT([.G34])" office:value-type="string" office:string-value="10177777" calcext:value-type="string">
            <text:p>10177777</text:p>
          </table:table-cell>
          <table:table-cell table:style-name="ce5" table:formula="of:=[.C34]+[.I34]-1" office:value-type="float" office:value="2162687" calcext:value-type="float">
            <text:p>2162687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4</text:p>
          </table:table-cell>
          <table:table-cell table:number-columns-repeated="53"/>
        </table:table-row>
        <table:table-row table:style-name="ro3">
          <table:table-cell table:style-name="ce5" table:formula="of:=DEC2HEX([.C35])" office:value-type="string" office:string-value="210000" calcext:value-type="string">
            <text:p>210000</text:p>
          </table:table-cell>
          <table:table-cell table:style-name="ce5" table:formula="of:=DEC2OCT([.C35])" office:value-type="string" office:string-value="10200000" calcext:value-type="string">
            <text:p>10200000</text:p>
          </table:table-cell>
          <table:table-cell table:style-name="ce5" table:formula="of:=[.G34]+1" office:value-type="float" office:value="2162688" calcext:value-type="float">
            <text:p>2162688</text:p>
          </table:table-cell>
          <table:table-cell table:style-name="ce12"/>
          <table:table-cell table:style-name="ce5" table:formula="of:=DEC2HEX([.G35])" office:value-type="string" office:string-value="26FFFF" calcext:value-type="string">
            <text:p>26FFFF</text:p>
          </table:table-cell>
          <table:table-cell table:style-name="ce5" table:formula="of:=DEC2OCT([.G35])" office:value-type="string" office:string-value="11577777" calcext:value-type="string">
            <text:p>11577777</text:p>
          </table:table-cell>
          <table:table-cell table:style-name="ce5" table:formula="of:=[.C35]+[.I35]-1" office:value-type="float" office:value="2555903" calcext:value-type="float">
            <text:p>2555903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5</text:p>
          </table:table-cell>
          <table:table-cell table:number-columns-repeated="53"/>
        </table:table-row>
        <table:table-row table:style-name="ro3">
          <table:table-cell table:style-name="ce5" table:formula="of:=DEC2HEX([.C36])" office:value-type="string" office:string-value="270000" calcext:value-type="string">
            <text:p>270000</text:p>
          </table:table-cell>
          <table:table-cell table:style-name="ce5" table:formula="of:=DEC2OCT([.C36])" office:value-type="string" office:string-value="11600000" calcext:value-type="string">
            <text:p>11600000</text:p>
          </table:table-cell>
          <table:table-cell table:style-name="ce5" table:formula="of:=[.G35]+1" office:value-type="float" office:value="2555904" calcext:value-type="float">
            <text:p>2555904</text:p>
          </table:table-cell>
          <table:table-cell table:style-name="ce12"/>
          <table:table-cell table:style-name="ce5" table:formula="of:=DEC2HEX([.G36])" office:value-type="string" office:string-value="2CFFFF" calcext:value-type="string">
            <text:p>2CFFFF</text:p>
          </table:table-cell>
          <table:table-cell table:style-name="ce5" table:formula="of:=DEC2OCT([.G36])" office:value-type="string" office:string-value="13177777" calcext:value-type="string">
            <text:p>13177777</text:p>
          </table:table-cell>
          <table:table-cell table:style-name="ce5" table:formula="of:=[.C36]+[.I36]-1" office:value-type="float" office:value="2949119" calcext:value-type="float">
            <text:p>2949119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6</text:p>
          </table:table-cell>
          <table:table-cell table:number-columns-repeated="53"/>
        </table:table-row>
        <table:table-row table:style-name="ro3">
          <table:table-cell table:style-name="ce5" table:formula="of:=DEC2HEX([.C37])" office:value-type="string" office:string-value="2D0000" calcext:value-type="string">
            <text:p>2D0000</text:p>
          </table:table-cell>
          <table:table-cell table:style-name="ce5" table:formula="of:=DEC2OCT([.C37])" office:value-type="string" office:string-value="13200000" calcext:value-type="string">
            <text:p>13200000</text:p>
          </table:table-cell>
          <table:table-cell table:style-name="ce5" table:formula="of:=[.G36]+1" office:value-type="float" office:value="2949120" calcext:value-type="float">
            <text:p>2949120</text:p>
          </table:table-cell>
          <table:table-cell table:style-name="ce12"/>
          <table:table-cell table:style-name="ce5" table:formula="of:=DEC2HEX([.G37])" office:value-type="string" office:string-value="32FFFF" calcext:value-type="string">
            <text:p>32FFFF</text:p>
          </table:table-cell>
          <table:table-cell table:style-name="ce5" table:formula="of:=DEC2OCT([.G37])" office:value-type="string" office:string-value="14577777" calcext:value-type="string">
            <text:p>14577777</text:p>
          </table:table-cell>
          <table:table-cell table:style-name="ce5" table:formula="of:=[.C37]+[.I37]-1" office:value-type="float" office:value="3342335" calcext:value-type="float">
            <text:p>3342335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7</text:p>
          </table:table-cell>
          <table:table-cell table:number-columns-repeated="53"/>
        </table:table-row>
        <table:table-row table:style-name="ro3">
          <table:table-cell table:style-name="ce22" table:formula="of:=DEC2HEX([.C38])" office:value-type="string" office:string-value="330000" calcext:value-type="string">
            <text:p>330000</text:p>
          </table:table-cell>
          <table:table-cell table:style-name="ce22" table:formula="of:=DEC2OCT([.C38])" office:value-type="string" office:string-value="14600000" calcext:value-type="string">
            <text:p>14600000</text:p>
          </table:table-cell>
          <table:table-cell table:style-name="ce22" table:formula="of:=[.G37]+1" office:value-type="float" office:value="3342336" calcext:value-type="float">
            <text:p>3342336</text:p>
          </table:table-cell>
          <table:table-cell table:style-name="ce36"/>
          <table:table-cell table:style-name="ce22" table:formula="of:=DEC2HEX([.G38])" office:value-type="string" office:string-value="33FFFF" calcext:value-type="string">
            <text:p>33FFFF</text:p>
          </table:table-cell>
          <table:table-cell table:style-name="ce22" table:formula="of:=DEC2OCT([.G38])" office:value-type="string" office:string-value="14777777" calcext:value-type="string">
            <text:p>14777777</text:p>
          </table:table-cell>
          <table:table-cell table:style-name="ce22" table:formula="of:=[.C38]+[.I38]-1" office:value-type="float" office:value="3407871" calcext:value-type="float">
            <text:p>3407871</text:p>
          </table:table-cell>
          <table:table-cell table:style-name="ce36"/>
          <table:table-cell table:style-name="ce22" table:formula="of:=[.$B$10]" office:value-type="float" office:value="65536" calcext:value-type="float">
            <text:p>65536</text:p>
          </table:table-cell>
          <table:table-cell table:style-name="ce36"/>
          <table:table-cell table:style-name="ce43" office:value-type="string" calcext:value-type="string">
            <text:p>DM0</text:p>
          </table:table-cell>
          <table:table-cell table:number-columns-repeated="53"/>
        </table:table-row>
        <table:table-row table:style-name="ro3">
          <table:table-cell table:style-name="ce28" table:formula="of:=DEC2HEX([.C39])" office:value-type="string" office:string-value="340000" calcext:value-type="string">
            <text:p>340000</text:p>
          </table:table-cell>
          <table:table-cell table:style-name="ce28" table:formula="of:=DEC2OCT([.C39])" office:value-type="string" office:string-value="15000000" calcext:value-type="string">
            <text:p>15000000</text:p>
          </table:table-cell>
          <table:table-cell table:style-name="ce28" table:formula="of:=[.G38]+1" office:value-type="float" office:value="3407872" calcext:value-type="float">
            <text:p>3407872</text:p>
          </table:table-cell>
          <table:table-cell table:style-name="ce12"/>
          <table:table-cell table:style-name="ce28" table:formula="of:=DEC2HEX([.G39])" office:value-type="string" office:string-value="34FFFF" calcext:value-type="string">
            <text:p>34FFFF</text:p>
          </table:table-cell>
          <table:table-cell table:style-name="ce28" table:formula="of:=DEC2OCT([.G39])" office:value-type="string" office:string-value="15177777" calcext:value-type="string">
            <text:p>15177777</text:p>
          </table:table-cell>
          <table:table-cell table:style-name="ce28" table:formula="of:=[.C39]+[.I39]-1" office:value-type="float" office:value="3473407" calcext:value-type="float">
            <text:p>3473407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1</text:p>
          </table:table-cell>
          <table:table-cell table:number-columns-repeated="53"/>
        </table:table-row>
        <table:table-row table:style-name="ro3">
          <table:table-cell table:style-name="ce28" table:formula="of:=DEC2HEX([.C40])" office:value-type="string" office:string-value="350000" calcext:value-type="string">
            <text:p>350000</text:p>
          </table:table-cell>
          <table:table-cell table:style-name="ce28" table:formula="of:=DEC2OCT([.C40])" office:value-type="string" office:string-value="15200000" calcext:value-type="string">
            <text:p>15200000</text:p>
          </table:table-cell>
          <table:table-cell table:style-name="ce28" table:formula="of:=[.G39]+1" office:value-type="float" office:value="3473408" calcext:value-type="float">
            <text:p>3473408</text:p>
          </table:table-cell>
          <table:table-cell table:style-name="ce12"/>
          <table:table-cell table:style-name="ce28" table:formula="of:=DEC2HEX([.G40])" office:value-type="string" office:string-value="35FFFF" calcext:value-type="string">
            <text:p>35FFFF</text:p>
          </table:table-cell>
          <table:table-cell table:style-name="ce28" table:formula="of:=DEC2OCT([.G40])" office:value-type="string" office:string-value="15377777" calcext:value-type="string">
            <text:p>15377777</text:p>
          </table:table-cell>
          <table:table-cell table:style-name="ce28" table:formula="of:=[.C40]+[.I40]-1" office:value-type="float" office:value="3538943" calcext:value-type="float">
            <text:p>3538943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2</text:p>
          </table:table-cell>
          <table:table-cell table:number-columns-repeated="53"/>
        </table:table-row>
        <table:table-row table:style-name="ro3">
          <table:table-cell table:style-name="ce28" table:formula="of:=DEC2HEX([.C41])" office:value-type="string" office:string-value="360000" calcext:value-type="string">
            <text:p>360000</text:p>
          </table:table-cell>
          <table:table-cell table:style-name="ce28" table:formula="of:=DEC2OCT([.C41])" office:value-type="string" office:string-value="15400000" calcext:value-type="string">
            <text:p>15400000</text:p>
          </table:table-cell>
          <table:table-cell table:style-name="ce28" table:formula="of:=[.G40]+1" office:value-type="float" office:value="3538944" calcext:value-type="float">
            <text:p>3538944</text:p>
          </table:table-cell>
          <table:table-cell table:style-name="ce12"/>
          <table:table-cell table:style-name="ce28" table:formula="of:=DEC2HEX([.G41])" office:value-type="string" office:string-value="36FFFF" calcext:value-type="string">
            <text:p>36FFFF</text:p>
          </table:table-cell>
          <table:table-cell table:style-name="ce28" table:formula="of:=DEC2OCT([.G41])" office:value-type="string" office:string-value="15577777" calcext:value-type="string">
            <text:p>15577777</text:p>
          </table:table-cell>
          <table:table-cell table:style-name="ce28" table:formula="of:=[.C41]+[.I41]-1" office:value-type="float" office:value="3604479" calcext:value-type="float">
            <text:p>3604479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3</text:p>
          </table:table-cell>
          <table:table-cell table:number-columns-repeated="53"/>
        </table:table-row>
        <table:table-row table:style-name="ro3">
          <table:table-cell table:style-name="ce28" table:formula="of:=DEC2HEX([.C42])" office:value-type="string" office:string-value="370000" calcext:value-type="string">
            <text:p>370000</text:p>
          </table:table-cell>
          <table:table-cell table:style-name="ce28" table:formula="of:=DEC2OCT([.C42])" office:value-type="string" office:string-value="15600000" calcext:value-type="string">
            <text:p>15600000</text:p>
          </table:table-cell>
          <table:table-cell table:style-name="ce28" table:formula="of:=[.G41]+1" office:value-type="float" office:value="3604480" calcext:value-type="float">
            <text:p>3604480</text:p>
          </table:table-cell>
          <table:table-cell table:style-name="ce12"/>
          <table:table-cell table:style-name="ce28" table:formula="of:=DEC2HEX([.G42])" office:value-type="string" office:string-value="37FFFF" calcext:value-type="string">
            <text:p>37FFFF</text:p>
          </table:table-cell>
          <table:table-cell table:style-name="ce28" table:formula="of:=DEC2OCT([.G42])" office:value-type="string" office:string-value="15777777" calcext:value-type="string">
            <text:p>15777777</text:p>
          </table:table-cell>
          <table:table-cell table:style-name="ce28" table:formula="of:=[.C42]+[.I42]-1" office:value-type="float" office:value="3670015" calcext:value-type="float">
            <text:p>3670015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4</text:p>
          </table:table-cell>
          <table:table-cell table:number-columns-repeated="53"/>
        </table:table-row>
        <table:table-row table:style-name="ro3">
          <table:table-cell table:style-name="ce28" table:formula="of:=DEC2HEX([.C43])" office:value-type="string" office:string-value="380000" calcext:value-type="string">
            <text:p>380000</text:p>
          </table:table-cell>
          <table:table-cell table:style-name="ce28" table:formula="of:=DEC2OCT([.C43])" office:value-type="string" office:string-value="16000000" calcext:value-type="string">
            <text:p>16000000</text:p>
          </table:table-cell>
          <table:table-cell table:style-name="ce28" table:formula="of:=[.G42]+1" office:value-type="float" office:value="3670016" calcext:value-type="float">
            <text:p>3670016</text:p>
          </table:table-cell>
          <table:table-cell table:style-name="ce12"/>
          <table:table-cell table:style-name="ce28" table:formula="of:=DEC2HEX([.G43])" office:value-type="string" office:string-value="38FFFF" calcext:value-type="string">
            <text:p>38FFFF</text:p>
          </table:table-cell>
          <table:table-cell table:style-name="ce28" table:formula="of:=DEC2OCT([.G43])" office:value-type="string" office:string-value="16177777" calcext:value-type="string">
            <text:p>16177777</text:p>
          </table:table-cell>
          <table:table-cell table:style-name="ce28" table:formula="of:=[.C43]+[.I43]-1" office:value-type="float" office:value="3735551" calcext:value-type="float">
            <text:p>3735551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5</text:p>
          </table:table-cell>
          <table:table-cell table:number-columns-repeated="53"/>
        </table:table-row>
        <table:table-row table:style-name="ro3">
          <table:table-cell table:style-name="ce28" table:formula="of:=DEC2HEX([.C44])" office:value-type="string" office:string-value="390000" calcext:value-type="string">
            <text:p>390000</text:p>
          </table:table-cell>
          <table:table-cell table:style-name="ce28" table:formula="of:=DEC2OCT([.C44])" office:value-type="string" office:string-value="16200000" calcext:value-type="string">
            <text:p>16200000</text:p>
          </table:table-cell>
          <table:table-cell table:style-name="ce28" table:formula="of:=[.G43]+1" office:value-type="float" office:value="3735552" calcext:value-type="float">
            <text:p>3735552</text:p>
          </table:table-cell>
          <table:table-cell table:style-name="ce12"/>
          <table:table-cell table:style-name="ce28" table:formula="of:=DEC2HEX([.G44])" office:value-type="string" office:string-value="39FFFF" calcext:value-type="string">
            <text:p>39FFFF</text:p>
          </table:table-cell>
          <table:table-cell table:style-name="ce28" table:formula="of:=DEC2OCT([.G44])" office:value-type="string" office:string-value="16377777" calcext:value-type="string">
            <text:p>16377777</text:p>
          </table:table-cell>
          <table:table-cell table:style-name="ce28" table:formula="of:=[.C44]+[.I44]-1" office:value-type="float" office:value="3801087" calcext:value-type="float">
            <text:p>3801087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6</text:p>
          </table:table-cell>
          <table:table-cell table:number-columns-repeated="53"/>
        </table:table-row>
        <table:table-row table:style-name="ro3">
          <table:table-cell table:style-name="ce28" table:formula="of:=DEC2HEX([.C45])" office:value-type="string" office:string-value="3A0000" calcext:value-type="string">
            <text:p>3A0000</text:p>
          </table:table-cell>
          <table:table-cell table:style-name="ce28" table:formula="of:=DEC2OCT([.C45])" office:value-type="string" office:string-value="16400000" calcext:value-type="string">
            <text:p>16400000</text:p>
          </table:table-cell>
          <table:table-cell table:style-name="ce28" table:formula="of:=[.G44]+1" office:value-type="float" office:value="3801088" calcext:value-type="float">
            <text:p>3801088</text:p>
          </table:table-cell>
          <table:table-cell table:style-name="ce12"/>
          <table:table-cell table:style-name="ce28" table:formula="of:=DEC2HEX([.G45])" office:value-type="string" office:string-value="3AFFFF" calcext:value-type="string">
            <text:p>3AFFFF</text:p>
          </table:table-cell>
          <table:table-cell table:style-name="ce28" table:formula="of:=DEC2OCT([.G45])" office:value-type="string" office:string-value="16577777" calcext:value-type="string">
            <text:p>16577777</text:p>
          </table:table-cell>
          <table:table-cell table:style-name="ce28" table:formula="of:=[.C45]+[.I45]-1" office:value-type="float" office:value="3866623" calcext:value-type="float">
            <text:p>3866623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7</text:p>
          </table:table-cell>
          <table:table-cell table:number-columns-repeated="53"/>
        </table:table-row>
        <table:table-row table:style-name="ro3">
          <table:table-cell table:style-name="ce23" office:value-type="string" calcext:value-type="string" table:number-columns-spanned="3" table:number-rows-spanned="1">
            <text:p>Верхняя граница банка:</text:p>
          </table:table-cell>
          <table:covered-table-cell table:number-columns-repeated="2" table:style-name="ce32"/>
          <table:table-cell table:style-name="ce26"/>
          <table:table-cell table:style-name="ce26" table:formula="of:=DEC2HEX([.G46])" office:value-type="string" office:string-value="3FFFFF" calcext:value-type="string">
            <text:p>3FFFFF</text:p>
          </table:table-cell>
          <table:table-cell table:style-name="ce26" table:formula="of:=DEC2OCT([.G46])" office:value-type="string" office:string-value="17777777" calcext:value-type="string">
            <text:p>17777777</text:p>
          </table:table-cell>
          <table:table-cell table:style-name="ce26" table:formula="of:=[.G45]+327680" office:value-type="float" office:value="4194303" calcext:value-type="float">
            <text:p>4194303</text:p>
          </table:table-cell>
          <table:table-cell table:style-name="ce26" table:number-columns-repeated="3"/>
          <table:table-cell table:style-name="ce44"/>
          <table:table-cell table:number-columns-repeated="53"/>
        </table:table-row>
        <table:table-row table:style-name="ro7">
          <table:table-cell table:style-name="ce18" office:value-type="string" calcext:value-type="string" table:number-columns-spanned="11" table:number-rows-spanned="1">
            <text:p>БАНК 1</text:p>
          </table:table-cell>
          <table:covered-table-cell table:number-columns-repeated="2"/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31"/>
          <table:covered-table-cell/>
          <table:table-cell table:number-columns-repeated="53"/>
        </table:table-row>
        <table:table-row table:style-name="ro3">
          <table:table-cell table:style-name="ce5" table:formula="of:=DEC2HEX([.C48])" office:value-type="string" office:string-value="400000" calcext:value-type="string">
            <text:p>400000</text:p>
          </table:table-cell>
          <table:table-cell table:style-name="ce5" table:formula="of:=DEC2OCT([.C48])" office:value-type="string" office:string-value="20000000" calcext:value-type="string">
            <text:p>20000000</text:p>
          </table:table-cell>
          <table:table-cell table:style-name="ce5" table:formula="of:=[.G46]+1" office:value-type="float" office:value="4194304" calcext:value-type="float">
            <text:p>4194304</text:p>
          </table:table-cell>
          <table:table-cell table:style-name="ce12"/>
          <table:table-cell table:style-name="ce5" table:formula="of:=DEC2HEX([.G48])" office:value-type="string" office:string-value="4017FF" calcext:value-type="string">
            <text:p>4017FF</text:p>
          </table:table-cell>
          <table:table-cell table:style-name="ce5" table:formula="of:=DEC2OCT([.G48])" office:value-type="string" office:string-value="20013777" calcext:value-type="string">
            <text:p>20013777</text:p>
          </table:table-cell>
          <table:table-cell table:style-name="ce5" table:formula="of:=[.C48]+[.I48]-1" office:value-type="float" office:value="4200447" calcext:value-type="float">
            <text:p>420044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0</text:p>
          </table:table-cell>
          <table:table-cell table:number-columns-repeated="53"/>
        </table:table-row>
        <table:table-row table:style-name="ro3">
          <table:table-cell table:style-name="ce5" table:formula="of:=DEC2HEX([.C49])" office:value-type="string" office:string-value="401800" calcext:value-type="string">
            <text:p>401800</text:p>
          </table:table-cell>
          <table:table-cell table:style-name="ce5" table:formula="of:=DEC2OCT([.C49])" office:value-type="string" office:string-value="20014000" calcext:value-type="string">
            <text:p>20014000</text:p>
          </table:table-cell>
          <table:table-cell table:style-name="ce5" table:formula="of:=[.C48]+[.I48]" office:value-type="float" office:value="4200448" calcext:value-type="float">
            <text:p>4200448</text:p>
          </table:table-cell>
          <table:table-cell table:style-name="ce12"/>
          <table:table-cell table:style-name="ce5" table:formula="of:=DEC2HEX([.G49])" office:value-type="string" office:string-value="402FFF" calcext:value-type="string">
            <text:p>402FFF</text:p>
          </table:table-cell>
          <table:table-cell table:style-name="ce5" table:formula="of:=DEC2OCT([.G49])" office:value-type="string" office:string-value="20027777" calcext:value-type="string">
            <text:p>20027777</text:p>
          </table:table-cell>
          <table:table-cell table:style-name="ce5" table:formula="of:=[.C49]+[.I49]-1" office:value-type="float" office:value="4206591" calcext:value-type="float">
            <text:p>420659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1</text:p>
          </table:table-cell>
          <table:table-cell table:number-columns-repeated="53"/>
        </table:table-row>
        <table:table-row table:style-name="ro3">
          <table:table-cell table:style-name="ce5" table:formula="of:=DEC2HEX([.C50])" office:value-type="string" office:string-value="403000" calcext:value-type="string">
            <text:p>403000</text:p>
          </table:table-cell>
          <table:table-cell table:style-name="ce5" table:formula="of:=DEC2OCT([.C50])" office:value-type="string" office:string-value="20030000" calcext:value-type="string">
            <text:p>20030000</text:p>
          </table:table-cell>
          <table:table-cell table:style-name="ce5" table:formula="of:=[.C49]+[.I49]" office:value-type="float" office:value="4206592" calcext:value-type="float">
            <text:p>4206592</text:p>
          </table:table-cell>
          <table:table-cell table:style-name="ce12"/>
          <table:table-cell table:style-name="ce5" table:formula="of:=DEC2HEX([.G50])" office:value-type="string" office:string-value="4047FF" calcext:value-type="string">
            <text:p>4047FF</text:p>
          </table:table-cell>
          <table:table-cell table:style-name="ce5" table:formula="of:=DEC2OCT([.G50])" office:value-type="string" office:string-value="20043777" calcext:value-type="string">
            <text:p>20043777</text:p>
          </table:table-cell>
          <table:table-cell table:style-name="ce5" table:formula="of:=[.C50]+[.I50]-1" office:value-type="float" office:value="4212735" calcext:value-type="float">
            <text:p>421273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2</text:p>
          </table:table-cell>
          <table:table-cell table:number-columns-repeated="53"/>
        </table:table-row>
        <table:table-row table:style-name="ro3">
          <table:table-cell table:style-name="ce5" table:formula="of:=DEC2HEX([.C51])" office:value-type="string" office:string-value="404800" calcext:value-type="string">
            <text:p>404800</text:p>
          </table:table-cell>
          <table:table-cell table:style-name="ce5" table:formula="of:=DEC2OCT([.C51])" office:value-type="string" office:string-value="20044000" calcext:value-type="string">
            <text:p>20044000</text:p>
          </table:table-cell>
          <table:table-cell table:style-name="ce5" table:formula="of:=[.C50]+[.I50]" office:value-type="float" office:value="4212736" calcext:value-type="float">
            <text:p>4212736</text:p>
          </table:table-cell>
          <table:table-cell table:style-name="ce12"/>
          <table:table-cell table:style-name="ce5" table:formula="of:=DEC2HEX([.G51])" office:value-type="string" office:string-value="405FFF" calcext:value-type="string">
            <text:p>405FFF</text:p>
          </table:table-cell>
          <table:table-cell table:style-name="ce5" table:formula="of:=DEC2OCT([.G51])" office:value-type="string" office:string-value="20057777" calcext:value-type="string">
            <text:p>20057777</text:p>
          </table:table-cell>
          <table:table-cell table:style-name="ce5" table:formula="of:=[.C51]+[.I51]-1" office:value-type="float" office:value="4218879" calcext:value-type="float">
            <text:p>421887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3</text:p>
          </table:table-cell>
          <table:table-cell table:number-columns-repeated="53"/>
        </table:table-row>
        <table:table-row table:style-name="ro3">
          <table:table-cell table:style-name="ce5" table:formula="of:=DEC2HEX([.C52])" office:value-type="string" office:string-value="406000" calcext:value-type="string">
            <text:p>406000</text:p>
          </table:table-cell>
          <table:table-cell table:style-name="ce5" table:formula="of:=DEC2OCT([.C52])" office:value-type="string" office:string-value="20060000" calcext:value-type="string">
            <text:p>20060000</text:p>
          </table:table-cell>
          <table:table-cell table:style-name="ce5" table:formula="of:=[.C51]+[.I51]" office:value-type="float" office:value="4218880" calcext:value-type="float">
            <text:p>4218880</text:p>
          </table:table-cell>
          <table:table-cell table:style-name="ce12"/>
          <table:table-cell table:style-name="ce5" table:formula="of:=DEC2HEX([.G52])" office:value-type="string" office:string-value="4077FF" calcext:value-type="string">
            <text:p>4077FF</text:p>
          </table:table-cell>
          <table:table-cell table:style-name="ce5" table:formula="of:=DEC2OCT([.G52])" office:value-type="string" office:string-value="20073777" calcext:value-type="string">
            <text:p>20073777</text:p>
          </table:table-cell>
          <table:table-cell table:style-name="ce5" table:formula="of:=[.C52]+[.I52]-1" office:value-type="float" office:value="4225023" calcext:value-type="float">
            <text:p>422502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4</text:p>
          </table:table-cell>
          <table:table-cell table:number-columns-repeated="53"/>
        </table:table-row>
        <table:table-row table:style-name="ro3">
          <table:table-cell table:style-name="ce5" table:formula="of:=DEC2HEX([.C53])" office:value-type="string" office:string-value="407800" calcext:value-type="string">
            <text:p>407800</text:p>
          </table:table-cell>
          <table:table-cell table:style-name="ce5" table:formula="of:=DEC2OCT([.C53])" office:value-type="string" office:string-value="20074000" calcext:value-type="string">
            <text:p>20074000</text:p>
          </table:table-cell>
          <table:table-cell table:style-name="ce5" table:formula="of:=[.C52]+[.I52]" office:value-type="float" office:value="4225024" calcext:value-type="float">
            <text:p>4225024</text:p>
          </table:table-cell>
          <table:table-cell table:style-name="ce12"/>
          <table:table-cell table:style-name="ce5" table:formula="of:=DEC2HEX([.G53])" office:value-type="string" office:string-value="408FFF" calcext:value-type="string">
            <text:p>408FFF</text:p>
          </table:table-cell>
          <table:table-cell table:style-name="ce5" table:formula="of:=DEC2OCT([.G53])" office:value-type="string" office:string-value="20107777" calcext:value-type="string">
            <text:p>20107777</text:p>
          </table:table-cell>
          <table:table-cell table:style-name="ce5" table:formula="of:=[.C53]+[.I53]-1" office:value-type="float" office:value="4231167" calcext:value-type="float">
            <text:p>423116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5</text:p>
          </table:table-cell>
          <table:table-cell table:number-columns-repeated="53"/>
        </table:table-row>
        <table:table-row table:style-name="ro3">
          <table:table-cell table:style-name="ce5" table:formula="of:=DEC2HEX([.C54])" office:value-type="string" office:string-value="409000" calcext:value-type="string">
            <text:p>409000</text:p>
          </table:table-cell>
          <table:table-cell table:style-name="ce5" table:formula="of:=DEC2OCT([.C54])" office:value-type="string" office:string-value="20110000" calcext:value-type="string">
            <text:p>20110000</text:p>
          </table:table-cell>
          <table:table-cell table:style-name="ce5" table:formula="of:=[.C53]+[.I53]" office:value-type="float" office:value="4231168" calcext:value-type="float">
            <text:p>4231168</text:p>
          </table:table-cell>
          <table:table-cell table:style-name="ce12"/>
          <table:table-cell table:style-name="ce5" table:formula="of:=DEC2HEX([.G54])" office:value-type="string" office:string-value="40A7FF" calcext:value-type="string">
            <text:p>40A7FF</text:p>
          </table:table-cell>
          <table:table-cell table:style-name="ce5" table:formula="of:=DEC2OCT([.G54])" office:value-type="string" office:string-value="20123777" calcext:value-type="string">
            <text:p>20123777</text:p>
          </table:table-cell>
          <table:table-cell table:style-name="ce5" table:formula="of:=[.C54]+[.I54]-1" office:value-type="float" office:value="4237311" calcext:value-type="float">
            <text:p>423731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6</text:p>
          </table:table-cell>
          <table:table-cell table:number-columns-repeated="53"/>
        </table:table-row>
        <table:table-row table:style-name="ro3">
          <table:table-cell table:style-name="ce19" table:formula="of:=DEC2HEX([.C55])" office:value-type="string" office:string-value="40A800" calcext:value-type="string">
            <text:p>40A800</text:p>
          </table:table-cell>
          <table:table-cell table:style-name="ce19" table:formula="of:=DEC2OCT([.C55])" office:value-type="string" office:string-value="20124000" calcext:value-type="string">
            <text:p>20124000</text:p>
          </table:table-cell>
          <table:table-cell table:style-name="ce19" table:formula="of:=[.C54]+[.I54]" office:value-type="float" office:value="4237312" calcext:value-type="float">
            <text:p>4237312</text:p>
          </table:table-cell>
          <table:table-cell table:style-name="ce27"/>
          <table:table-cell table:style-name="ce19" table:formula="of:=DEC2HEX([.G55])" office:value-type="string" office:string-value="40BFFF" calcext:value-type="string">
            <text:p>40BFFF</text:p>
          </table:table-cell>
          <table:table-cell table:style-name="ce19" table:formula="of:=DEC2OCT([.G55])" office:value-type="string" office:string-value="20137777" calcext:value-type="string">
            <text:p>20137777</text:p>
          </table:table-cell>
          <table:table-cell table:style-name="ce19" table:formula="of:=[.C55]+[.I55]-1" office:value-type="float" office:value="4243455" calcext:value-type="float">
            <text:p>4243455</text:p>
          </table:table-cell>
          <table:table-cell table:style-name="ce27"/>
          <table:table-cell table:style-name="ce19" table:formula="of:=[.$B$5]" office:value-type="float" office:value="6144" calcext:value-type="float">
            <text:p>6144</text:p>
          </table:table-cell>
          <table:table-cell table:style-name="ce27"/>
          <table:table-cell table:style-name="ce33" office:value-type="string" calcext:value-type="string">
            <text:p>RK7</text:p>
          </table:table-cell>
          <table:table-cell table:number-columns-repeated="53"/>
        </table:table-row>
        <table:table-row table:style-name="ro3">
          <table:table-cell table:style-name="ce19" table:formula="of:=DEC2HEX([.C56])" office:value-type="string" office:string-value="40C000" calcext:value-type="string">
            <text:p>40C000</text:p>
          </table:table-cell>
          <table:table-cell table:style-name="ce19" table:formula="of:=DEC2OCT([.C56])" office:value-type="string" office:string-value="20140000" calcext:value-type="string">
            <text:p>20140000</text:p>
          </table:table-cell>
          <table:table-cell table:style-name="ce19" table:formula="of:=[.G55]+1" office:value-type="float" office:value="4243456" calcext:value-type="float">
            <text:p>4243456</text:p>
          </table:table-cell>
          <table:table-cell table:style-name="ce27"/>
          <table:table-cell table:style-name="ce19" table:formula="of:=DEC2HEX([.G56])" office:value-type="string" office:string-value="42BFFF" calcext:value-type="string">
            <text:p>42BFFF</text:p>
          </table:table-cell>
          <table:table-cell table:style-name="ce19" table:formula="of:=DEC2OCT([.G56])" office:value-type="string" office:string-value="20537777" calcext:value-type="string">
            <text:p>20537777</text:p>
          </table:table-cell>
          <table:table-cell table:style-name="ce19" table:formula="of:=[.C56]+[.I56]-1" office:value-type="float" office:value="4374527" calcext:value-type="float">
            <text:p>4374527</text:p>
          </table:table-cell>
          <table:table-cell table:style-name="ce27"/>
          <table:table-cell table:style-name="ce19" table:formula="of:=[.$B$6]" office:value-type="float" office:value="131072" calcext:value-type="float">
            <text:p>131072</text:p>
          </table:table-cell>
          <table:table-cell table:style-name="ce27"/>
          <table:table-cell table:style-name="ce33" office:value-type="string" calcext:value-type="string">
            <text:p>DW</text:p>
          </table:table-cell>
          <table:table-cell table:number-columns-repeated="53"/>
        </table:table-row>
        <table:table-row table:style-name="ro3">
          <table:table-cell table:style-name="ce5" table:formula="of:=DEC2HEX([.C57])" office:value-type="string" office:string-value="42C000" calcext:value-type="string">
            <text:p>42C000</text:p>
          </table:table-cell>
          <table:table-cell table:style-name="ce5" table:formula="of:=DEC2OCT([.C57])" office:value-type="string" office:string-value="20540000" calcext:value-type="string">
            <text:p>20540000</text:p>
          </table:table-cell>
          <table:table-cell table:style-name="ce5" table:formula="of:=[.G56]+1" office:value-type="float" office:value="4374528" calcext:value-type="float">
            <text:p>4374528</text:p>
          </table:table-cell>
          <table:table-cell table:style-name="ce12"/>
          <table:table-cell table:style-name="ce5" table:formula="of:=DEC2HEX([.G57])" office:value-type="string" office:string-value="42CFFF" calcext:value-type="string">
            <text:p>42CFFF</text:p>
          </table:table-cell>
          <table:table-cell table:style-name="ce5" table:formula="of:=DEC2OCT([.G57])" office:value-type="string" office:string-value="20547777" calcext:value-type="string">
            <text:p>20547777</text:p>
          </table:table-cell>
          <table:table-cell table:style-name="ce5" table:formula="of:=[.C57]+[.I57]-1" office:value-type="float" office:value="4378623" calcext:value-type="float">
            <text:p>4378623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0</text:p>
          </table:table-cell>
          <table:table-cell table:number-columns-repeated="53"/>
        </table:table-row>
        <table:table-row table:style-name="ro3">
          <table:table-cell table:style-name="ce19" table:formula="of:=DEC2HEX([.C58])" office:value-type="string" office:string-value="42D000" calcext:value-type="string">
            <text:p>42D000</text:p>
          </table:table-cell>
          <table:table-cell table:style-name="ce19" table:formula="of:=DEC2OCT([.C58])" office:value-type="string" office:string-value="20550000" calcext:value-type="string">
            <text:p>20550000</text:p>
          </table:table-cell>
          <table:table-cell table:style-name="ce19" table:formula="of:=[.G57]+1" office:value-type="float" office:value="4378624" calcext:value-type="float">
            <text:p>4378624</text:p>
          </table:table-cell>
          <table:table-cell table:style-name="ce27"/>
          <table:table-cell table:style-name="ce19" table:formula="of:=DEC2HEX([.G58])" office:value-type="string" office:string-value="42DFFF" calcext:value-type="string">
            <text:p>42DFFF</text:p>
          </table:table-cell>
          <table:table-cell table:style-name="ce19" table:formula="of:=DEC2OCT([.G58])" office:value-type="string" office:string-value="20557777" calcext:value-type="string">
            <text:p>20557777</text:p>
          </table:table-cell>
          <table:table-cell table:style-name="ce19" table:formula="of:=[.C58]+[.I58]-1" office:value-type="float" office:value="4382719" calcext:value-type="float">
            <text:p>4382719</text:p>
          </table:table-cell>
          <table:table-cell table:style-name="ce27"/>
          <table:table-cell table:style-name="ce19" table:formula="of:=[.$B$7]" office:value-type="float" office:value="4096" calcext:value-type="float">
            <text:p>4096</text:p>
          </table:table-cell>
          <table:table-cell table:style-name="ce27"/>
          <table:table-cell table:style-name="ce33" office:value-type="string" calcext:value-type="string">
            <text:p>DX1</text:p>
          </table:table-cell>
          <table:table-cell table:number-columns-repeated="53"/>
        </table:table-row>
        <table:table-row table:style-name="ro3">
          <table:table-cell table:style-name="ce5" table:formula="of:=DEC2HEX([.C59])" office:value-type="string" office:string-value="42E000" calcext:value-type="string">
            <text:p>42E000</text:p>
          </table:table-cell>
          <table:table-cell table:style-name="ce5" table:formula="of:=DEC2OCT([.C59])" office:value-type="string" office:string-value="20560000" calcext:value-type="string">
            <text:p>20560000</text:p>
          </table:table-cell>
          <table:table-cell table:style-name="ce5" table:formula="of:=[.G58]+1" office:value-type="float" office:value="4382720" calcext:value-type="float">
            <text:p>4382720</text:p>
          </table:table-cell>
          <table:table-cell table:style-name="ce12"/>
          <table:table-cell table:style-name="ce5" table:formula="of:=DEC2HEX([.G59])" office:value-type="string" office:string-value="42E7FF" calcext:value-type="string">
            <text:p>42E7FF</text:p>
          </table:table-cell>
          <table:table-cell table:style-name="ce5" table:formula="of:=DEC2OCT([.G59])" office:value-type="string" office:string-value="20563777" calcext:value-type="string">
            <text:p>20563777</text:p>
          </table:table-cell>
          <table:table-cell table:style-name="ce5" table:formula="of:=[.C59]+[.I59]-1" office:value-type="float" office:value="4384767" calcext:value-type="float">
            <text:p>4384767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0</text:p>
          </table:table-cell>
          <table:table-cell table:number-columns-repeated="53"/>
        </table:table-row>
        <table:table-row table:style-name="ro3">
          <table:table-cell table:style-name="ce5" table:formula="of:=DEC2HEX([.C60])" office:value-type="string" office:string-value="42E800" calcext:value-type="string">
            <text:p>42E800</text:p>
          </table:table-cell>
          <table:table-cell table:style-name="ce5" table:formula="of:=DEC2OCT([.C60])" office:value-type="string" office:string-value="20564000" calcext:value-type="string">
            <text:p>20564000</text:p>
          </table:table-cell>
          <table:table-cell table:style-name="ce5" table:formula="of:=[.G59]+1" office:value-type="float" office:value="4384768" calcext:value-type="float">
            <text:p>4384768</text:p>
          </table:table-cell>
          <table:table-cell table:style-name="ce12"/>
          <table:table-cell table:style-name="ce5" table:formula="of:=DEC2HEX([.G60])" office:value-type="string" office:string-value="42EFFF" calcext:value-type="string">
            <text:p>42EFFF</text:p>
          </table:table-cell>
          <table:table-cell table:style-name="ce5" table:formula="of:=DEC2OCT([.G60])" office:value-type="string" office:string-value="20567777" calcext:value-type="string">
            <text:p>20567777</text:p>
          </table:table-cell>
          <table:table-cell table:style-name="ce5" table:formula="of:=[.C60]+[.I60]-1" office:value-type="float" office:value="4386815" calcext:value-type="float">
            <text:p>4386815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1</text:p>
          </table:table-cell>
          <table:table-cell table:number-columns-repeated="53"/>
        </table:table-row>
        <table:table-row table:style-name="ro3">
          <table:table-cell table:style-name="ce5" table:formula="of:=DEC2HEX([.C61])" office:value-type="string" office:string-value="42F000" calcext:value-type="string">
            <text:p>42F000</text:p>
          </table:table-cell>
          <table:table-cell table:style-name="ce5" table:formula="of:=DEC2OCT([.C61])" office:value-type="string" office:string-value="20570000" calcext:value-type="string">
            <text:p>20570000</text:p>
          </table:table-cell>
          <table:table-cell table:style-name="ce5" table:formula="of:=[.G60]+1" office:value-type="float" office:value="4386816" calcext:value-type="float">
            <text:p>4386816</text:p>
          </table:table-cell>
          <table:table-cell table:style-name="ce12"/>
          <table:table-cell table:style-name="ce5" table:formula="of:=DEC2HEX([.G61])" office:value-type="string" office:string-value="42F7FF" calcext:value-type="string">
            <text:p>42F7FF</text:p>
          </table:table-cell>
          <table:table-cell table:style-name="ce5" table:formula="of:=DEC2OCT([.G61])" office:value-type="string" office:string-value="20573777" calcext:value-type="string">
            <text:p>20573777</text:p>
          </table:table-cell>
          <table:table-cell table:style-name="ce5" table:formula="of:=[.C61]+[.I61]-1" office:value-type="float" office:value="4388863" calcext:value-type="float">
            <text:p>4388863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2</text:p>
          </table:table-cell>
          <table:table-cell table:number-columns-repeated="53"/>
        </table:table-row>
        <table:table-row table:style-name="ro3">
          <table:table-cell table:style-name="ce5" table:formula="of:=DEC2HEX([.C62])" office:value-type="string" office:string-value="42F800" calcext:value-type="string">
            <text:p>42F800</text:p>
          </table:table-cell>
          <table:table-cell table:style-name="ce5" table:formula="of:=DEC2OCT([.C62])" office:value-type="string" office:string-value="20574000" calcext:value-type="string">
            <text:p>20574000</text:p>
          </table:table-cell>
          <table:table-cell table:style-name="ce5" table:formula="of:=[.G61]+1" office:value-type="float" office:value="4388864" calcext:value-type="float">
            <text:p>4388864</text:p>
          </table:table-cell>
          <table:table-cell table:style-name="ce12"/>
          <table:table-cell table:style-name="ce5" table:formula="of:=DEC2HEX([.G62])" office:value-type="string" office:string-value="42FFFF" calcext:value-type="string">
            <text:p>42FFFF</text:p>
          </table:table-cell>
          <table:table-cell table:style-name="ce5" table:formula="of:=DEC2OCT([.G62])" office:value-type="string" office:string-value="20577777" calcext:value-type="string">
            <text:p>20577777</text:p>
          </table:table-cell>
          <table:table-cell table:style-name="ce5" table:formula="of:=[.C62]+[.I62]-1" office:value-type="float" office:value="4390911" calcext:value-type="float">
            <text:p>4390911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3</text:p>
          </table:table-cell>
          <table:table-cell table:number-columns-repeated="53"/>
        </table:table-row>
        <table:table-row table:style-name="ro3">
          <table:table-cell table:style-name="ce22" table:formula="of:=DEC2HEX([.C63])" office:value-type="string" office:string-value="430000" calcext:value-type="string">
            <text:p>430000</text:p>
          </table:table-cell>
          <table:table-cell table:style-name="ce22" table:formula="of:=DEC2OCT([.C63])" office:value-type="string" office:string-value="20600000" calcext:value-type="string">
            <text:p>20600000</text:p>
          </table:table-cell>
          <table:table-cell table:style-name="ce22" table:formula="of:=[.G62]+1" office:value-type="float" office:value="4390912" calcext:value-type="float">
            <text:p>4390912</text:p>
          </table:table-cell>
          <table:table-cell table:style-name="ce36"/>
          <table:table-cell table:style-name="ce22" table:formula="of:=DEC2HEX([.G63])" office:value-type="string" office:string-value="48FFFF" calcext:value-type="string">
            <text:p>48FFFF</text:p>
          </table:table-cell>
          <table:table-cell table:style-name="ce22" table:formula="of:=DEC2OCT([.G63])" office:value-type="string" office:string-value="22177777" calcext:value-type="string">
            <text:p>22177777</text:p>
          </table:table-cell>
          <table:table-cell table:style-name="ce22" table:formula="of:=[.C63]+[.I63]-1" office:value-type="float" office:value="4784127" calcext:value-type="float">
            <text:p>4784127</text:p>
          </table:table-cell>
          <table:table-cell table:style-name="ce36"/>
          <table:table-cell table:style-name="ce22" table:formula="of:=[.$B$9]" office:value-type="float" office:value="393216" calcext:value-type="float">
            <text:p>393216</text:p>
          </table:table-cell>
          <table:table-cell table:style-name="ce36"/>
          <table:table-cell table:style-name="ce43" office:value-type="string" calcext:value-type="string">
            <text:p>DB0</text:p>
          </table:table-cell>
          <table:table-cell table:number-columns-repeated="53"/>
        </table:table-row>
        <table:table-row table:style-name="ro3">
          <table:table-cell table:style-name="ce5" table:formula="of:=DEC2HEX([.C64])" office:value-type="string" office:string-value="490000" calcext:value-type="string">
            <text:p>490000</text:p>
          </table:table-cell>
          <table:table-cell table:style-name="ce5" table:formula="of:=DEC2OCT([.C64])" office:value-type="string" office:string-value="22200000" calcext:value-type="string">
            <text:p>22200000</text:p>
          </table:table-cell>
          <table:table-cell table:style-name="ce5" table:formula="of:=[.G63]+1" office:value-type="float" office:value="4784128" calcext:value-type="float">
            <text:p>4784128</text:p>
          </table:table-cell>
          <table:table-cell table:style-name="ce12"/>
          <table:table-cell table:style-name="ce5" table:formula="of:=DEC2HEX([.G64])" office:value-type="string" office:string-value="4EFFFF" calcext:value-type="string">
            <text:p>4EFFFF</text:p>
          </table:table-cell>
          <table:table-cell table:style-name="ce5" table:formula="of:=DEC2OCT([.G64])" office:value-type="string" office:string-value="23577777" calcext:value-type="string">
            <text:p>23577777</text:p>
          </table:table-cell>
          <table:table-cell table:style-name="ce5" table:formula="of:=[.C64]+[.I64]-1" office:value-type="float" office:value="5177343" calcext:value-type="float">
            <text:p>5177343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1</text:p>
          </table:table-cell>
          <table:table-cell table:number-columns-repeated="53"/>
        </table:table-row>
        <table:table-row table:style-name="ro3">
          <table:table-cell table:style-name="ce5" table:formula="of:=DEC2HEX([.C65])" office:value-type="string" office:string-value="4F0000" calcext:value-type="string">
            <text:p>4F0000</text:p>
          </table:table-cell>
          <table:table-cell table:style-name="ce5" table:formula="of:=DEC2OCT([.C65])" office:value-type="string" office:string-value="23600000" calcext:value-type="string">
            <text:p>23600000</text:p>
          </table:table-cell>
          <table:table-cell table:style-name="ce5" table:formula="of:=[.G64]+1" office:value-type="float" office:value="5177344" calcext:value-type="float">
            <text:p>5177344</text:p>
          </table:table-cell>
          <table:table-cell table:style-name="ce12"/>
          <table:table-cell table:style-name="ce5" table:formula="of:=DEC2HEX([.G65])" office:value-type="string" office:string-value="54FFFF" calcext:value-type="string">
            <text:p>54FFFF</text:p>
          </table:table-cell>
          <table:table-cell table:style-name="ce5" table:formula="of:=DEC2OCT([.G65])" office:value-type="string" office:string-value="25177777" calcext:value-type="string">
            <text:p>25177777</text:p>
          </table:table-cell>
          <table:table-cell table:style-name="ce5" table:formula="of:=[.C65]+[.I65]-1" office:value-type="float" office:value="5570559" calcext:value-type="float">
            <text:p>5570559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2</text:p>
          </table:table-cell>
          <table:table-cell table:number-columns-repeated="53"/>
        </table:table-row>
        <table:table-row table:style-name="ro3">
          <table:table-cell table:style-name="ce5" table:formula="of:=DEC2HEX([.C66])" office:value-type="string" office:string-value="550000" calcext:value-type="string">
            <text:p>550000</text:p>
          </table:table-cell>
          <table:table-cell table:style-name="ce5" table:formula="of:=DEC2OCT([.C66])" office:value-type="string" office:string-value="25200000" calcext:value-type="string">
            <text:p>25200000</text:p>
          </table:table-cell>
          <table:table-cell table:style-name="ce5" table:formula="of:=[.G65]+1" office:value-type="float" office:value="5570560" calcext:value-type="float">
            <text:p>5570560</text:p>
          </table:table-cell>
          <table:table-cell table:style-name="ce12"/>
          <table:table-cell table:style-name="ce5" table:formula="of:=DEC2HEX([.G66])" office:value-type="string" office:string-value="5AFFFF" calcext:value-type="string">
            <text:p>5AFFFF</text:p>
          </table:table-cell>
          <table:table-cell table:style-name="ce5" table:formula="of:=DEC2OCT([.G66])" office:value-type="string" office:string-value="26577777" calcext:value-type="string">
            <text:p>26577777</text:p>
          </table:table-cell>
          <table:table-cell table:style-name="ce5" table:formula="of:=[.C66]+[.I66]-1" office:value-type="float" office:value="5963775" calcext:value-type="float">
            <text:p>5963775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3</text:p>
          </table:table-cell>
          <table:table-cell table:number-columns-repeated="53"/>
        </table:table-row>
        <table:table-row table:style-name="ro3">
          <table:table-cell table:style-name="ce5" table:formula="of:=DEC2HEX([.C67])" office:value-type="string" office:string-value="5B0000" calcext:value-type="string">
            <text:p>5B0000</text:p>
          </table:table-cell>
          <table:table-cell table:style-name="ce5" table:formula="of:=DEC2OCT([.C67])" office:value-type="string" office:string-value="26600000" calcext:value-type="string">
            <text:p>26600000</text:p>
          </table:table-cell>
          <table:table-cell table:style-name="ce5" table:formula="of:=[.G66]+1" office:value-type="float" office:value="5963776" calcext:value-type="float">
            <text:p>5963776</text:p>
          </table:table-cell>
          <table:table-cell table:style-name="ce12"/>
          <table:table-cell table:style-name="ce5" table:formula="of:=DEC2HEX([.G67])" office:value-type="string" office:string-value="60FFFF" calcext:value-type="string">
            <text:p>60FFFF</text:p>
          </table:table-cell>
          <table:table-cell table:style-name="ce5" table:formula="of:=DEC2OCT([.G67])" office:value-type="string" office:string-value="30177777" calcext:value-type="string">
            <text:p>30177777</text:p>
          </table:table-cell>
          <table:table-cell table:style-name="ce5" table:formula="of:=[.C67]+[.I67]-1" office:value-type="float" office:value="6356991" calcext:value-type="float">
            <text:p>6356991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4</text:p>
          </table:table-cell>
          <table:table-cell table:number-columns-repeated="53"/>
        </table:table-row>
        <table:table-row table:style-name="ro3">
          <table:table-cell table:style-name="ce5" table:formula="of:=DEC2HEX([.C68])" office:value-type="string" office:string-value="610000" calcext:value-type="string">
            <text:p>610000</text:p>
          </table:table-cell>
          <table:table-cell table:style-name="ce5" table:formula="of:=DEC2OCT([.C68])" office:value-type="string" office:string-value="30200000" calcext:value-type="string">
            <text:p>30200000</text:p>
          </table:table-cell>
          <table:table-cell table:style-name="ce5" table:formula="of:=[.G67]+1" office:value-type="float" office:value="6356992" calcext:value-type="float">
            <text:p>6356992</text:p>
          </table:table-cell>
          <table:table-cell table:style-name="ce12"/>
          <table:table-cell table:style-name="ce5" table:formula="of:=DEC2HEX([.G68])" office:value-type="string" office:string-value="66FFFF" calcext:value-type="string">
            <text:p>66FFFF</text:p>
          </table:table-cell>
          <table:table-cell table:style-name="ce5" table:formula="of:=DEC2OCT([.G68])" office:value-type="string" office:string-value="31577777" calcext:value-type="string">
            <text:p>31577777</text:p>
          </table:table-cell>
          <table:table-cell table:style-name="ce5" table:formula="of:=[.C68]+[.I68]-1" office:value-type="float" office:value="6750207" calcext:value-type="float">
            <text:p>6750207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5</text:p>
          </table:table-cell>
          <table:table-cell table:number-columns-repeated="53"/>
        </table:table-row>
        <table:table-row table:style-name="ro3">
          <table:table-cell table:style-name="ce5" table:formula="of:=DEC2HEX([.C69])" office:value-type="string" office:string-value="670000" calcext:value-type="string">
            <text:p>670000</text:p>
          </table:table-cell>
          <table:table-cell table:style-name="ce5" table:formula="of:=DEC2OCT([.C69])" office:value-type="string" office:string-value="31600000" calcext:value-type="string">
            <text:p>31600000</text:p>
          </table:table-cell>
          <table:table-cell table:style-name="ce5" table:formula="of:=[.G68]+1" office:value-type="float" office:value="6750208" calcext:value-type="float">
            <text:p>6750208</text:p>
          </table:table-cell>
          <table:table-cell table:style-name="ce12"/>
          <table:table-cell table:style-name="ce5" table:formula="of:=DEC2HEX([.G69])" office:value-type="string" office:string-value="6CFFFF" calcext:value-type="string">
            <text:p>6CFFFF</text:p>
          </table:table-cell>
          <table:table-cell table:style-name="ce5" table:formula="of:=DEC2OCT([.G69])" office:value-type="string" office:string-value="33177777" calcext:value-type="string">
            <text:p>33177777</text:p>
          </table:table-cell>
          <table:table-cell table:style-name="ce5" table:formula="of:=[.C69]+[.I69]-1" office:value-type="float" office:value="7143423" calcext:value-type="float">
            <text:p>7143423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6</text:p>
          </table:table-cell>
          <table:table-cell table:number-columns-repeated="53"/>
        </table:table-row>
        <table:table-row table:style-name="ro3">
          <table:table-cell table:style-name="ce5" table:formula="of:=DEC2HEX([.C70])" office:value-type="string" office:string-value="6D0000" calcext:value-type="string">
            <text:p>6D0000</text:p>
          </table:table-cell>
          <table:table-cell table:style-name="ce5" table:formula="of:=DEC2OCT([.C70])" office:value-type="string" office:string-value="33200000" calcext:value-type="string">
            <text:p>33200000</text:p>
          </table:table-cell>
          <table:table-cell table:style-name="ce5" table:formula="of:=[.G69]+1" office:value-type="float" office:value="7143424" calcext:value-type="float">
            <text:p>7143424</text:p>
          </table:table-cell>
          <table:table-cell table:style-name="ce12"/>
          <table:table-cell table:style-name="ce5" table:formula="of:=DEC2HEX([.G70])" office:value-type="string" office:string-value="72FFFF" calcext:value-type="string">
            <text:p>72FFFF</text:p>
          </table:table-cell>
          <table:table-cell table:style-name="ce5" table:formula="of:=DEC2OCT([.G70])" office:value-type="string" office:string-value="34577777" calcext:value-type="string">
            <text:p>34577777</text:p>
          </table:table-cell>
          <table:table-cell table:style-name="ce5" table:formula="of:=[.C70]+[.I70]-1" office:value-type="float" office:value="7536639" calcext:value-type="float">
            <text:p>7536639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7</text:p>
          </table:table-cell>
          <table:table-cell table:number-columns-repeated="53"/>
        </table:table-row>
        <table:table-row table:style-name="ro3">
          <table:table-cell table:style-name="ce22" table:formula="of:=DEC2HEX([.C71])" office:value-type="string" office:string-value="730000" calcext:value-type="string">
            <text:p>730000</text:p>
          </table:table-cell>
          <table:table-cell table:style-name="ce22" table:formula="of:=DEC2OCT([.C71])" office:value-type="string" office:string-value="34600000" calcext:value-type="string">
            <text:p>34600000</text:p>
          </table:table-cell>
          <table:table-cell table:style-name="ce22" table:formula="of:=[.G70]+1" office:value-type="float" office:value="7536640" calcext:value-type="float">
            <text:p>7536640</text:p>
          </table:table-cell>
          <table:table-cell table:style-name="ce36"/>
          <table:table-cell table:style-name="ce22" table:formula="of:=DEC2HEX([.G71])" office:value-type="string" office:string-value="73FFFF" calcext:value-type="string">
            <text:p>73FFFF</text:p>
          </table:table-cell>
          <table:table-cell table:style-name="ce22" table:formula="of:=DEC2OCT([.G71])" office:value-type="string" office:string-value="34777777" calcext:value-type="string">
            <text:p>34777777</text:p>
          </table:table-cell>
          <table:table-cell table:style-name="ce22" table:formula="of:=[.C71]+[.I71]-1" office:value-type="float" office:value="7602175" calcext:value-type="float">
            <text:p>7602175</text:p>
          </table:table-cell>
          <table:table-cell table:style-name="ce36"/>
          <table:table-cell table:style-name="ce22" table:formula="of:=[.$B$10]" office:value-type="float" office:value="65536" calcext:value-type="float">
            <text:p>65536</text:p>
          </table:table-cell>
          <table:table-cell table:style-name="ce36"/>
          <table:table-cell table:style-name="ce43" office:value-type="string" calcext:value-type="string">
            <text:p>DM0</text:p>
          </table:table-cell>
          <table:table-cell table:number-columns-repeated="53"/>
        </table:table-row>
        <table:table-row table:style-name="ro3">
          <table:table-cell table:style-name="ce28" table:formula="of:=DEC2HEX([.C72])" office:value-type="string" office:string-value="740000" calcext:value-type="string">
            <text:p>740000</text:p>
          </table:table-cell>
          <table:table-cell table:style-name="ce28" table:formula="of:=DEC2OCT([.C72])" office:value-type="string" office:string-value="35000000" calcext:value-type="string">
            <text:p>35000000</text:p>
          </table:table-cell>
          <table:table-cell table:style-name="ce28" table:formula="of:=[.G71]+1" office:value-type="float" office:value="7602176" calcext:value-type="float">
            <text:p>7602176</text:p>
          </table:table-cell>
          <table:table-cell table:style-name="ce12"/>
          <table:table-cell table:style-name="ce28" table:formula="of:=DEC2HEX([.G72])" office:value-type="string" office:string-value="74FFFF" calcext:value-type="string">
            <text:p>74FFFF</text:p>
          </table:table-cell>
          <table:table-cell table:style-name="ce28" table:formula="of:=DEC2OCT([.G72])" office:value-type="string" office:string-value="35177777" calcext:value-type="string">
            <text:p>35177777</text:p>
          </table:table-cell>
          <table:table-cell table:style-name="ce28" table:formula="of:=[.C72]+[.I72]-1" office:value-type="float" office:value="7667711" calcext:value-type="float">
            <text:p>7667711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1</text:p>
          </table:table-cell>
          <table:table-cell table:number-columns-repeated="53"/>
        </table:table-row>
        <table:table-row table:style-name="ro3">
          <table:table-cell table:style-name="ce28" table:formula="of:=DEC2HEX([.C73])" office:value-type="string" office:string-value="750000" calcext:value-type="string">
            <text:p>750000</text:p>
          </table:table-cell>
          <table:table-cell table:style-name="ce28" table:formula="of:=DEC2OCT([.C73])" office:value-type="string" office:string-value="35200000" calcext:value-type="string">
            <text:p>35200000</text:p>
          </table:table-cell>
          <table:table-cell table:style-name="ce28" table:formula="of:=[.G72]+1" office:value-type="float" office:value="7667712" calcext:value-type="float">
            <text:p>7667712</text:p>
          </table:table-cell>
          <table:table-cell table:style-name="ce12"/>
          <table:table-cell table:style-name="ce28" table:formula="of:=DEC2HEX([.G73])" office:value-type="string" office:string-value="75FFFF" calcext:value-type="string">
            <text:p>75FFFF</text:p>
          </table:table-cell>
          <table:table-cell table:style-name="ce28" table:formula="of:=DEC2OCT([.G73])" office:value-type="string" office:string-value="35377777" calcext:value-type="string">
            <text:p>35377777</text:p>
          </table:table-cell>
          <table:table-cell table:style-name="ce28" table:formula="of:=[.C73]+[.I73]-1" office:value-type="float" office:value="7733247" calcext:value-type="float">
            <text:p>7733247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2</text:p>
          </table:table-cell>
          <table:table-cell table:number-columns-repeated="53"/>
        </table:table-row>
        <table:table-row table:style-name="ro3">
          <table:table-cell table:style-name="ce28" table:formula="of:=DEC2HEX([.C74])" office:value-type="string" office:string-value="760000" calcext:value-type="string">
            <text:p>760000</text:p>
          </table:table-cell>
          <table:table-cell table:style-name="ce28" table:formula="of:=DEC2OCT([.C74])" office:value-type="string" office:string-value="35400000" calcext:value-type="string">
            <text:p>35400000</text:p>
          </table:table-cell>
          <table:table-cell table:style-name="ce28" table:formula="of:=[.G73]+1" office:value-type="float" office:value="7733248" calcext:value-type="float">
            <text:p>7733248</text:p>
          </table:table-cell>
          <table:table-cell table:style-name="ce12"/>
          <table:table-cell table:style-name="ce28" table:formula="of:=DEC2HEX([.G74])" office:value-type="string" office:string-value="76FFFF" calcext:value-type="string">
            <text:p>76FFFF</text:p>
          </table:table-cell>
          <table:table-cell table:style-name="ce28" table:formula="of:=DEC2OCT([.G74])" office:value-type="string" office:string-value="35577777" calcext:value-type="string">
            <text:p>35577777</text:p>
          </table:table-cell>
          <table:table-cell table:style-name="ce28" table:formula="of:=[.C74]+[.I74]-1" office:value-type="float" office:value="7798783" calcext:value-type="float">
            <text:p>7798783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3</text:p>
          </table:table-cell>
          <table:table-cell table:number-columns-repeated="53"/>
        </table:table-row>
        <table:table-row table:style-name="ro3">
          <table:table-cell table:style-name="ce28" table:formula="of:=DEC2HEX([.C75])" office:value-type="string" office:string-value="770000" calcext:value-type="string">
            <text:p>770000</text:p>
          </table:table-cell>
          <table:table-cell table:style-name="ce28" table:formula="of:=DEC2OCT([.C75])" office:value-type="string" office:string-value="35600000" calcext:value-type="string">
            <text:p>35600000</text:p>
          </table:table-cell>
          <table:table-cell table:style-name="ce28" table:formula="of:=[.G74]+1" office:value-type="float" office:value="7798784" calcext:value-type="float">
            <text:p>7798784</text:p>
          </table:table-cell>
          <table:table-cell table:style-name="ce12"/>
          <table:table-cell table:style-name="ce28" table:formula="of:=DEC2HEX([.G75])" office:value-type="string" office:string-value="77FFFF" calcext:value-type="string">
            <text:p>77FFFF</text:p>
          </table:table-cell>
          <table:table-cell table:style-name="ce28" table:formula="of:=DEC2OCT([.G75])" office:value-type="string" office:string-value="35777777" calcext:value-type="string">
            <text:p>35777777</text:p>
          </table:table-cell>
          <table:table-cell table:style-name="ce28" table:formula="of:=[.C75]+[.I75]-1" office:value-type="float" office:value="7864319" calcext:value-type="float">
            <text:p>7864319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4</text:p>
          </table:table-cell>
          <table:table-cell table:number-columns-repeated="53"/>
        </table:table-row>
        <table:table-row table:style-name="ro3">
          <table:table-cell table:style-name="ce28" table:formula="of:=DEC2HEX([.C76])" office:value-type="string" office:string-value="780000" calcext:value-type="string">
            <text:p>780000</text:p>
          </table:table-cell>
          <table:table-cell table:style-name="ce28" table:formula="of:=DEC2OCT([.C76])" office:value-type="string" office:string-value="36000000" calcext:value-type="string">
            <text:p>36000000</text:p>
          </table:table-cell>
          <table:table-cell table:style-name="ce28" table:formula="of:=[.G75]+1" office:value-type="float" office:value="7864320" calcext:value-type="float">
            <text:p>7864320</text:p>
          </table:table-cell>
          <table:table-cell table:style-name="ce12"/>
          <table:table-cell table:style-name="ce28" table:formula="of:=DEC2HEX([.G76])" office:value-type="string" office:string-value="78FFFF" calcext:value-type="string">
            <text:p>78FFFF</text:p>
          </table:table-cell>
          <table:table-cell table:style-name="ce28" table:formula="of:=DEC2OCT([.G76])" office:value-type="string" office:string-value="36177777" calcext:value-type="string">
            <text:p>36177777</text:p>
          </table:table-cell>
          <table:table-cell table:style-name="ce28" table:formula="of:=[.C76]+[.I76]-1" office:value-type="float" office:value="7929855" calcext:value-type="float">
            <text:p>7929855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5</text:p>
          </table:table-cell>
          <table:table-cell table:number-columns-repeated="53"/>
        </table:table-row>
        <table:table-row table:style-name="ro3">
          <table:table-cell table:style-name="ce28" table:formula="of:=DEC2HEX([.C77])" office:value-type="string" office:string-value="790000" calcext:value-type="string">
            <text:p>790000</text:p>
          </table:table-cell>
          <table:table-cell table:style-name="ce28" table:formula="of:=DEC2OCT([.C77])" office:value-type="string" office:string-value="36200000" calcext:value-type="string">
            <text:p>36200000</text:p>
          </table:table-cell>
          <table:table-cell table:style-name="ce28" table:formula="of:=[.G76]+1" office:value-type="float" office:value="7929856" calcext:value-type="float">
            <text:p>7929856</text:p>
          </table:table-cell>
          <table:table-cell table:style-name="ce12"/>
          <table:table-cell table:style-name="ce28" table:formula="of:=DEC2HEX([.G77])" office:value-type="string" office:string-value="79FFFF" calcext:value-type="string">
            <text:p>79FFFF</text:p>
          </table:table-cell>
          <table:table-cell table:style-name="ce28" table:formula="of:=DEC2OCT([.G77])" office:value-type="string" office:string-value="36377777" calcext:value-type="string">
            <text:p>36377777</text:p>
          </table:table-cell>
          <table:table-cell table:style-name="ce28" table:formula="of:=[.C77]+[.I77]-1" office:value-type="float" office:value="7995391" calcext:value-type="float">
            <text:p>7995391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6</text:p>
          </table:table-cell>
          <table:table-cell table:number-columns-repeated="53"/>
        </table:table-row>
        <table:table-row table:style-name="ro3">
          <table:table-cell table:style-name="ce28" table:formula="of:=DEC2HEX([.C78])" office:value-type="string" office:string-value="7A0000" calcext:value-type="string">
            <text:p>7A0000</text:p>
          </table:table-cell>
          <table:table-cell table:style-name="ce28" table:formula="of:=DEC2OCT([.C78])" office:value-type="string" office:string-value="36400000" calcext:value-type="string">
            <text:p>36400000</text:p>
          </table:table-cell>
          <table:table-cell table:style-name="ce28" table:formula="of:=[.G77]+1" office:value-type="float" office:value="7995392" calcext:value-type="float">
            <text:p>7995392</text:p>
          </table:table-cell>
          <table:table-cell table:style-name="ce12"/>
          <table:table-cell table:style-name="ce28" table:formula="of:=DEC2HEX([.G78])" office:value-type="string" office:string-value="7AFFFF" calcext:value-type="string">
            <text:p>7AFFFF</text:p>
          </table:table-cell>
          <table:table-cell table:style-name="ce28" table:formula="of:=DEC2OCT([.G78])" office:value-type="string" office:string-value="36577777" calcext:value-type="string">
            <text:p>36577777</text:p>
          </table:table-cell>
          <table:table-cell table:style-name="ce28" table:formula="of:=[.C78]+[.I78]-1" office:value-type="float" office:value="8060927" calcext:value-type="float">
            <text:p>8060927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7</text:p>
          </table:table-cell>
          <table:table-cell table:number-columns-repeated="53"/>
        </table:table-row>
        <table:table-row table:style-name="ro3">
          <table:table-cell table:style-name="ce23" office:value-type="string" calcext:value-type="string" table:number-columns-spanned="3" table:number-rows-spanned="1">
            <text:p>Верхняя граница банка:</text:p>
          </table:table-cell>
          <table:covered-table-cell table:number-columns-repeated="2" table:style-name="ce32"/>
          <table:table-cell table:style-name="ce26"/>
          <table:table-cell table:style-name="ce26" table:formula="of:=DEC2HEX([.G79])" office:value-type="string" office:string-value="7FFFFF" calcext:value-type="string">
            <text:p>7FFFFF</text:p>
          </table:table-cell>
          <table:table-cell table:style-name="ce26" table:formula="of:=DEC2OCT([.G79])" office:value-type="string" office:string-value="37777777" calcext:value-type="string">
            <text:p>37777777</text:p>
          </table:table-cell>
          <table:table-cell table:style-name="ce26" table:formula="of:=[.G78]+327680" office:value-type="float" office:value="8388607" calcext:value-type="float">
            <text:p>8388607</text:p>
          </table:table-cell>
          <table:table-cell table:style-name="ce26" table:number-columns-repeated="3"/>
          <table:table-cell table:style-name="ce44"/>
          <table:table-cell table:number-columns-repeated="53"/>
        </table:table-row>
        <table:table-row table:style-name="ro7">
          <table:table-cell table:style-name="ce18" office:value-type="string" calcext:value-type="string" table:number-columns-spanned="11" table:number-rows-spanned="1">
            <text:p>БАНК 2</text:p>
          </table:table-cell>
          <table:covered-table-cell table:number-columns-repeated="2"/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31"/>
          <table:covered-table-cell/>
          <table:table-cell table:number-columns-repeated="53"/>
        </table:table-row>
        <table:table-row table:style-name="ro3">
          <table:table-cell table:style-name="ce5" table:formula="of:=DEC2HEX([.C81])" office:value-type="string" office:string-value="800000" calcext:value-type="string">
            <text:p>800000</text:p>
          </table:table-cell>
          <table:table-cell table:style-name="ce5" table:formula="of:=DEC2OCT([.C81])" office:value-type="string" office:string-value="40000000" calcext:value-type="string">
            <text:p>40000000</text:p>
          </table:table-cell>
          <table:table-cell table:style-name="ce5" table:formula="of:=[.G79]+1" office:value-type="float" office:value="8388608" calcext:value-type="float">
            <text:p>8388608</text:p>
          </table:table-cell>
          <table:table-cell table:style-name="ce12"/>
          <table:table-cell table:style-name="ce5" table:formula="of:=DEC2HEX([.G81])" office:value-type="string" office:string-value="8017FF" calcext:value-type="string">
            <text:p>8017FF</text:p>
          </table:table-cell>
          <table:table-cell table:style-name="ce5" table:formula="of:=DEC2OCT([.G81])" office:value-type="string" office:string-value="40013777" calcext:value-type="string">
            <text:p>40013777</text:p>
          </table:table-cell>
          <table:table-cell table:style-name="ce5" table:formula="of:=[.C81]+[.I81]-1" office:value-type="float" office:value="8394751" calcext:value-type="float">
            <text:p>839475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0</text:p>
          </table:table-cell>
          <table:table-cell table:number-columns-repeated="53"/>
        </table:table-row>
        <table:table-row table:style-name="ro3">
          <table:table-cell table:style-name="ce5" table:formula="of:=DEC2HEX([.C82])" office:value-type="string" office:string-value="801800" calcext:value-type="string">
            <text:p>801800</text:p>
          </table:table-cell>
          <table:table-cell table:style-name="ce5" table:formula="of:=DEC2OCT([.C82])" office:value-type="string" office:string-value="40014000" calcext:value-type="string">
            <text:p>40014000</text:p>
          </table:table-cell>
          <table:table-cell table:style-name="ce5" table:formula="of:=[.C81]+[.I81]" office:value-type="float" office:value="8394752" calcext:value-type="float">
            <text:p>8394752</text:p>
          </table:table-cell>
          <table:table-cell table:style-name="ce12"/>
          <table:table-cell table:style-name="ce5" table:formula="of:=DEC2HEX([.G82])" office:value-type="string" office:string-value="802FFF" calcext:value-type="string">
            <text:p>802FFF</text:p>
          </table:table-cell>
          <table:table-cell table:style-name="ce5" table:formula="of:=DEC2OCT([.G82])" office:value-type="string" office:string-value="40027777" calcext:value-type="string">
            <text:p>40027777</text:p>
          </table:table-cell>
          <table:table-cell table:style-name="ce5" table:formula="of:=[.C82]+[.I82]-1" office:value-type="float" office:value="8400895" calcext:value-type="float">
            <text:p>840089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1</text:p>
          </table:table-cell>
          <table:table-cell table:number-columns-repeated="53"/>
        </table:table-row>
        <table:table-row table:style-name="ro3">
          <table:table-cell table:style-name="ce5" table:formula="of:=DEC2HEX([.C83])" office:value-type="string" office:string-value="803000" calcext:value-type="string">
            <text:p>803000</text:p>
          </table:table-cell>
          <table:table-cell table:style-name="ce5" table:formula="of:=DEC2OCT([.C83])" office:value-type="string" office:string-value="40030000" calcext:value-type="string">
            <text:p>40030000</text:p>
          </table:table-cell>
          <table:table-cell table:style-name="ce5" table:formula="of:=[.C82]+[.I82]" office:value-type="float" office:value="8400896" calcext:value-type="float">
            <text:p>8400896</text:p>
          </table:table-cell>
          <table:table-cell table:style-name="ce12"/>
          <table:table-cell table:style-name="ce5" table:formula="of:=DEC2HEX([.G83])" office:value-type="string" office:string-value="8047FF" calcext:value-type="string">
            <text:p>8047FF</text:p>
          </table:table-cell>
          <table:table-cell table:style-name="ce5" table:formula="of:=DEC2OCT([.G83])" office:value-type="string" office:string-value="40043777" calcext:value-type="string">
            <text:p>40043777</text:p>
          </table:table-cell>
          <table:table-cell table:style-name="ce5" table:formula="of:=[.C83]+[.I83]-1" office:value-type="float" office:value="8407039" calcext:value-type="float">
            <text:p>840703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2</text:p>
          </table:table-cell>
          <table:table-cell table:number-columns-repeated="53"/>
        </table:table-row>
        <table:table-row table:style-name="ro3">
          <table:table-cell table:style-name="ce5" table:formula="of:=DEC2HEX([.C84])" office:value-type="string" office:string-value="804800" calcext:value-type="string">
            <text:p>804800</text:p>
          </table:table-cell>
          <table:table-cell table:style-name="ce5" table:formula="of:=DEC2OCT([.C84])" office:value-type="string" office:string-value="40044000" calcext:value-type="string">
            <text:p>40044000</text:p>
          </table:table-cell>
          <table:table-cell table:style-name="ce5" table:formula="of:=[.C83]+[.I83]" office:value-type="float" office:value="8407040" calcext:value-type="float">
            <text:p>8407040</text:p>
          </table:table-cell>
          <table:table-cell table:style-name="ce12"/>
          <table:table-cell table:style-name="ce5" table:formula="of:=DEC2HEX([.G84])" office:value-type="string" office:string-value="805FFF" calcext:value-type="string">
            <text:p>805FFF</text:p>
          </table:table-cell>
          <table:table-cell table:style-name="ce5" table:formula="of:=DEC2OCT([.G84])" office:value-type="string" office:string-value="40057777" calcext:value-type="string">
            <text:p>40057777</text:p>
          </table:table-cell>
          <table:table-cell table:style-name="ce5" table:formula="of:=[.C84]+[.I84]-1" office:value-type="float" office:value="8413183" calcext:value-type="float">
            <text:p>841318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3</text:p>
          </table:table-cell>
          <table:table-cell table:number-columns-repeated="53"/>
        </table:table-row>
        <table:table-row table:style-name="ro3">
          <table:table-cell table:style-name="ce5" table:formula="of:=DEC2HEX([.C85])" office:value-type="string" office:string-value="806000" calcext:value-type="string">
            <text:p>806000</text:p>
          </table:table-cell>
          <table:table-cell table:style-name="ce5" table:formula="of:=DEC2OCT([.C85])" office:value-type="string" office:string-value="40060000" calcext:value-type="string">
            <text:p>40060000</text:p>
          </table:table-cell>
          <table:table-cell table:style-name="ce5" table:formula="of:=[.C84]+[.I84]" office:value-type="float" office:value="8413184" calcext:value-type="float">
            <text:p>8413184</text:p>
          </table:table-cell>
          <table:table-cell table:style-name="ce12"/>
          <table:table-cell table:style-name="ce5" table:formula="of:=DEC2HEX([.G85])" office:value-type="string" office:string-value="8077FF" calcext:value-type="string">
            <text:p>8077FF</text:p>
          </table:table-cell>
          <table:table-cell table:style-name="ce5" table:formula="of:=DEC2OCT([.G85])" office:value-type="string" office:string-value="40073777" calcext:value-type="string">
            <text:p>40073777</text:p>
          </table:table-cell>
          <table:table-cell table:style-name="ce5" table:formula="of:=[.C85]+[.I85]-1" office:value-type="float" office:value="8419327" calcext:value-type="float">
            <text:p>841932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4</text:p>
          </table:table-cell>
          <table:table-cell table:number-columns-repeated="53"/>
        </table:table-row>
        <table:table-row table:style-name="ro3">
          <table:table-cell table:style-name="ce5" table:formula="of:=DEC2HEX([.C86])" office:value-type="string" office:string-value="807800" calcext:value-type="string">
            <text:p>807800</text:p>
          </table:table-cell>
          <table:table-cell table:style-name="ce5" table:formula="of:=DEC2OCT([.C86])" office:value-type="string" office:string-value="40074000" calcext:value-type="string">
            <text:p>40074000</text:p>
          </table:table-cell>
          <table:table-cell table:style-name="ce5" table:formula="of:=[.C85]+[.I85]" office:value-type="float" office:value="8419328" calcext:value-type="float">
            <text:p>8419328</text:p>
          </table:table-cell>
          <table:table-cell table:style-name="ce12"/>
          <table:table-cell table:style-name="ce5" table:formula="of:=DEC2HEX([.G86])" office:value-type="string" office:string-value="808FFF" calcext:value-type="string">
            <text:p>808FFF</text:p>
          </table:table-cell>
          <table:table-cell table:style-name="ce5" table:formula="of:=DEC2OCT([.G86])" office:value-type="string" office:string-value="40107777" calcext:value-type="string">
            <text:p>40107777</text:p>
          </table:table-cell>
          <table:table-cell table:style-name="ce5" table:formula="of:=[.C86]+[.I86]-1" office:value-type="float" office:value="8425471" calcext:value-type="float">
            <text:p>842547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5</text:p>
          </table:table-cell>
          <table:table-cell table:number-columns-repeated="53"/>
        </table:table-row>
        <table:table-row table:style-name="ro3">
          <table:table-cell table:style-name="ce5" table:formula="of:=DEC2HEX([.C87])" office:value-type="string" office:string-value="809000" calcext:value-type="string">
            <text:p>809000</text:p>
          </table:table-cell>
          <table:table-cell table:style-name="ce5" table:formula="of:=DEC2OCT([.C87])" office:value-type="string" office:string-value="40110000" calcext:value-type="string">
            <text:p>40110000</text:p>
          </table:table-cell>
          <table:table-cell table:style-name="ce5" table:formula="of:=[.C86]+[.I86]" office:value-type="float" office:value="8425472" calcext:value-type="float">
            <text:p>8425472</text:p>
          </table:table-cell>
          <table:table-cell table:style-name="ce12"/>
          <table:table-cell table:style-name="ce5" table:formula="of:=DEC2HEX([.G87])" office:value-type="string" office:string-value="80A7FF" calcext:value-type="string">
            <text:p>80A7FF</text:p>
          </table:table-cell>
          <table:table-cell table:style-name="ce5" table:formula="of:=DEC2OCT([.G87])" office:value-type="string" office:string-value="40123777" calcext:value-type="string">
            <text:p>40123777</text:p>
          </table:table-cell>
          <table:table-cell table:style-name="ce5" table:formula="of:=[.C87]+[.I87]-1" office:value-type="float" office:value="8431615" calcext:value-type="float">
            <text:p>843161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6</text:p>
          </table:table-cell>
          <table:table-cell table:number-columns-repeated="53"/>
        </table:table-row>
        <table:table-row table:style-name="ro3">
          <table:table-cell table:style-name="ce19" table:formula="of:=DEC2HEX([.C88])" office:value-type="string" office:string-value="80A800" calcext:value-type="string">
            <text:p>80A800</text:p>
          </table:table-cell>
          <table:table-cell table:style-name="ce19" table:formula="of:=DEC2OCT([.C88])" office:value-type="string" office:string-value="40124000" calcext:value-type="string">
            <text:p>40124000</text:p>
          </table:table-cell>
          <table:table-cell table:style-name="ce19" table:formula="of:=[.C87]+[.I87]" office:value-type="float" office:value="8431616" calcext:value-type="float">
            <text:p>8431616</text:p>
          </table:table-cell>
          <table:table-cell table:style-name="ce27"/>
          <table:table-cell table:style-name="ce19" table:formula="of:=DEC2HEX([.G88])" office:value-type="string" office:string-value="80BFFF" calcext:value-type="string">
            <text:p>80BFFF</text:p>
          </table:table-cell>
          <table:table-cell table:style-name="ce19" table:formula="of:=DEC2OCT([.G88])" office:value-type="string" office:string-value="40137777" calcext:value-type="string">
            <text:p>40137777</text:p>
          </table:table-cell>
          <table:table-cell table:style-name="ce19" table:formula="of:=[.C88]+[.I88]-1" office:value-type="float" office:value="8437759" calcext:value-type="float">
            <text:p>8437759</text:p>
          </table:table-cell>
          <table:table-cell table:style-name="ce27"/>
          <table:table-cell table:style-name="ce19" table:formula="of:=[.$B$5]" office:value-type="float" office:value="6144" calcext:value-type="float">
            <text:p>6144</text:p>
          </table:table-cell>
          <table:table-cell table:style-name="ce27"/>
          <table:table-cell table:style-name="ce33" office:value-type="string" calcext:value-type="string">
            <text:p>RK7</text:p>
          </table:table-cell>
          <table:table-cell table:number-columns-repeated="53"/>
        </table:table-row>
        <table:table-row table:style-name="ro3">
          <table:table-cell table:style-name="ce19" table:formula="of:=DEC2HEX([.C89])" office:value-type="string" office:string-value="80C000" calcext:value-type="string">
            <text:p>80C000</text:p>
          </table:table-cell>
          <table:table-cell table:style-name="ce19" table:formula="of:=DEC2OCT([.C89])" office:value-type="string" office:string-value="40140000" calcext:value-type="string">
            <text:p>40140000</text:p>
          </table:table-cell>
          <table:table-cell table:style-name="ce19" table:formula="of:=[.G88]+1" office:value-type="float" office:value="8437760" calcext:value-type="float">
            <text:p>8437760</text:p>
          </table:table-cell>
          <table:table-cell table:style-name="ce27"/>
          <table:table-cell table:style-name="ce19" table:formula="of:=DEC2HEX([.G89])" office:value-type="string" office:string-value="82BFFF" calcext:value-type="string">
            <text:p>82BFFF</text:p>
          </table:table-cell>
          <table:table-cell table:style-name="ce19" table:formula="of:=DEC2OCT([.G89])" office:value-type="string" office:string-value="40537777" calcext:value-type="string">
            <text:p>40537777</text:p>
          </table:table-cell>
          <table:table-cell table:style-name="ce19" table:formula="of:=[.C89]+[.I89]-1" office:value-type="float" office:value="8568831" calcext:value-type="float">
            <text:p>8568831</text:p>
          </table:table-cell>
          <table:table-cell table:style-name="ce27"/>
          <table:table-cell table:style-name="ce19" table:formula="of:=[.$B$6]" office:value-type="float" office:value="131072" calcext:value-type="float">
            <text:p>131072</text:p>
          </table:table-cell>
          <table:table-cell table:style-name="ce27"/>
          <table:table-cell table:style-name="ce33" office:value-type="string" calcext:value-type="string">
            <text:p>DW</text:p>
          </table:table-cell>
          <table:table-cell table:number-columns-repeated="53"/>
        </table:table-row>
        <table:table-row table:style-name="ro3">
          <table:table-cell table:style-name="ce5" table:formula="of:=DEC2HEX([.C90])" office:value-type="string" office:string-value="82C000" calcext:value-type="string">
            <text:p>82C000</text:p>
          </table:table-cell>
          <table:table-cell table:style-name="ce5" table:formula="of:=DEC2OCT([.C90])" office:value-type="string" office:string-value="40540000" calcext:value-type="string">
            <text:p>40540000</text:p>
          </table:table-cell>
          <table:table-cell table:style-name="ce5" table:formula="of:=[.G89]+1" office:value-type="float" office:value="8568832" calcext:value-type="float">
            <text:p>8568832</text:p>
          </table:table-cell>
          <table:table-cell table:style-name="ce12"/>
          <table:table-cell table:style-name="ce5" table:formula="of:=DEC2HEX([.G90])" office:value-type="string" office:string-value="82CFFF" calcext:value-type="string">
            <text:p>82CFFF</text:p>
          </table:table-cell>
          <table:table-cell table:style-name="ce5" table:formula="of:=DEC2OCT([.G90])" office:value-type="string" office:string-value="40547777" calcext:value-type="string">
            <text:p>40547777</text:p>
          </table:table-cell>
          <table:table-cell table:style-name="ce5" table:formula="of:=[.C90]+[.I90]-1" office:value-type="float" office:value="8572927" calcext:value-type="float">
            <text:p>8572927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0</text:p>
          </table:table-cell>
          <table:table-cell table:number-columns-repeated="53"/>
        </table:table-row>
        <table:table-row table:style-name="ro3">
          <table:table-cell table:style-name="ce19" table:formula="of:=DEC2HEX([.C91])" office:value-type="string" office:string-value="82D000" calcext:value-type="string">
            <text:p>82D000</text:p>
          </table:table-cell>
          <table:table-cell table:style-name="ce19" table:formula="of:=DEC2OCT([.C91])" office:value-type="string" office:string-value="40550000" calcext:value-type="string">
            <text:p>40550000</text:p>
          </table:table-cell>
          <table:table-cell table:style-name="ce19" table:formula="of:=[.G90]+1" office:value-type="float" office:value="8572928" calcext:value-type="float">
            <text:p>8572928</text:p>
          </table:table-cell>
          <table:table-cell table:style-name="ce27"/>
          <table:table-cell table:style-name="ce19" table:formula="of:=DEC2HEX([.G91])" office:value-type="string" office:string-value="82DFFF" calcext:value-type="string">
            <text:p>82DFFF</text:p>
          </table:table-cell>
          <table:table-cell table:style-name="ce19" table:formula="of:=DEC2OCT([.G91])" office:value-type="string" office:string-value="40557777" calcext:value-type="string">
            <text:p>40557777</text:p>
          </table:table-cell>
          <table:table-cell table:style-name="ce19" table:formula="of:=[.C91]+[.I91]-1" office:value-type="float" office:value="8577023" calcext:value-type="float">
            <text:p>8577023</text:p>
          </table:table-cell>
          <table:table-cell table:style-name="ce27"/>
          <table:table-cell table:style-name="ce19" table:formula="of:=[.$B$7]" office:value-type="float" office:value="4096" calcext:value-type="float">
            <text:p>4096</text:p>
          </table:table-cell>
          <table:table-cell table:style-name="ce27"/>
          <table:table-cell table:style-name="ce33" office:value-type="string" calcext:value-type="string">
            <text:p>DX1</text:p>
          </table:table-cell>
          <table:table-cell table:number-columns-repeated="53"/>
        </table:table-row>
        <table:table-row table:style-name="ro3">
          <table:table-cell table:style-name="ce5" table:formula="of:=DEC2HEX([.C92])" office:value-type="string" office:string-value="82E000" calcext:value-type="string">
            <text:p>82E000</text:p>
          </table:table-cell>
          <table:table-cell table:style-name="ce5" table:formula="of:=DEC2OCT([.C92])" office:value-type="string" office:string-value="40560000" calcext:value-type="string">
            <text:p>40560000</text:p>
          </table:table-cell>
          <table:table-cell table:style-name="ce5" table:formula="of:=[.G91]+1" office:value-type="float" office:value="8577024" calcext:value-type="float">
            <text:p>8577024</text:p>
          </table:table-cell>
          <table:table-cell table:style-name="ce12"/>
          <table:table-cell table:style-name="ce5" table:formula="of:=DEC2HEX([.G92])" office:value-type="string" office:string-value="82E7FF" calcext:value-type="string">
            <text:p>82E7FF</text:p>
          </table:table-cell>
          <table:table-cell table:style-name="ce5" table:formula="of:=DEC2OCT([.G92])" office:value-type="string" office:string-value="40563777" calcext:value-type="string">
            <text:p>40563777</text:p>
          </table:table-cell>
          <table:table-cell table:style-name="ce5" table:formula="of:=[.C92]+[.I92]-1" office:value-type="float" office:value="8579071" calcext:value-type="float">
            <text:p>8579071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0</text:p>
          </table:table-cell>
          <table:table-cell table:number-columns-repeated="53"/>
        </table:table-row>
        <table:table-row table:style-name="ro3">
          <table:table-cell table:style-name="ce5" table:formula="of:=DEC2HEX([.C93])" office:value-type="string" office:string-value="82E800" calcext:value-type="string">
            <text:p>82E800</text:p>
          </table:table-cell>
          <table:table-cell table:style-name="ce5" table:formula="of:=DEC2OCT([.C93])" office:value-type="string" office:string-value="40564000" calcext:value-type="string">
            <text:p>40564000</text:p>
          </table:table-cell>
          <table:table-cell table:style-name="ce5" table:formula="of:=[.G92]+1" office:value-type="float" office:value="8579072" calcext:value-type="float">
            <text:p>8579072</text:p>
          </table:table-cell>
          <table:table-cell table:style-name="ce12"/>
          <table:table-cell table:style-name="ce5" table:formula="of:=DEC2HEX([.G93])" office:value-type="string" office:string-value="82EFFF" calcext:value-type="string">
            <text:p>82EFFF</text:p>
          </table:table-cell>
          <table:table-cell table:style-name="ce5" table:formula="of:=DEC2OCT([.G93])" office:value-type="string" office:string-value="40567777" calcext:value-type="string">
            <text:p>40567777</text:p>
          </table:table-cell>
          <table:table-cell table:style-name="ce5" table:formula="of:=[.C93]+[.I93]-1" office:value-type="float" office:value="8581119" calcext:value-type="float">
            <text:p>8581119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1</text:p>
          </table:table-cell>
          <table:table-cell table:number-columns-repeated="53"/>
        </table:table-row>
        <table:table-row table:style-name="ro3">
          <table:table-cell table:style-name="ce5" table:formula="of:=DEC2HEX([.C94])" office:value-type="string" office:string-value="82F000" calcext:value-type="string">
            <text:p>82F000</text:p>
          </table:table-cell>
          <table:table-cell table:style-name="ce5" table:formula="of:=DEC2OCT([.C94])" office:value-type="string" office:string-value="40570000" calcext:value-type="string">
            <text:p>40570000</text:p>
          </table:table-cell>
          <table:table-cell table:style-name="ce5" table:formula="of:=[.G93]+1" office:value-type="float" office:value="8581120" calcext:value-type="float">
            <text:p>8581120</text:p>
          </table:table-cell>
          <table:table-cell table:style-name="ce12"/>
          <table:table-cell table:style-name="ce5" table:formula="of:=DEC2HEX([.G94])" office:value-type="string" office:string-value="82F7FF" calcext:value-type="string">
            <text:p>82F7FF</text:p>
          </table:table-cell>
          <table:table-cell table:style-name="ce5" table:formula="of:=DEC2OCT([.G94])" office:value-type="string" office:string-value="40573777" calcext:value-type="string">
            <text:p>40573777</text:p>
          </table:table-cell>
          <table:table-cell table:style-name="ce5" table:formula="of:=[.C94]+[.I94]-1" office:value-type="float" office:value="8583167" calcext:value-type="float">
            <text:p>8583167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2</text:p>
          </table:table-cell>
          <table:table-cell table:number-columns-repeated="53"/>
        </table:table-row>
        <table:table-row table:style-name="ro3">
          <table:table-cell table:style-name="ce5" table:formula="of:=DEC2HEX([.C95])" office:value-type="string" office:string-value="82F800" calcext:value-type="string">
            <text:p>82F800</text:p>
          </table:table-cell>
          <table:table-cell table:style-name="ce5" table:formula="of:=DEC2OCT([.C95])" office:value-type="string" office:string-value="40574000" calcext:value-type="string">
            <text:p>40574000</text:p>
          </table:table-cell>
          <table:table-cell table:style-name="ce5" table:formula="of:=[.G94]+1" office:value-type="float" office:value="8583168" calcext:value-type="float">
            <text:p>8583168</text:p>
          </table:table-cell>
          <table:table-cell table:style-name="ce12"/>
          <table:table-cell table:style-name="ce5" table:formula="of:=DEC2HEX([.G95])" office:value-type="string" office:string-value="82FFFF" calcext:value-type="string">
            <text:p>82FFFF</text:p>
          </table:table-cell>
          <table:table-cell table:style-name="ce5" table:formula="of:=DEC2OCT([.G95])" office:value-type="string" office:string-value="40577777" calcext:value-type="string">
            <text:p>40577777</text:p>
          </table:table-cell>
          <table:table-cell table:style-name="ce5" table:formula="of:=[.C95]+[.I95]-1" office:value-type="float" office:value="8585215" calcext:value-type="float">
            <text:p>8585215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3</text:p>
          </table:table-cell>
          <table:table-cell table:number-columns-repeated="53"/>
        </table:table-row>
        <table:table-row table:style-name="ro3">
          <table:table-cell table:style-name="ce22" table:formula="of:=DEC2HEX([.C96])" office:value-type="string" office:string-value="830000" calcext:value-type="string">
            <text:p>830000</text:p>
          </table:table-cell>
          <table:table-cell table:style-name="ce22" table:formula="of:=DEC2OCT([.C96])" office:value-type="string" office:string-value="40600000" calcext:value-type="string">
            <text:p>40600000</text:p>
          </table:table-cell>
          <table:table-cell table:style-name="ce22" table:formula="of:=[.G95]+1" office:value-type="float" office:value="8585216" calcext:value-type="float">
            <text:p>8585216</text:p>
          </table:table-cell>
          <table:table-cell table:style-name="ce36"/>
          <table:table-cell table:style-name="ce22" table:formula="of:=DEC2HEX([.G96])" office:value-type="string" office:string-value="88FFFF" calcext:value-type="string">
            <text:p>88FFFF</text:p>
          </table:table-cell>
          <table:table-cell table:style-name="ce22" table:formula="of:=DEC2OCT([.G96])" office:value-type="string" office:string-value="42177777" calcext:value-type="string">
            <text:p>42177777</text:p>
          </table:table-cell>
          <table:table-cell table:style-name="ce22" table:formula="of:=[.C96]+[.I96]-1" office:value-type="float" office:value="8978431" calcext:value-type="float">
            <text:p>8978431</text:p>
          </table:table-cell>
          <table:table-cell table:style-name="ce36"/>
          <table:table-cell table:style-name="ce22" table:formula="of:=[.$B$9]" office:value-type="float" office:value="393216" calcext:value-type="float">
            <text:p>393216</text:p>
          </table:table-cell>
          <table:table-cell table:style-name="ce36"/>
          <table:table-cell table:style-name="ce43" office:value-type="string" calcext:value-type="string">
            <text:p>DB0</text:p>
          </table:table-cell>
          <table:table-cell table:number-columns-repeated="53"/>
        </table:table-row>
        <table:table-row table:style-name="ro3">
          <table:table-cell table:style-name="ce5" table:formula="of:=DEC2HEX([.C97])" office:value-type="string" office:string-value="890000" calcext:value-type="string">
            <text:p>890000</text:p>
          </table:table-cell>
          <table:table-cell table:style-name="ce5" table:formula="of:=DEC2OCT([.C97])" office:value-type="string" office:string-value="42200000" calcext:value-type="string">
            <text:p>42200000</text:p>
          </table:table-cell>
          <table:table-cell table:style-name="ce5" table:formula="of:=[.G96]+1" office:value-type="float" office:value="8978432" calcext:value-type="float">
            <text:p>8978432</text:p>
          </table:table-cell>
          <table:table-cell table:style-name="ce12"/>
          <table:table-cell table:style-name="ce5" table:formula="of:=DEC2HEX([.G97])" office:value-type="string" office:string-value="8EFFFF" calcext:value-type="string">
            <text:p>8EFFFF</text:p>
          </table:table-cell>
          <table:table-cell table:style-name="ce5" table:formula="of:=DEC2OCT([.G97])" office:value-type="string" office:string-value="43577777" calcext:value-type="string">
            <text:p>43577777</text:p>
          </table:table-cell>
          <table:table-cell table:style-name="ce5" table:formula="of:=[.C97]+[.I97]-1" office:value-type="float" office:value="9371647" calcext:value-type="float">
            <text:p>9371647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1</text:p>
          </table:table-cell>
          <table:table-cell table:number-columns-repeated="53"/>
        </table:table-row>
        <table:table-row table:style-name="ro3">
          <table:table-cell table:style-name="ce5" table:formula="of:=DEC2HEX([.C98])" office:value-type="string" office:string-value="8F0000" calcext:value-type="string">
            <text:p>8F0000</text:p>
          </table:table-cell>
          <table:table-cell table:style-name="ce5" table:formula="of:=DEC2OCT([.C98])" office:value-type="string" office:string-value="43600000" calcext:value-type="string">
            <text:p>43600000</text:p>
          </table:table-cell>
          <table:table-cell table:style-name="ce5" table:formula="of:=[.G97]+1" office:value-type="float" office:value="9371648" calcext:value-type="float">
            <text:p>9371648</text:p>
          </table:table-cell>
          <table:table-cell table:style-name="ce12"/>
          <table:table-cell table:style-name="ce5" table:formula="of:=DEC2HEX([.G98])" office:value-type="string" office:string-value="94FFFF" calcext:value-type="string">
            <text:p>94FFFF</text:p>
          </table:table-cell>
          <table:table-cell table:style-name="ce5" table:formula="of:=DEC2OCT([.G98])" office:value-type="string" office:string-value="45177777" calcext:value-type="string">
            <text:p>45177777</text:p>
          </table:table-cell>
          <table:table-cell table:style-name="ce5" table:formula="of:=[.C98]+[.I98]-1" office:value-type="float" office:value="9764863" calcext:value-type="float">
            <text:p>9764863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2</text:p>
          </table:table-cell>
          <table:table-cell table:number-columns-repeated="53"/>
        </table:table-row>
        <table:table-row table:style-name="ro3">
          <table:table-cell table:style-name="ce5" table:formula="of:=DEC2HEX([.C99])" office:value-type="string" office:string-value="950000" calcext:value-type="string">
            <text:p>950000</text:p>
          </table:table-cell>
          <table:table-cell table:style-name="ce5" table:formula="of:=DEC2OCT([.C99])" office:value-type="string" office:string-value="45200000" calcext:value-type="string">
            <text:p>45200000</text:p>
          </table:table-cell>
          <table:table-cell table:style-name="ce5" table:formula="of:=[.G98]+1" office:value-type="float" office:value="9764864" calcext:value-type="float">
            <text:p>9764864</text:p>
          </table:table-cell>
          <table:table-cell table:style-name="ce12"/>
          <table:table-cell table:style-name="ce5" table:formula="of:=DEC2HEX([.G99])" office:value-type="string" office:string-value="9AFFFF" calcext:value-type="string">
            <text:p>9AFFFF</text:p>
          </table:table-cell>
          <table:table-cell table:style-name="ce5" table:formula="of:=DEC2OCT([.G99])" office:value-type="string" office:string-value="46577777" calcext:value-type="string">
            <text:p>46577777</text:p>
          </table:table-cell>
          <table:table-cell table:style-name="ce5" table:formula="of:=[.C99]+[.I99]-1" office:value-type="float" office:value="10158079" calcext:value-type="float">
            <text:p>10158079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3</text:p>
          </table:table-cell>
          <table:table-cell table:number-columns-repeated="53"/>
        </table:table-row>
        <table:table-row table:style-name="ro3">
          <table:table-cell table:style-name="ce5" table:formula="of:=DEC2HEX([.C100])" office:value-type="string" office:string-value="9B0000" calcext:value-type="string">
            <text:p>9B0000</text:p>
          </table:table-cell>
          <table:table-cell table:style-name="ce5" table:formula="of:=DEC2OCT([.C100])" office:value-type="string" office:string-value="46600000" calcext:value-type="string">
            <text:p>46600000</text:p>
          </table:table-cell>
          <table:table-cell table:style-name="ce5" table:formula="of:=[.G99]+1" office:value-type="float" office:value="10158080" calcext:value-type="float">
            <text:p>10158080</text:p>
          </table:table-cell>
          <table:table-cell table:style-name="ce12"/>
          <table:table-cell table:style-name="ce5" table:formula="of:=DEC2HEX([.G100])" office:value-type="string" office:string-value="A0FFFF" calcext:value-type="string">
            <text:p>A0FFFF</text:p>
          </table:table-cell>
          <table:table-cell table:style-name="ce5" table:formula="of:=DEC2OCT([.G100])" office:value-type="string" office:string-value="50177777" calcext:value-type="string">
            <text:p>50177777</text:p>
          </table:table-cell>
          <table:table-cell table:style-name="ce5" table:formula="of:=[.C100]+[.I100]-1" office:value-type="float" office:value="10551295" calcext:value-type="float">
            <text:p>10551295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4</text:p>
          </table:table-cell>
          <table:table-cell table:number-columns-repeated="53"/>
        </table:table-row>
        <table:table-row table:style-name="ro3">
          <table:table-cell table:style-name="ce5" table:formula="of:=DEC2HEX([.C101])" office:value-type="string" office:string-value="A10000" calcext:value-type="string">
            <text:p>A10000</text:p>
          </table:table-cell>
          <table:table-cell table:style-name="ce5" table:formula="of:=DEC2OCT([.C101])" office:value-type="string" office:string-value="50200000" calcext:value-type="string">
            <text:p>50200000</text:p>
          </table:table-cell>
          <table:table-cell table:style-name="ce5" table:formula="of:=[.G100]+1" office:value-type="float" office:value="10551296" calcext:value-type="float">
            <text:p>10551296</text:p>
          </table:table-cell>
          <table:table-cell table:style-name="ce12"/>
          <table:table-cell table:style-name="ce5" table:formula="of:=DEC2HEX([.G101])" office:value-type="string" office:string-value="A6FFFF" calcext:value-type="string">
            <text:p>A6FFFF</text:p>
          </table:table-cell>
          <table:table-cell table:style-name="ce5" table:formula="of:=DEC2OCT([.G101])" office:value-type="string" office:string-value="51577777" calcext:value-type="string">
            <text:p>51577777</text:p>
          </table:table-cell>
          <table:table-cell table:style-name="ce5" table:formula="of:=[.C101]+[.I101]-1" office:value-type="float" office:value="10944511" calcext:value-type="float">
            <text:p>10944511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5</text:p>
          </table:table-cell>
          <table:table-cell table:number-columns-repeated="53"/>
        </table:table-row>
        <table:table-row table:style-name="ro3">
          <table:table-cell table:style-name="ce5" table:formula="of:=DEC2HEX([.C102])" office:value-type="string" office:string-value="A70000" calcext:value-type="string">
            <text:p>A70000</text:p>
          </table:table-cell>
          <table:table-cell table:style-name="ce5" table:formula="of:=DEC2OCT([.C102])" office:value-type="string" office:string-value="51600000" calcext:value-type="string">
            <text:p>51600000</text:p>
          </table:table-cell>
          <table:table-cell table:style-name="ce5" table:formula="of:=[.G101]+1" office:value-type="float" office:value="10944512" calcext:value-type="float">
            <text:p>10944512</text:p>
          </table:table-cell>
          <table:table-cell table:style-name="ce12"/>
          <table:table-cell table:style-name="ce5" table:formula="of:=DEC2HEX([.G102])" office:value-type="string" office:string-value="ACFFFF" calcext:value-type="string">
            <text:p>ACFFFF</text:p>
          </table:table-cell>
          <table:table-cell table:style-name="ce5" table:formula="of:=DEC2OCT([.G102])" office:value-type="string" office:string-value="53177777" calcext:value-type="string">
            <text:p>53177777</text:p>
          </table:table-cell>
          <table:table-cell table:style-name="ce5" table:formula="of:=[.C102]+[.I102]-1" office:value-type="float" office:value="11337727" calcext:value-type="float">
            <text:p>11337727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6</text:p>
          </table:table-cell>
          <table:table-cell table:number-columns-repeated="53"/>
        </table:table-row>
        <table:table-row table:style-name="ro3">
          <table:table-cell table:style-name="ce5" table:formula="of:=DEC2HEX([.C103])" office:value-type="string" office:string-value="AD0000" calcext:value-type="string">
            <text:p>AD0000</text:p>
          </table:table-cell>
          <table:table-cell table:style-name="ce5" table:formula="of:=DEC2OCT([.C103])" office:value-type="string" office:string-value="53200000" calcext:value-type="string">
            <text:p>53200000</text:p>
          </table:table-cell>
          <table:table-cell table:style-name="ce5" table:formula="of:=[.G102]+1" office:value-type="float" office:value="11337728" calcext:value-type="float">
            <text:p>11337728</text:p>
          </table:table-cell>
          <table:table-cell table:style-name="ce12"/>
          <table:table-cell table:style-name="ce5" table:formula="of:=DEC2HEX([.G103])" office:value-type="string" office:string-value="B2FFFF" calcext:value-type="string">
            <text:p>B2FFFF</text:p>
          </table:table-cell>
          <table:table-cell table:style-name="ce5" table:formula="of:=DEC2OCT([.G103])" office:value-type="string" office:string-value="54577777" calcext:value-type="string">
            <text:p>54577777</text:p>
          </table:table-cell>
          <table:table-cell table:style-name="ce5" table:formula="of:=[.C103]+[.I103]-1" office:value-type="float" office:value="11730943" calcext:value-type="float">
            <text:p>11730943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7</text:p>
          </table:table-cell>
          <table:table-cell table:number-columns-repeated="53"/>
        </table:table-row>
        <table:table-row table:style-name="ro3">
          <table:table-cell table:style-name="ce22" table:formula="of:=DEC2HEX([.C104])" office:value-type="string" office:string-value="B30000" calcext:value-type="string">
            <text:p>B30000</text:p>
          </table:table-cell>
          <table:table-cell table:style-name="ce22" table:formula="of:=DEC2OCT([.C104])" office:value-type="string" office:string-value="54600000" calcext:value-type="string">
            <text:p>54600000</text:p>
          </table:table-cell>
          <table:table-cell table:style-name="ce22" table:formula="of:=[.G103]+1" office:value-type="float" office:value="11730944" calcext:value-type="float">
            <text:p>11730944</text:p>
          </table:table-cell>
          <table:table-cell table:style-name="ce36"/>
          <table:table-cell table:style-name="ce22" table:formula="of:=DEC2HEX([.G104])" office:value-type="string" office:string-value="B3FFFF" calcext:value-type="string">
            <text:p>B3FFFF</text:p>
          </table:table-cell>
          <table:table-cell table:style-name="ce22" table:formula="of:=DEC2OCT([.G104])" office:value-type="string" office:string-value="54777777" calcext:value-type="string">
            <text:p>54777777</text:p>
          </table:table-cell>
          <table:table-cell table:style-name="ce22" table:formula="of:=[.C104]+[.I104]-1" office:value-type="float" office:value="11796479" calcext:value-type="float">
            <text:p>11796479</text:p>
          </table:table-cell>
          <table:table-cell table:style-name="ce36"/>
          <table:table-cell table:style-name="ce22" table:formula="of:=[.$B$10]" office:value-type="float" office:value="65536" calcext:value-type="float">
            <text:p>65536</text:p>
          </table:table-cell>
          <table:table-cell table:style-name="ce36"/>
          <table:table-cell table:style-name="ce43" office:value-type="string" calcext:value-type="string">
            <text:p>DM0</text:p>
          </table:table-cell>
          <table:table-cell table:number-columns-repeated="53"/>
        </table:table-row>
        <table:table-row table:style-name="ro3">
          <table:table-cell table:style-name="ce28" table:formula="of:=DEC2HEX([.C105])" office:value-type="string" office:string-value="B40000" calcext:value-type="string">
            <text:p>B40000</text:p>
          </table:table-cell>
          <table:table-cell table:style-name="ce28" table:formula="of:=DEC2OCT([.C105])" office:value-type="string" office:string-value="55000000" calcext:value-type="string">
            <text:p>55000000</text:p>
          </table:table-cell>
          <table:table-cell table:style-name="ce28" table:formula="of:=[.G104]+1" office:value-type="float" office:value="11796480" calcext:value-type="float">
            <text:p>11796480</text:p>
          </table:table-cell>
          <table:table-cell table:style-name="ce12"/>
          <table:table-cell table:style-name="ce28" table:formula="of:=DEC2HEX([.G105])" office:value-type="string" office:string-value="B4FFFF" calcext:value-type="string">
            <text:p>B4FFFF</text:p>
          </table:table-cell>
          <table:table-cell table:style-name="ce28" table:formula="of:=DEC2OCT([.G105])" office:value-type="string" office:string-value="55177777" calcext:value-type="string">
            <text:p>55177777</text:p>
          </table:table-cell>
          <table:table-cell table:style-name="ce28" table:formula="of:=[.C105]+[.I105]-1" office:value-type="float" office:value="11862015" calcext:value-type="float">
            <text:p>11862015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1</text:p>
          </table:table-cell>
          <table:table-cell table:number-columns-repeated="53"/>
        </table:table-row>
        <table:table-row table:style-name="ro3">
          <table:table-cell table:style-name="ce28" table:formula="of:=DEC2HEX([.C106])" office:value-type="string" office:string-value="B50000" calcext:value-type="string">
            <text:p>B50000</text:p>
          </table:table-cell>
          <table:table-cell table:style-name="ce28" table:formula="of:=DEC2OCT([.C106])" office:value-type="string" office:string-value="55200000" calcext:value-type="string">
            <text:p>55200000</text:p>
          </table:table-cell>
          <table:table-cell table:style-name="ce28" table:formula="of:=[.G105]+1" office:value-type="float" office:value="11862016" calcext:value-type="float">
            <text:p>11862016</text:p>
          </table:table-cell>
          <table:table-cell table:style-name="ce12"/>
          <table:table-cell table:style-name="ce28" table:formula="of:=DEC2HEX([.G106])" office:value-type="string" office:string-value="B5FFFF" calcext:value-type="string">
            <text:p>B5FFFF</text:p>
          </table:table-cell>
          <table:table-cell table:style-name="ce28" table:formula="of:=DEC2OCT([.G106])" office:value-type="string" office:string-value="55377777" calcext:value-type="string">
            <text:p>55377777</text:p>
          </table:table-cell>
          <table:table-cell table:style-name="ce28" table:formula="of:=[.C106]+[.I106]-1" office:value-type="float" office:value="11927551" calcext:value-type="float">
            <text:p>11927551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2</text:p>
          </table:table-cell>
          <table:table-cell table:number-columns-repeated="53"/>
        </table:table-row>
        <table:table-row table:style-name="ro3">
          <table:table-cell table:style-name="ce28" table:formula="of:=DEC2HEX([.C107])" office:value-type="string" office:string-value="B60000" calcext:value-type="string">
            <text:p>B60000</text:p>
          </table:table-cell>
          <table:table-cell table:style-name="ce28" table:formula="of:=DEC2OCT([.C107])" office:value-type="string" office:string-value="55400000" calcext:value-type="string">
            <text:p>55400000</text:p>
          </table:table-cell>
          <table:table-cell table:style-name="ce28" table:formula="of:=[.G106]+1" office:value-type="float" office:value="11927552" calcext:value-type="float">
            <text:p>11927552</text:p>
          </table:table-cell>
          <table:table-cell table:style-name="ce12"/>
          <table:table-cell table:style-name="ce28" table:formula="of:=DEC2HEX([.G107])" office:value-type="string" office:string-value="B6FFFF" calcext:value-type="string">
            <text:p>B6FFFF</text:p>
          </table:table-cell>
          <table:table-cell table:style-name="ce28" table:formula="of:=DEC2OCT([.G107])" office:value-type="string" office:string-value="55577777" calcext:value-type="string">
            <text:p>55577777</text:p>
          </table:table-cell>
          <table:table-cell table:style-name="ce28" table:formula="of:=[.C107]+[.I107]-1" office:value-type="float" office:value="11993087" calcext:value-type="float">
            <text:p>11993087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3</text:p>
          </table:table-cell>
          <table:table-cell table:number-columns-repeated="53"/>
        </table:table-row>
        <table:table-row table:style-name="ro3">
          <table:table-cell table:style-name="ce28" table:formula="of:=DEC2HEX([.C108])" office:value-type="string" office:string-value="B70000" calcext:value-type="string">
            <text:p>B70000</text:p>
          </table:table-cell>
          <table:table-cell table:style-name="ce28" table:formula="of:=DEC2OCT([.C108])" office:value-type="string" office:string-value="55600000" calcext:value-type="string">
            <text:p>55600000</text:p>
          </table:table-cell>
          <table:table-cell table:style-name="ce28" table:formula="of:=[.G107]+1" office:value-type="float" office:value="11993088" calcext:value-type="float">
            <text:p>11993088</text:p>
          </table:table-cell>
          <table:table-cell table:style-name="ce12"/>
          <table:table-cell table:style-name="ce28" table:formula="of:=DEC2HEX([.G108])" office:value-type="string" office:string-value="B7FFFF" calcext:value-type="string">
            <text:p>B7FFFF</text:p>
          </table:table-cell>
          <table:table-cell table:style-name="ce28" table:formula="of:=DEC2OCT([.G108])" office:value-type="string" office:string-value="55777777" calcext:value-type="string">
            <text:p>55777777</text:p>
          </table:table-cell>
          <table:table-cell table:style-name="ce28" table:formula="of:=[.C108]+[.I108]-1" office:value-type="float" office:value="12058623" calcext:value-type="float">
            <text:p>12058623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4</text:p>
          </table:table-cell>
          <table:table-cell table:number-columns-repeated="53"/>
        </table:table-row>
        <table:table-row table:style-name="ro3">
          <table:table-cell table:style-name="ce28" table:formula="of:=DEC2HEX([.C109])" office:value-type="string" office:string-value="B80000" calcext:value-type="string">
            <text:p>B80000</text:p>
          </table:table-cell>
          <table:table-cell table:style-name="ce28" table:formula="of:=DEC2OCT([.C109])" office:value-type="string" office:string-value="56000000" calcext:value-type="string">
            <text:p>56000000</text:p>
          </table:table-cell>
          <table:table-cell table:style-name="ce28" table:formula="of:=[.G108]+1" office:value-type="float" office:value="12058624" calcext:value-type="float">
            <text:p>12058624</text:p>
          </table:table-cell>
          <table:table-cell table:style-name="ce12"/>
          <table:table-cell table:style-name="ce28" table:formula="of:=DEC2HEX([.G109])" office:value-type="string" office:string-value="B8FFFF" calcext:value-type="string">
            <text:p>B8FFFF</text:p>
          </table:table-cell>
          <table:table-cell table:style-name="ce28" table:formula="of:=DEC2OCT([.G109])" office:value-type="string" office:string-value="56177777" calcext:value-type="string">
            <text:p>56177777</text:p>
          </table:table-cell>
          <table:table-cell table:style-name="ce28" table:formula="of:=[.C109]+[.I109]-1" office:value-type="float" office:value="12124159" calcext:value-type="float">
            <text:p>12124159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5</text:p>
          </table:table-cell>
          <table:table-cell table:number-columns-repeated="53"/>
        </table:table-row>
        <table:table-row table:style-name="ro3">
          <table:table-cell table:style-name="ce28" table:formula="of:=DEC2HEX([.C110])" office:value-type="string" office:string-value="B90000" calcext:value-type="string">
            <text:p>B90000</text:p>
          </table:table-cell>
          <table:table-cell table:style-name="ce28" table:formula="of:=DEC2OCT([.C110])" office:value-type="string" office:string-value="56200000" calcext:value-type="string">
            <text:p>56200000</text:p>
          </table:table-cell>
          <table:table-cell table:style-name="ce28" table:formula="of:=[.G109]+1" office:value-type="float" office:value="12124160" calcext:value-type="float">
            <text:p>12124160</text:p>
          </table:table-cell>
          <table:table-cell table:style-name="ce12"/>
          <table:table-cell table:style-name="ce28" table:formula="of:=DEC2HEX([.G110])" office:value-type="string" office:string-value="B9FFFF" calcext:value-type="string">
            <text:p>B9FFFF</text:p>
          </table:table-cell>
          <table:table-cell table:style-name="ce28" table:formula="of:=DEC2OCT([.G110])" office:value-type="string" office:string-value="56377777" calcext:value-type="string">
            <text:p>56377777</text:p>
          </table:table-cell>
          <table:table-cell table:style-name="ce28" table:formula="of:=[.C110]+[.I110]-1" office:value-type="float" office:value="12189695" calcext:value-type="float">
            <text:p>12189695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6</text:p>
          </table:table-cell>
          <table:table-cell table:number-columns-repeated="53"/>
        </table:table-row>
        <table:table-row table:style-name="ro3">
          <table:table-cell table:style-name="ce28" table:formula="of:=DEC2HEX([.C111])" office:value-type="string" office:string-value="BA0000" calcext:value-type="string">
            <text:p>BA0000</text:p>
          </table:table-cell>
          <table:table-cell table:style-name="ce28" table:formula="of:=DEC2OCT([.C111])" office:value-type="string" office:string-value="56400000" calcext:value-type="string">
            <text:p>56400000</text:p>
          </table:table-cell>
          <table:table-cell table:style-name="ce28" table:formula="of:=[.G110]+1" office:value-type="float" office:value="12189696" calcext:value-type="float">
            <text:p>12189696</text:p>
          </table:table-cell>
          <table:table-cell table:style-name="ce12"/>
          <table:table-cell table:style-name="ce28" table:formula="of:=DEC2HEX([.G111])" office:value-type="string" office:string-value="BAFFFF" calcext:value-type="string">
            <text:p>BAFFFF</text:p>
          </table:table-cell>
          <table:table-cell table:style-name="ce28" table:formula="of:=DEC2OCT([.G111])" office:value-type="string" office:string-value="56577777" calcext:value-type="string">
            <text:p>56577777</text:p>
          </table:table-cell>
          <table:table-cell table:style-name="ce28" table:formula="of:=[.C111]+[.I111]-1" office:value-type="float" office:value="12255231" calcext:value-type="float">
            <text:p>12255231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7</text:p>
          </table:table-cell>
          <table:table-cell table:number-columns-repeated="53"/>
        </table:table-row>
        <table:table-row table:style-name="ro3">
          <table:table-cell table:style-name="ce23" office:value-type="string" calcext:value-type="string" table:number-columns-spanned="3" table:number-rows-spanned="1">
            <text:p>Верхняя граница банка:</text:p>
          </table:table-cell>
          <table:covered-table-cell table:number-columns-repeated="2" table:style-name="ce32"/>
          <table:table-cell table:style-name="ce26"/>
          <table:table-cell table:style-name="ce26" table:formula="of:=DEC2HEX([.G112])" office:value-type="string" office:string-value="BFFFFF" calcext:value-type="string">
            <text:p>BFFFFF</text:p>
          </table:table-cell>
          <table:table-cell table:style-name="ce26" table:formula="of:=DEC2OCT([.G112])" office:value-type="string" office:string-value="57777777" calcext:value-type="string">
            <text:p>57777777</text:p>
          </table:table-cell>
          <table:table-cell table:style-name="ce26" table:formula="of:=[.G111]+327680" office:value-type="float" office:value="12582911" calcext:value-type="float">
            <text:p>12582911</text:p>
          </table:table-cell>
          <table:table-cell table:style-name="ce26" table:number-columns-repeated="3"/>
          <table:table-cell table:style-name="ce44"/>
          <table:table-cell table:number-columns-repeated="53"/>
        </table:table-row>
        <table:table-row table:style-name="ro7">
          <table:table-cell table:style-name="ce18" office:value-type="string" calcext:value-type="string" table:number-columns-spanned="11" table:number-rows-spanned="1">
            <text:p>БАНК 3</text:p>
          </table:table-cell>
          <table:covered-table-cell table:number-columns-repeated="2"/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31"/>
          <table:covered-table-cell/>
          <table:table-cell table:number-columns-repeated="53"/>
        </table:table-row>
        <table:table-row table:style-name="ro3">
          <table:table-cell table:style-name="ce5" table:formula="of:=DEC2HEX([.C114])" office:value-type="string" office:string-value="C00000" calcext:value-type="string">
            <text:p>C00000</text:p>
          </table:table-cell>
          <table:table-cell table:style-name="ce5" table:formula="of:=DEC2OCT([.C114])" office:value-type="string" office:string-value="60000000" calcext:value-type="string">
            <text:p>60000000</text:p>
          </table:table-cell>
          <table:table-cell table:style-name="ce5" table:formula="of:=[.G112]+1" office:value-type="float" office:value="12582912" calcext:value-type="float">
            <text:p>12582912</text:p>
          </table:table-cell>
          <table:table-cell table:style-name="ce12"/>
          <table:table-cell table:style-name="ce5" table:formula="of:=DEC2HEX([.G114])" office:value-type="string" office:string-value="C017FF" calcext:value-type="string">
            <text:p>C017FF</text:p>
          </table:table-cell>
          <table:table-cell table:style-name="ce5" table:formula="of:=DEC2OCT([.G114])" office:value-type="string" office:string-value="60013777" calcext:value-type="string">
            <text:p>60013777</text:p>
          </table:table-cell>
          <table:table-cell table:style-name="ce5" table:formula="of:=[.C114]+[.I114]-1" office:value-type="float" office:value="12589055" calcext:value-type="float">
            <text:p>1258905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0</text:p>
          </table:table-cell>
          <table:table-cell table:number-columns-repeated="53"/>
        </table:table-row>
        <table:table-row table:style-name="ro3">
          <table:table-cell table:style-name="ce5" table:formula="of:=DEC2HEX([.C115])" office:value-type="string" office:string-value="C01800" calcext:value-type="string">
            <text:p>C01800</text:p>
          </table:table-cell>
          <table:table-cell table:style-name="ce5" table:formula="of:=DEC2OCT([.C115])" office:value-type="string" office:string-value="60014000" calcext:value-type="string">
            <text:p>60014000</text:p>
          </table:table-cell>
          <table:table-cell table:style-name="ce5" table:formula="of:=[.C114]+[.I114]" office:value-type="float" office:value="12589056" calcext:value-type="float">
            <text:p>12589056</text:p>
          </table:table-cell>
          <table:table-cell table:style-name="ce12"/>
          <table:table-cell table:style-name="ce5" table:formula="of:=DEC2HEX([.G115])" office:value-type="string" office:string-value="C02FFF" calcext:value-type="string">
            <text:p>C02FFF</text:p>
          </table:table-cell>
          <table:table-cell table:style-name="ce5" table:formula="of:=DEC2OCT([.G115])" office:value-type="string" office:string-value="60027777" calcext:value-type="string">
            <text:p>60027777</text:p>
          </table:table-cell>
          <table:table-cell table:style-name="ce5" table:formula="of:=[.C115]+[.I115]-1" office:value-type="float" office:value="12595199" calcext:value-type="float">
            <text:p>1259519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1</text:p>
          </table:table-cell>
          <table:table-cell table:number-columns-repeated="53"/>
        </table:table-row>
        <table:table-row table:style-name="ro3">
          <table:table-cell table:style-name="ce5" table:formula="of:=DEC2HEX([.C116])" office:value-type="string" office:string-value="C03000" calcext:value-type="string">
            <text:p>C03000</text:p>
          </table:table-cell>
          <table:table-cell table:style-name="ce5" table:formula="of:=DEC2OCT([.C116])" office:value-type="string" office:string-value="60030000" calcext:value-type="string">
            <text:p>60030000</text:p>
          </table:table-cell>
          <table:table-cell table:style-name="ce5" table:formula="of:=[.C115]+[.I115]" office:value-type="float" office:value="12595200" calcext:value-type="float">
            <text:p>12595200</text:p>
          </table:table-cell>
          <table:table-cell table:style-name="ce12"/>
          <table:table-cell table:style-name="ce5" table:formula="of:=DEC2HEX([.G116])" office:value-type="string" office:string-value="C047FF" calcext:value-type="string">
            <text:p>C047FF</text:p>
          </table:table-cell>
          <table:table-cell table:style-name="ce5" table:formula="of:=DEC2OCT([.G116])" office:value-type="string" office:string-value="60043777" calcext:value-type="string">
            <text:p>60043777</text:p>
          </table:table-cell>
          <table:table-cell table:style-name="ce5" table:formula="of:=[.C116]+[.I116]-1" office:value-type="float" office:value="12601343" calcext:value-type="float">
            <text:p>12601343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2</text:p>
          </table:table-cell>
          <table:table-cell table:number-columns-repeated="53"/>
        </table:table-row>
        <table:table-row table:style-name="ro3">
          <table:table-cell table:style-name="ce5" table:formula="of:=DEC2HEX([.C117])" office:value-type="string" office:string-value="C04800" calcext:value-type="string">
            <text:p>C04800</text:p>
          </table:table-cell>
          <table:table-cell table:style-name="ce5" table:formula="of:=DEC2OCT([.C117])" office:value-type="string" office:string-value="60044000" calcext:value-type="string">
            <text:p>60044000</text:p>
          </table:table-cell>
          <table:table-cell table:style-name="ce5" table:formula="of:=[.C116]+[.I116]" office:value-type="float" office:value="12601344" calcext:value-type="float">
            <text:p>12601344</text:p>
          </table:table-cell>
          <table:table-cell table:style-name="ce12"/>
          <table:table-cell table:style-name="ce5" table:formula="of:=DEC2HEX([.G117])" office:value-type="string" office:string-value="C05FFF" calcext:value-type="string">
            <text:p>C05FFF</text:p>
          </table:table-cell>
          <table:table-cell table:style-name="ce5" table:formula="of:=DEC2OCT([.G117])" office:value-type="string" office:string-value="60057777" calcext:value-type="string">
            <text:p>60057777</text:p>
          </table:table-cell>
          <table:table-cell table:style-name="ce5" table:formula="of:=[.C117]+[.I117]-1" office:value-type="float" office:value="12607487" calcext:value-type="float">
            <text:p>12607487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3</text:p>
          </table:table-cell>
          <table:table-cell table:number-columns-repeated="53"/>
        </table:table-row>
        <table:table-row table:style-name="ro3">
          <table:table-cell table:style-name="ce5" table:formula="of:=DEC2HEX([.C118])" office:value-type="string" office:string-value="C06000" calcext:value-type="string">
            <text:p>C06000</text:p>
          </table:table-cell>
          <table:table-cell table:style-name="ce5" table:formula="of:=DEC2OCT([.C118])" office:value-type="string" office:string-value="60060000" calcext:value-type="string">
            <text:p>60060000</text:p>
          </table:table-cell>
          <table:table-cell table:style-name="ce5" table:formula="of:=[.C117]+[.I117]" office:value-type="float" office:value="12607488" calcext:value-type="float">
            <text:p>12607488</text:p>
          </table:table-cell>
          <table:table-cell table:style-name="ce12"/>
          <table:table-cell table:style-name="ce5" table:formula="of:=DEC2HEX([.G118])" office:value-type="string" office:string-value="C077FF" calcext:value-type="string">
            <text:p>C077FF</text:p>
          </table:table-cell>
          <table:table-cell table:style-name="ce5" table:formula="of:=DEC2OCT([.G118])" office:value-type="string" office:string-value="60073777" calcext:value-type="string">
            <text:p>60073777</text:p>
          </table:table-cell>
          <table:table-cell table:style-name="ce5" table:formula="of:=[.C118]+[.I118]-1" office:value-type="float" office:value="12613631" calcext:value-type="float">
            <text:p>12613631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4</text:p>
          </table:table-cell>
          <table:table-cell table:number-columns-repeated="53"/>
        </table:table-row>
        <table:table-row table:style-name="ro3">
          <table:table-cell table:style-name="ce5" table:formula="of:=DEC2HEX([.C119])" office:value-type="string" office:string-value="C07800" calcext:value-type="string">
            <text:p>C07800</text:p>
          </table:table-cell>
          <table:table-cell table:style-name="ce5" table:formula="of:=DEC2OCT([.C119])" office:value-type="string" office:string-value="60074000" calcext:value-type="string">
            <text:p>60074000</text:p>
          </table:table-cell>
          <table:table-cell table:style-name="ce5" table:formula="of:=[.C118]+[.I118]" office:value-type="float" office:value="12613632" calcext:value-type="float">
            <text:p>12613632</text:p>
          </table:table-cell>
          <table:table-cell table:style-name="ce12"/>
          <table:table-cell table:style-name="ce5" table:formula="of:=DEC2HEX([.G119])" office:value-type="string" office:string-value="C08FFF" calcext:value-type="string">
            <text:p>C08FFF</text:p>
          </table:table-cell>
          <table:table-cell table:style-name="ce5" table:formula="of:=DEC2OCT([.G119])" office:value-type="string" office:string-value="60107777" calcext:value-type="string">
            <text:p>60107777</text:p>
          </table:table-cell>
          <table:table-cell table:style-name="ce5" table:formula="of:=[.C119]+[.I119]-1" office:value-type="float" office:value="12619775" calcext:value-type="float">
            <text:p>12619775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5</text:p>
          </table:table-cell>
          <table:table-cell table:number-columns-repeated="53"/>
        </table:table-row>
        <table:table-row table:style-name="ro3">
          <table:table-cell table:style-name="ce5" table:formula="of:=DEC2HEX([.C120])" office:value-type="string" office:string-value="C09000" calcext:value-type="string">
            <text:p>C09000</text:p>
          </table:table-cell>
          <table:table-cell table:style-name="ce5" table:formula="of:=DEC2OCT([.C120])" office:value-type="string" office:string-value="60110000" calcext:value-type="string">
            <text:p>60110000</text:p>
          </table:table-cell>
          <table:table-cell table:style-name="ce5" table:formula="of:=[.C119]+[.I119]" office:value-type="float" office:value="12619776" calcext:value-type="float">
            <text:p>12619776</text:p>
          </table:table-cell>
          <table:table-cell table:style-name="ce12"/>
          <table:table-cell table:style-name="ce5" table:formula="of:=DEC2HEX([.G120])" office:value-type="string" office:string-value="C0A7FF" calcext:value-type="string">
            <text:p>C0A7FF</text:p>
          </table:table-cell>
          <table:table-cell table:style-name="ce5" table:formula="of:=DEC2OCT([.G120])" office:value-type="string" office:string-value="60123777" calcext:value-type="string">
            <text:p>60123777</text:p>
          </table:table-cell>
          <table:table-cell table:style-name="ce5" table:formula="of:=[.C120]+[.I120]-1" office:value-type="float" office:value="12625919" calcext:value-type="float">
            <text:p>12625919</text:p>
          </table:table-cell>
          <table:table-cell table:style-name="ce12"/>
          <table:table-cell table:style-name="ce5" table:formula="of:=[.$B$5]" office:value-type="float" office:value="6144" calcext:value-type="float">
            <text:p>6144</text:p>
          </table:table-cell>
          <table:table-cell table:style-name="ce12"/>
          <table:table-cell office:value-type="string" calcext:value-type="string">
            <text:p>RK6</text:p>
          </table:table-cell>
          <table:table-cell table:number-columns-repeated="53"/>
        </table:table-row>
        <table:table-row table:style-name="ro3">
          <table:table-cell table:style-name="ce19" table:formula="of:=DEC2HEX([.C121])" office:value-type="string" office:string-value="C0A800" calcext:value-type="string">
            <text:p>C0A800</text:p>
          </table:table-cell>
          <table:table-cell table:style-name="ce19" table:formula="of:=DEC2OCT([.C121])" office:value-type="string" office:string-value="60124000" calcext:value-type="string">
            <text:p>60124000</text:p>
          </table:table-cell>
          <table:table-cell table:style-name="ce19" table:formula="of:=[.C120]+[.I120]" office:value-type="float" office:value="12625920" calcext:value-type="float">
            <text:p>12625920</text:p>
          </table:table-cell>
          <table:table-cell table:style-name="ce27"/>
          <table:table-cell table:style-name="ce19" table:formula="of:=DEC2HEX([.G121])" office:value-type="string" office:string-value="C0BFFF" calcext:value-type="string">
            <text:p>C0BFFF</text:p>
          </table:table-cell>
          <table:table-cell table:style-name="ce19" table:formula="of:=DEC2OCT([.G121])" office:value-type="string" office:string-value="60137777" calcext:value-type="string">
            <text:p>60137777</text:p>
          </table:table-cell>
          <table:table-cell table:style-name="ce19" table:formula="of:=[.C121]+[.I121]-1" office:value-type="float" office:value="12632063" calcext:value-type="float">
            <text:p>12632063</text:p>
          </table:table-cell>
          <table:table-cell table:style-name="ce27"/>
          <table:table-cell table:style-name="ce19" table:formula="of:=[.$B$5]" office:value-type="float" office:value="6144" calcext:value-type="float">
            <text:p>6144</text:p>
          </table:table-cell>
          <table:table-cell table:style-name="ce27"/>
          <table:table-cell table:style-name="ce33" office:value-type="string" calcext:value-type="string">
            <text:p>RK7</text:p>
          </table:table-cell>
          <table:table-cell table:number-columns-repeated="53"/>
        </table:table-row>
        <table:table-row table:style-name="ro3">
          <table:table-cell table:style-name="ce19" table:formula="of:=DEC2HEX([.C122])" office:value-type="string" office:string-value="C0C000" calcext:value-type="string">
            <text:p>C0C000</text:p>
          </table:table-cell>
          <table:table-cell table:style-name="ce19" table:formula="of:=DEC2OCT([.C122])" office:value-type="string" office:string-value="60140000" calcext:value-type="string">
            <text:p>60140000</text:p>
          </table:table-cell>
          <table:table-cell table:style-name="ce19" table:formula="of:=[.G121]+1" office:value-type="float" office:value="12632064" calcext:value-type="float">
            <text:p>12632064</text:p>
          </table:table-cell>
          <table:table-cell table:style-name="ce27"/>
          <table:table-cell table:style-name="ce19" table:formula="of:=DEC2HEX([.G122])" office:value-type="string" office:string-value="C2BFFF" calcext:value-type="string">
            <text:p>C2BFFF</text:p>
          </table:table-cell>
          <table:table-cell table:style-name="ce19" table:formula="of:=DEC2OCT([.G122])" office:value-type="string" office:string-value="60537777" calcext:value-type="string">
            <text:p>60537777</text:p>
          </table:table-cell>
          <table:table-cell table:style-name="ce19" table:formula="of:=[.C122]+[.I122]-1" office:value-type="float" office:value="12763135" calcext:value-type="float">
            <text:p>12763135</text:p>
          </table:table-cell>
          <table:table-cell table:style-name="ce27"/>
          <table:table-cell table:style-name="ce19" table:formula="of:=[.$B$6]" office:value-type="float" office:value="131072" calcext:value-type="float">
            <text:p>131072</text:p>
          </table:table-cell>
          <table:table-cell table:style-name="ce27"/>
          <table:table-cell table:style-name="ce33" office:value-type="string" calcext:value-type="string">
            <text:p>DW</text:p>
          </table:table-cell>
          <table:table-cell table:number-columns-repeated="53"/>
        </table:table-row>
        <table:table-row table:style-name="ro3">
          <table:table-cell table:style-name="ce5" table:formula="of:=DEC2HEX([.C123])" office:value-type="string" office:string-value="C2C000" calcext:value-type="string">
            <text:p>C2C000</text:p>
          </table:table-cell>
          <table:table-cell table:style-name="ce5" table:formula="of:=DEC2OCT([.C123])" office:value-type="string" office:string-value="60540000" calcext:value-type="string">
            <text:p>60540000</text:p>
          </table:table-cell>
          <table:table-cell table:style-name="ce5" table:formula="of:=[.G122]+1" office:value-type="float" office:value="12763136" calcext:value-type="float">
            <text:p>12763136</text:p>
          </table:table-cell>
          <table:table-cell table:style-name="ce12"/>
          <table:table-cell table:style-name="ce5" table:formula="of:=DEC2HEX([.G123])" office:value-type="string" office:string-value="C2CFFF" calcext:value-type="string">
            <text:p>C2CFFF</text:p>
          </table:table-cell>
          <table:table-cell table:style-name="ce5" table:formula="of:=DEC2OCT([.G123])" office:value-type="string" office:string-value="60547777" calcext:value-type="string">
            <text:p>60547777</text:p>
          </table:table-cell>
          <table:table-cell table:style-name="ce5" table:formula="of:=[.C123]+[.I123]-1" office:value-type="float" office:value="12767231" calcext:value-type="float">
            <text:p>12767231</text:p>
          </table:table-cell>
          <table:table-cell table:style-name="ce12"/>
          <table:table-cell table:style-name="ce5" table:formula="of:=[.$B$7]" office:value-type="float" office:value="4096" calcext:value-type="float">
            <text:p>4096</text:p>
          </table:table-cell>
          <table:table-cell table:style-name="ce12"/>
          <table:table-cell office:value-type="string" calcext:value-type="string">
            <text:p>DX0</text:p>
          </table:table-cell>
          <table:table-cell table:number-columns-repeated="53"/>
        </table:table-row>
        <table:table-row table:style-name="ro3">
          <table:table-cell table:style-name="ce19" table:formula="of:=DEC2HEX([.C124])" office:value-type="string" office:string-value="C2D000" calcext:value-type="string">
            <text:p>C2D000</text:p>
          </table:table-cell>
          <table:table-cell table:style-name="ce19" table:formula="of:=DEC2OCT([.C124])" office:value-type="string" office:string-value="60550000" calcext:value-type="string">
            <text:p>60550000</text:p>
          </table:table-cell>
          <table:table-cell table:style-name="ce19" table:formula="of:=[.G123]+1" office:value-type="float" office:value="12767232" calcext:value-type="float">
            <text:p>12767232</text:p>
          </table:table-cell>
          <table:table-cell table:style-name="ce27"/>
          <table:table-cell table:style-name="ce19" table:formula="of:=DEC2HEX([.G124])" office:value-type="string" office:string-value="C2DFFF" calcext:value-type="string">
            <text:p>C2DFFF</text:p>
          </table:table-cell>
          <table:table-cell table:style-name="ce19" table:formula="of:=DEC2OCT([.G124])" office:value-type="string" office:string-value="60557777" calcext:value-type="string">
            <text:p>60557777</text:p>
          </table:table-cell>
          <table:table-cell table:style-name="ce19" table:formula="of:=[.C124]+[.I124]-1" office:value-type="float" office:value="12771327" calcext:value-type="float">
            <text:p>12771327</text:p>
          </table:table-cell>
          <table:table-cell table:style-name="ce27"/>
          <table:table-cell table:style-name="ce19" table:formula="of:=[.$B$7]" office:value-type="float" office:value="4096" calcext:value-type="float">
            <text:p>4096</text:p>
          </table:table-cell>
          <table:table-cell table:style-name="ce27"/>
          <table:table-cell table:style-name="ce33" office:value-type="string" calcext:value-type="string">
            <text:p>DX1</text:p>
          </table:table-cell>
          <table:table-cell table:number-columns-repeated="53"/>
        </table:table-row>
        <table:table-row table:style-name="ro3">
          <table:table-cell table:style-name="ce5" table:formula="of:=DEC2HEX([.C125])" office:value-type="string" office:string-value="C2E000" calcext:value-type="string">
            <text:p>C2E000</text:p>
          </table:table-cell>
          <table:table-cell table:style-name="ce5" table:formula="of:=DEC2OCT([.C125])" office:value-type="string" office:string-value="60560000" calcext:value-type="string">
            <text:p>60560000</text:p>
          </table:table-cell>
          <table:table-cell table:style-name="ce5" table:formula="of:=[.G124]+1" office:value-type="float" office:value="12771328" calcext:value-type="float">
            <text:p>12771328</text:p>
          </table:table-cell>
          <table:table-cell table:style-name="ce12"/>
          <table:table-cell table:style-name="ce5" table:formula="of:=DEC2HEX([.G125])" office:value-type="string" office:string-value="C2E7FF" calcext:value-type="string">
            <text:p>C2E7FF</text:p>
          </table:table-cell>
          <table:table-cell table:style-name="ce5" table:formula="of:=DEC2OCT([.G125])" office:value-type="string" office:string-value="60563777" calcext:value-type="string">
            <text:p>60563777</text:p>
          </table:table-cell>
          <table:table-cell table:style-name="ce5" table:formula="of:=[.C125]+[.I125]-1" office:value-type="float" office:value="12773375" calcext:value-type="float">
            <text:p>12773375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0</text:p>
          </table:table-cell>
          <table:table-cell table:number-columns-repeated="53"/>
        </table:table-row>
        <table:table-row table:style-name="ro3">
          <table:table-cell table:style-name="ce5" table:formula="of:=DEC2HEX([.C126])" office:value-type="string" office:string-value="C2E800" calcext:value-type="string">
            <text:p>C2E800</text:p>
          </table:table-cell>
          <table:table-cell table:style-name="ce5" table:formula="of:=DEC2OCT([.C126])" office:value-type="string" office:string-value="60564000" calcext:value-type="string">
            <text:p>60564000</text:p>
          </table:table-cell>
          <table:table-cell table:style-name="ce5" table:formula="of:=[.G125]+1" office:value-type="float" office:value="12773376" calcext:value-type="float">
            <text:p>12773376</text:p>
          </table:table-cell>
          <table:table-cell table:style-name="ce12"/>
          <table:table-cell table:style-name="ce5" table:formula="of:=DEC2HEX([.G126])" office:value-type="string" office:string-value="C2EFFF" calcext:value-type="string">
            <text:p>C2EFFF</text:p>
          </table:table-cell>
          <table:table-cell table:style-name="ce5" table:formula="of:=DEC2OCT([.G126])" office:value-type="string" office:string-value="60567777" calcext:value-type="string">
            <text:p>60567777</text:p>
          </table:table-cell>
          <table:table-cell table:style-name="ce5" table:formula="of:=[.C126]+[.I126]-1" office:value-type="float" office:value="12775423" calcext:value-type="float">
            <text:p>12775423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1</text:p>
          </table:table-cell>
          <table:table-cell table:number-columns-repeated="53"/>
        </table:table-row>
        <table:table-row table:style-name="ro3">
          <table:table-cell table:style-name="ce5" table:formula="of:=DEC2HEX([.C127])" office:value-type="string" office:string-value="C2F000" calcext:value-type="string">
            <text:p>C2F000</text:p>
          </table:table-cell>
          <table:table-cell table:style-name="ce5" table:formula="of:=DEC2OCT([.C127])" office:value-type="string" office:string-value="60570000" calcext:value-type="string">
            <text:p>60570000</text:p>
          </table:table-cell>
          <table:table-cell table:style-name="ce5" table:formula="of:=[.G126]+1" office:value-type="float" office:value="12775424" calcext:value-type="float">
            <text:p>12775424</text:p>
          </table:table-cell>
          <table:table-cell table:style-name="ce12"/>
          <table:table-cell table:style-name="ce5" table:formula="of:=DEC2HEX([.G127])" office:value-type="string" office:string-value="C2F7FF" calcext:value-type="string">
            <text:p>C2F7FF</text:p>
          </table:table-cell>
          <table:table-cell table:style-name="ce5" table:formula="of:=DEC2OCT([.G127])" office:value-type="string" office:string-value="60573777" calcext:value-type="string">
            <text:p>60573777</text:p>
          </table:table-cell>
          <table:table-cell table:style-name="ce5" table:formula="of:=[.C127]+[.I127]-1" office:value-type="float" office:value="12777471" calcext:value-type="float">
            <text:p>12777471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2</text:p>
          </table:table-cell>
          <table:table-cell table:number-columns-repeated="53"/>
        </table:table-row>
        <table:table-row table:style-name="ro3">
          <table:table-cell table:style-name="ce5" table:formula="of:=DEC2HEX([.C128])" office:value-type="string" office:string-value="C2F800" calcext:value-type="string">
            <text:p>C2F800</text:p>
          </table:table-cell>
          <table:table-cell table:style-name="ce5" table:formula="of:=DEC2OCT([.C128])" office:value-type="string" office:string-value="60574000" calcext:value-type="string">
            <text:p>60574000</text:p>
          </table:table-cell>
          <table:table-cell table:style-name="ce5" table:formula="of:=[.G127]+1" office:value-type="float" office:value="12777472" calcext:value-type="float">
            <text:p>12777472</text:p>
          </table:table-cell>
          <table:table-cell table:style-name="ce12"/>
          <table:table-cell table:style-name="ce5" table:formula="of:=DEC2HEX([.G128])" office:value-type="string" office:string-value="C2FFFF" calcext:value-type="string">
            <text:p>C2FFFF</text:p>
          </table:table-cell>
          <table:table-cell table:style-name="ce5" table:formula="of:=DEC2OCT([.G128])" office:value-type="string" office:string-value="60577777" calcext:value-type="string">
            <text:p>60577777</text:p>
          </table:table-cell>
          <table:table-cell table:style-name="ce5" table:formula="of:=[.C128]+[.I128]-1" office:value-type="float" office:value="12779519" calcext:value-type="float">
            <text:p>12779519</text:p>
          </table:table-cell>
          <table:table-cell table:style-name="ce12"/>
          <table:table-cell table:style-name="ce5" table:formula="of:=[.$B$8]" office:value-type="float" office:value="2048" calcext:value-type="float">
            <text:p>2048</text:p>
          </table:table-cell>
          <table:table-cell table:style-name="ce12"/>
          <table:table-cell office:value-type="string" calcext:value-type="string">
            <text:p>MY3</text:p>
          </table:table-cell>
          <table:table-cell table:number-columns-repeated="53"/>
        </table:table-row>
        <table:table-row table:style-name="ro3">
          <table:table-cell table:style-name="ce22" table:formula="of:=DEC2HEX([.C129])" office:value-type="string" office:string-value="C30000" calcext:value-type="string">
            <text:p>C30000</text:p>
          </table:table-cell>
          <table:table-cell table:style-name="ce22" table:formula="of:=DEC2OCT([.C129])" office:value-type="string" office:string-value="60600000" calcext:value-type="string">
            <text:p>60600000</text:p>
          </table:table-cell>
          <table:table-cell table:style-name="ce22" table:formula="of:=[.G128]+1" office:value-type="float" office:value="12779520" calcext:value-type="float">
            <text:p>12779520</text:p>
          </table:table-cell>
          <table:table-cell table:style-name="ce36"/>
          <table:table-cell table:style-name="ce22" table:formula="of:=DEC2HEX([.G129])" office:value-type="string" office:string-value="C8FFFF" calcext:value-type="string">
            <text:p>C8FFFF</text:p>
          </table:table-cell>
          <table:table-cell table:style-name="ce22" table:formula="of:=DEC2OCT([.G129])" office:value-type="string" office:string-value="62177777" calcext:value-type="string">
            <text:p>62177777</text:p>
          </table:table-cell>
          <table:table-cell table:style-name="ce22" table:formula="of:=[.C129]+[.I129]-1" office:value-type="float" office:value="13172735" calcext:value-type="float">
            <text:p>13172735</text:p>
          </table:table-cell>
          <table:table-cell table:style-name="ce36"/>
          <table:table-cell table:style-name="ce22" table:formula="of:=[.$B$9]" office:value-type="float" office:value="393216" calcext:value-type="float">
            <text:p>393216</text:p>
          </table:table-cell>
          <table:table-cell table:style-name="ce36"/>
          <table:table-cell table:style-name="ce43" office:value-type="string" calcext:value-type="string">
            <text:p>DB0</text:p>
          </table:table-cell>
          <table:table-cell table:number-columns-repeated="53"/>
        </table:table-row>
        <table:table-row table:style-name="ro3">
          <table:table-cell table:style-name="ce5" table:formula="of:=DEC2HEX([.C130])" office:value-type="string" office:string-value="C90000" calcext:value-type="string">
            <text:p>C90000</text:p>
          </table:table-cell>
          <table:table-cell table:style-name="ce5" table:formula="of:=DEC2OCT([.C130])" office:value-type="string" office:string-value="62200000" calcext:value-type="string">
            <text:p>62200000</text:p>
          </table:table-cell>
          <table:table-cell table:style-name="ce5" table:formula="of:=[.G129]+1" office:value-type="float" office:value="13172736" calcext:value-type="float">
            <text:p>13172736</text:p>
          </table:table-cell>
          <table:table-cell table:style-name="ce12"/>
          <table:table-cell table:style-name="ce5" table:formula="of:=DEC2HEX([.G130])" office:value-type="string" office:string-value="CEFFFF" calcext:value-type="string">
            <text:p>CEFFFF</text:p>
          </table:table-cell>
          <table:table-cell table:style-name="ce5" table:formula="of:=DEC2OCT([.G130])" office:value-type="string" office:string-value="63577777" calcext:value-type="string">
            <text:p>63577777</text:p>
          </table:table-cell>
          <table:table-cell table:style-name="ce5" table:formula="of:=[.C130]+[.I130]-1" office:value-type="float" office:value="13565951" calcext:value-type="float">
            <text:p>13565951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1</text:p>
          </table:table-cell>
          <table:table-cell table:number-columns-repeated="53"/>
        </table:table-row>
        <table:table-row table:style-name="ro3">
          <table:table-cell table:style-name="ce5" table:formula="of:=DEC2HEX([.C131])" office:value-type="string" office:string-value="CF0000" calcext:value-type="string">
            <text:p>CF0000</text:p>
          </table:table-cell>
          <table:table-cell table:style-name="ce5" table:formula="of:=DEC2OCT([.C131])" office:value-type="string" office:string-value="63600000" calcext:value-type="string">
            <text:p>63600000</text:p>
          </table:table-cell>
          <table:table-cell table:style-name="ce5" table:formula="of:=[.G130]+1" office:value-type="float" office:value="13565952" calcext:value-type="float">
            <text:p>13565952</text:p>
          </table:table-cell>
          <table:table-cell table:style-name="ce12"/>
          <table:table-cell table:style-name="ce5" table:formula="of:=DEC2HEX([.G131])" office:value-type="string" office:string-value="D4FFFF" calcext:value-type="string">
            <text:p>D4FFFF</text:p>
          </table:table-cell>
          <table:table-cell table:style-name="ce5" table:formula="of:=DEC2OCT([.G131])" office:value-type="string" office:string-value="65177777" calcext:value-type="string">
            <text:p>65177777</text:p>
          </table:table-cell>
          <table:table-cell table:style-name="ce5" table:formula="of:=[.C131]+[.I131]-1" office:value-type="float" office:value="13959167" calcext:value-type="float">
            <text:p>13959167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2</text:p>
          </table:table-cell>
          <table:table-cell table:number-columns-repeated="53"/>
        </table:table-row>
        <table:table-row table:style-name="ro3">
          <table:table-cell table:style-name="ce5" table:formula="of:=DEC2HEX([.C132])" office:value-type="string" office:string-value="D50000" calcext:value-type="string">
            <text:p>D50000</text:p>
          </table:table-cell>
          <table:table-cell table:style-name="ce5" table:formula="of:=DEC2OCT([.C132])" office:value-type="string" office:string-value="65200000" calcext:value-type="string">
            <text:p>65200000</text:p>
          </table:table-cell>
          <table:table-cell table:style-name="ce5" table:formula="of:=[.G131]+1" office:value-type="float" office:value="13959168" calcext:value-type="float">
            <text:p>13959168</text:p>
          </table:table-cell>
          <table:table-cell table:style-name="ce12"/>
          <table:table-cell table:style-name="ce5" table:formula="of:=DEC2HEX([.G132])" office:value-type="string" office:string-value="DAFFFF" calcext:value-type="string">
            <text:p>DAFFFF</text:p>
          </table:table-cell>
          <table:table-cell table:style-name="ce5" table:formula="of:=DEC2OCT([.G132])" office:value-type="string" office:string-value="66577777" calcext:value-type="string">
            <text:p>66577777</text:p>
          </table:table-cell>
          <table:table-cell table:style-name="ce5" table:formula="of:=[.C132]+[.I132]-1" office:value-type="float" office:value="14352383" calcext:value-type="float">
            <text:p>14352383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3</text:p>
          </table:table-cell>
          <table:table-cell table:number-columns-repeated="53"/>
        </table:table-row>
        <table:table-row table:style-name="ro3">
          <table:table-cell table:style-name="ce5" table:formula="of:=DEC2HEX([.C133])" office:value-type="string" office:string-value="DB0000" calcext:value-type="string">
            <text:p>DB0000</text:p>
          </table:table-cell>
          <table:table-cell table:style-name="ce5" table:formula="of:=DEC2OCT([.C133])" office:value-type="string" office:string-value="66600000" calcext:value-type="string">
            <text:p>66600000</text:p>
          </table:table-cell>
          <table:table-cell table:style-name="ce5" table:formula="of:=[.G132]+1" office:value-type="float" office:value="14352384" calcext:value-type="float">
            <text:p>14352384</text:p>
          </table:table-cell>
          <table:table-cell table:style-name="ce12"/>
          <table:table-cell table:style-name="ce5" table:formula="of:=DEC2HEX([.G133])" office:value-type="string" office:string-value="E0FFFF" calcext:value-type="string">
            <text:p>E0FFFF</text:p>
          </table:table-cell>
          <table:table-cell table:style-name="ce5" table:formula="of:=DEC2OCT([.G133])" office:value-type="string" office:string-value="70177777" calcext:value-type="string">
            <text:p>70177777</text:p>
          </table:table-cell>
          <table:table-cell table:style-name="ce5" table:formula="of:=[.C133]+[.I133]-1" office:value-type="float" office:value="14745599" calcext:value-type="float">
            <text:p>14745599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4</text:p>
          </table:table-cell>
          <table:table-cell table:number-columns-repeated="53"/>
        </table:table-row>
        <table:table-row table:style-name="ro3">
          <table:table-cell table:style-name="ce5" table:formula="of:=DEC2HEX([.C134])" office:value-type="string" office:string-value="E10000" calcext:value-type="string">
            <text:p>E10000</text:p>
          </table:table-cell>
          <table:table-cell table:style-name="ce5" table:formula="of:=DEC2OCT([.C134])" office:value-type="string" office:string-value="70200000" calcext:value-type="string">
            <text:p>70200000</text:p>
          </table:table-cell>
          <table:table-cell table:style-name="ce5" table:formula="of:=[.G133]+1" office:value-type="float" office:value="14745600" calcext:value-type="float">
            <text:p>14745600</text:p>
          </table:table-cell>
          <table:table-cell table:style-name="ce12"/>
          <table:table-cell table:style-name="ce5" table:formula="of:=DEC2HEX([.G134])" office:value-type="string" office:string-value="E6FFFF" calcext:value-type="string">
            <text:p>E6FFFF</text:p>
          </table:table-cell>
          <table:table-cell table:style-name="ce5" table:formula="of:=DEC2OCT([.G134])" office:value-type="string" office:string-value="71577777" calcext:value-type="string">
            <text:p>71577777</text:p>
          </table:table-cell>
          <table:table-cell table:style-name="ce5" table:formula="of:=[.C134]+[.I134]-1" office:value-type="float" office:value="15138815" calcext:value-type="float">
            <text:p>15138815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5</text:p>
          </table:table-cell>
          <table:table-cell table:number-columns-repeated="53"/>
        </table:table-row>
        <table:table-row table:style-name="ro3">
          <table:table-cell table:style-name="ce5" table:formula="of:=DEC2HEX([.C135])" office:value-type="string" office:string-value="E70000" calcext:value-type="string">
            <text:p>E70000</text:p>
          </table:table-cell>
          <table:table-cell table:style-name="ce5" table:formula="of:=DEC2OCT([.C135])" office:value-type="string" office:string-value="71600000" calcext:value-type="string">
            <text:p>71600000</text:p>
          </table:table-cell>
          <table:table-cell table:style-name="ce5" table:formula="of:=[.G134]+1" office:value-type="float" office:value="15138816" calcext:value-type="float">
            <text:p>15138816</text:p>
          </table:table-cell>
          <table:table-cell table:style-name="ce12"/>
          <table:table-cell table:style-name="ce5" table:formula="of:=DEC2HEX([.G135])" office:value-type="string" office:string-value="ECFFFF" calcext:value-type="string">
            <text:p>ECFFFF</text:p>
          </table:table-cell>
          <table:table-cell table:style-name="ce5" table:formula="of:=DEC2OCT([.G135])" office:value-type="string" office:string-value="73177777" calcext:value-type="string">
            <text:p>73177777</text:p>
          </table:table-cell>
          <table:table-cell table:style-name="ce5" table:formula="of:=[.C135]+[.I135]-1" office:value-type="float" office:value="15532031" calcext:value-type="float">
            <text:p>15532031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6</text:p>
          </table:table-cell>
          <table:table-cell table:number-columns-repeated="53"/>
        </table:table-row>
        <table:table-row table:style-name="ro3">
          <table:table-cell table:style-name="ce5" table:formula="of:=DEC2HEX([.C136])" office:value-type="string" office:string-value="ED0000" calcext:value-type="string">
            <text:p>ED0000</text:p>
          </table:table-cell>
          <table:table-cell table:style-name="ce5" table:formula="of:=DEC2OCT([.C136])" office:value-type="string" office:string-value="73200000" calcext:value-type="string">
            <text:p>73200000</text:p>
          </table:table-cell>
          <table:table-cell table:style-name="ce5" table:formula="of:=[.G135]+1" office:value-type="float" office:value="15532032" calcext:value-type="float">
            <text:p>15532032</text:p>
          </table:table-cell>
          <table:table-cell table:style-name="ce12"/>
          <table:table-cell table:style-name="ce5" table:formula="of:=DEC2HEX([.G136])" office:value-type="string" office:string-value="F2FFFF" calcext:value-type="string">
            <text:p>F2FFFF</text:p>
          </table:table-cell>
          <table:table-cell table:style-name="ce5" table:formula="of:=DEC2OCT([.G136])" office:value-type="string" office:string-value="74577777" calcext:value-type="string">
            <text:p>74577777</text:p>
          </table:table-cell>
          <table:table-cell table:style-name="ce5" table:formula="of:=[.C136]+[.I136]-1" office:value-type="float" office:value="15925247" calcext:value-type="float">
            <text:p>15925247</text:p>
          </table:table-cell>
          <table:table-cell table:style-name="ce12"/>
          <table:table-cell table:style-name="ce28" table:formula="of:=[.$B$9]" office:value-type="float" office:value="393216" calcext:value-type="float">
            <text:p>393216</text:p>
          </table:table-cell>
          <table:table-cell table:style-name="ce12"/>
          <table:table-cell office:value-type="string" calcext:value-type="string">
            <text:p>DB7</text:p>
          </table:table-cell>
          <table:table-cell table:number-columns-repeated="53"/>
        </table:table-row>
        <table:table-row table:style-name="ro3">
          <table:table-cell table:style-name="ce22" table:formula="of:=DEC2HEX([.C137])" office:value-type="string" office:string-value="F30000" calcext:value-type="string">
            <text:p>F30000</text:p>
          </table:table-cell>
          <table:table-cell table:style-name="ce22" table:formula="of:=DEC2OCT([.C137])" office:value-type="string" office:string-value="74600000" calcext:value-type="string">
            <text:p>74600000</text:p>
          </table:table-cell>
          <table:table-cell table:style-name="ce22" table:formula="of:=[.G136]+1" office:value-type="float" office:value="15925248" calcext:value-type="float">
            <text:p>15925248</text:p>
          </table:table-cell>
          <table:table-cell table:style-name="ce36"/>
          <table:table-cell table:style-name="ce22" table:formula="of:=DEC2HEX([.G137])" office:value-type="string" office:string-value="F3FFFF" calcext:value-type="string">
            <text:p>F3FFFF</text:p>
          </table:table-cell>
          <table:table-cell table:style-name="ce22" table:formula="of:=DEC2OCT([.G137])" office:value-type="string" office:string-value="74777777" calcext:value-type="string">
            <text:p>74777777</text:p>
          </table:table-cell>
          <table:table-cell table:style-name="ce22" table:formula="of:=[.C137]+[.I137]-1" office:value-type="float" office:value="15990783" calcext:value-type="float">
            <text:p>15990783</text:p>
          </table:table-cell>
          <table:table-cell table:style-name="ce36"/>
          <table:table-cell table:style-name="ce22" table:formula="of:=[.$B$10]" office:value-type="float" office:value="65536" calcext:value-type="float">
            <text:p>65536</text:p>
          </table:table-cell>
          <table:table-cell table:style-name="ce36"/>
          <table:table-cell table:style-name="ce43" office:value-type="string" calcext:value-type="string">
            <text:p>DM0</text:p>
          </table:table-cell>
          <table:table-cell table:number-columns-repeated="53"/>
        </table:table-row>
        <table:table-row table:style-name="ro3">
          <table:table-cell table:style-name="ce28" table:formula="of:=DEC2HEX([.C138])" office:value-type="string" office:string-value="F40000" calcext:value-type="string">
            <text:p>F40000</text:p>
          </table:table-cell>
          <table:table-cell table:style-name="ce28" table:formula="of:=DEC2OCT([.C138])" office:value-type="string" office:string-value="75000000" calcext:value-type="string">
            <text:p>75000000</text:p>
          </table:table-cell>
          <table:table-cell table:style-name="ce28" table:formula="of:=[.G137]+1" office:value-type="float" office:value="15990784" calcext:value-type="float">
            <text:p>15990784</text:p>
          </table:table-cell>
          <table:table-cell table:style-name="ce12"/>
          <table:table-cell table:style-name="ce28" table:formula="of:=DEC2HEX([.G138])" office:value-type="string" office:string-value="F4FFFF" calcext:value-type="string">
            <text:p>F4FFFF</text:p>
          </table:table-cell>
          <table:table-cell table:style-name="ce28" table:formula="of:=DEC2OCT([.G138])" office:value-type="string" office:string-value="75177777" calcext:value-type="string">
            <text:p>75177777</text:p>
          </table:table-cell>
          <table:table-cell table:style-name="ce28" table:formula="of:=[.C138]+[.I138]-1" office:value-type="float" office:value="16056319" calcext:value-type="float">
            <text:p>16056319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1</text:p>
          </table:table-cell>
          <table:table-cell table:number-columns-repeated="53"/>
        </table:table-row>
        <table:table-row table:style-name="ro3">
          <table:table-cell table:style-name="ce28" table:formula="of:=DEC2HEX([.C139])" office:value-type="string" office:string-value="F50000" calcext:value-type="string">
            <text:p>F50000</text:p>
          </table:table-cell>
          <table:table-cell table:style-name="ce28" table:formula="of:=DEC2OCT([.C139])" office:value-type="string" office:string-value="75200000" calcext:value-type="string">
            <text:p>75200000</text:p>
          </table:table-cell>
          <table:table-cell table:style-name="ce28" table:formula="of:=[.G138]+1" office:value-type="float" office:value="16056320" calcext:value-type="float">
            <text:p>16056320</text:p>
          </table:table-cell>
          <table:table-cell table:style-name="ce12"/>
          <table:table-cell table:style-name="ce28" table:formula="of:=DEC2HEX([.G139])" office:value-type="string" office:string-value="F5FFFF" calcext:value-type="string">
            <text:p>F5FFFF</text:p>
          </table:table-cell>
          <table:table-cell table:style-name="ce28" table:formula="of:=DEC2OCT([.G139])" office:value-type="string" office:string-value="75377777" calcext:value-type="string">
            <text:p>75377777</text:p>
          </table:table-cell>
          <table:table-cell table:style-name="ce28" table:formula="of:=[.C139]+[.I139]-1" office:value-type="float" office:value="16121855" calcext:value-type="float">
            <text:p>16121855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2</text:p>
          </table:table-cell>
          <table:table-cell table:number-columns-repeated="53"/>
        </table:table-row>
        <table:table-row table:style-name="ro3">
          <table:table-cell table:style-name="ce28" table:formula="of:=DEC2HEX([.C140])" office:value-type="string" office:string-value="F60000" calcext:value-type="string">
            <text:p>F60000</text:p>
          </table:table-cell>
          <table:table-cell table:style-name="ce28" table:formula="of:=DEC2OCT([.C140])" office:value-type="string" office:string-value="75400000" calcext:value-type="string">
            <text:p>75400000</text:p>
          </table:table-cell>
          <table:table-cell table:style-name="ce28" table:formula="of:=[.G139]+1" office:value-type="float" office:value="16121856" calcext:value-type="float">
            <text:p>16121856</text:p>
          </table:table-cell>
          <table:table-cell table:style-name="ce12"/>
          <table:table-cell table:style-name="ce28" table:formula="of:=DEC2HEX([.G140])" office:value-type="string" office:string-value="F6FFFF" calcext:value-type="string">
            <text:p>F6FFFF</text:p>
          </table:table-cell>
          <table:table-cell table:style-name="ce28" table:formula="of:=DEC2OCT([.G140])" office:value-type="string" office:string-value="75577777" calcext:value-type="string">
            <text:p>75577777</text:p>
          </table:table-cell>
          <table:table-cell table:style-name="ce28" table:formula="of:=[.C140]+[.I140]-1" office:value-type="float" office:value="16187391" calcext:value-type="float">
            <text:p>16187391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3</text:p>
          </table:table-cell>
          <table:table-cell table:number-columns-repeated="53"/>
        </table:table-row>
        <table:table-row table:style-name="ro3">
          <table:table-cell table:style-name="ce28" table:formula="of:=DEC2HEX([.C141])" office:value-type="string" office:string-value="F70000" calcext:value-type="string">
            <text:p>F70000</text:p>
          </table:table-cell>
          <table:table-cell table:style-name="ce28" table:formula="of:=DEC2OCT([.C141])" office:value-type="string" office:string-value="75600000" calcext:value-type="string">
            <text:p>75600000</text:p>
          </table:table-cell>
          <table:table-cell table:style-name="ce28" table:formula="of:=[.G140]+1" office:value-type="float" office:value="16187392" calcext:value-type="float">
            <text:p>16187392</text:p>
          </table:table-cell>
          <table:table-cell table:style-name="ce12"/>
          <table:table-cell table:style-name="ce28" table:formula="of:=DEC2HEX([.G141])" office:value-type="string" office:string-value="F7FFFF" calcext:value-type="string">
            <text:p>F7FFFF</text:p>
          </table:table-cell>
          <table:table-cell table:style-name="ce28" table:formula="of:=DEC2OCT([.G141])" office:value-type="string" office:string-value="75777777" calcext:value-type="string">
            <text:p>75777777</text:p>
          </table:table-cell>
          <table:table-cell table:style-name="ce28" table:formula="of:=[.C141]+[.I141]-1" office:value-type="float" office:value="16252927" calcext:value-type="float">
            <text:p>16252927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4</text:p>
          </table:table-cell>
          <table:table-cell table:number-columns-repeated="53"/>
        </table:table-row>
        <table:table-row table:style-name="ro3">
          <table:table-cell table:style-name="ce28" table:formula="of:=DEC2HEX([.C142])" office:value-type="string" office:string-value="F80000" calcext:value-type="string">
            <text:p>F80000</text:p>
          </table:table-cell>
          <table:table-cell table:style-name="ce28" table:formula="of:=DEC2OCT([.C142])" office:value-type="string" office:string-value="76000000" calcext:value-type="string">
            <text:p>76000000</text:p>
          </table:table-cell>
          <table:table-cell table:style-name="ce28" table:formula="of:=[.G141]+1" office:value-type="float" office:value="16252928" calcext:value-type="float">
            <text:p>16252928</text:p>
          </table:table-cell>
          <table:table-cell table:style-name="ce12"/>
          <table:table-cell table:style-name="ce28" table:formula="of:=DEC2HEX([.G142])" office:value-type="string" office:string-value="F8FFFF" calcext:value-type="string">
            <text:p>F8FFFF</text:p>
          </table:table-cell>
          <table:table-cell table:style-name="ce28" table:formula="of:=DEC2OCT([.G142])" office:value-type="string" office:string-value="76177777" calcext:value-type="string">
            <text:p>76177777</text:p>
          </table:table-cell>
          <table:table-cell table:style-name="ce28" table:formula="of:=[.C142]+[.I142]-1" office:value-type="float" office:value="16318463" calcext:value-type="float">
            <text:p>16318463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5</text:p>
          </table:table-cell>
          <table:table-cell table:number-columns-repeated="53"/>
        </table:table-row>
        <table:table-row table:style-name="ro3">
          <table:table-cell table:style-name="ce28" table:formula="of:=DEC2HEX([.C143])" office:value-type="string" office:string-value="F90000" calcext:value-type="string">
            <text:p>F90000</text:p>
          </table:table-cell>
          <table:table-cell table:style-name="ce28" table:formula="of:=DEC2OCT([.C143])" office:value-type="string" office:string-value="76200000" calcext:value-type="string">
            <text:p>76200000</text:p>
          </table:table-cell>
          <table:table-cell table:style-name="ce28" table:formula="of:=[.G142]+1" office:value-type="float" office:value="16318464" calcext:value-type="float">
            <text:p>16318464</text:p>
          </table:table-cell>
          <table:table-cell table:style-name="ce12"/>
          <table:table-cell table:style-name="ce28" table:formula="of:=DEC2HEX([.G143])" office:value-type="string" office:string-value="F9FFFF" calcext:value-type="string">
            <text:p>F9FFFF</text:p>
          </table:table-cell>
          <table:table-cell table:style-name="ce28" table:formula="of:=DEC2OCT([.G143])" office:value-type="string" office:string-value="76377777" calcext:value-type="string">
            <text:p>76377777</text:p>
          </table:table-cell>
          <table:table-cell table:style-name="ce28" table:formula="of:=[.C143]+[.I143]-1" office:value-type="float" office:value="16383999" calcext:value-type="float">
            <text:p>16383999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6</text:p>
          </table:table-cell>
          <table:table-cell table:number-columns-repeated="53"/>
        </table:table-row>
        <table:table-row table:style-name="ro3">
          <table:table-cell table:style-name="ce28" table:formula="of:=DEC2HEX([.C144])" office:value-type="string" office:string-value="FA0000" calcext:value-type="string">
            <text:p>FA0000</text:p>
          </table:table-cell>
          <table:table-cell table:style-name="ce28" table:formula="of:=DEC2OCT([.C144])" office:value-type="string" office:string-value="76400000" calcext:value-type="string">
            <text:p>76400000</text:p>
          </table:table-cell>
          <table:table-cell table:style-name="ce28" table:formula="of:=[.G143]+1" office:value-type="float" office:value="16384000" calcext:value-type="float">
            <text:p>16384000</text:p>
          </table:table-cell>
          <table:table-cell table:style-name="ce12"/>
          <table:table-cell table:style-name="ce28" table:formula="of:=DEC2HEX([.G144])" office:value-type="string" office:string-value="FAFFFF" calcext:value-type="string">
            <text:p>FAFFFF</text:p>
          </table:table-cell>
          <table:table-cell table:style-name="ce28" table:formula="of:=DEC2OCT([.G144])" office:value-type="string" office:string-value="76577777" calcext:value-type="string">
            <text:p>76577777</text:p>
          </table:table-cell>
          <table:table-cell table:style-name="ce28" table:formula="of:=[.C144]+[.I144]-1" office:value-type="float" office:value="16449535" calcext:value-type="float">
            <text:p>16449535</text:p>
          </table:table-cell>
          <table:table-cell table:style-name="ce12"/>
          <table:table-cell table:style-name="ce28" table:formula="of:=[.$B$10]" office:value-type="float" office:value="65536" calcext:value-type="float">
            <text:p>65536</text:p>
          </table:table-cell>
          <table:table-cell table:style-name="ce12"/>
          <table:table-cell table:style-name="ce53" office:value-type="string" calcext:value-type="string">
            <text:p>DM7</text:p>
          </table:table-cell>
          <table:table-cell table:number-columns-repeated="53"/>
        </table:table-row>
        <table:table-row table:style-name="ro3">
          <table:table-cell table:style-name="ce23" office:value-type="string" calcext:value-type="string" table:number-columns-spanned="3" table:number-rows-spanned="1">
            <text:p>Верхняя граница банка:</text:p>
          </table:table-cell>
          <table:covered-table-cell table:number-columns-repeated="2" table:style-name="ce32"/>
          <table:table-cell table:style-name="ce26"/>
          <table:table-cell table:style-name="ce26" table:formula="of:=DEC2HEX([.G145])" office:value-type="string" office:string-value="FFFFFF" calcext:value-type="string">
            <text:p>FFFFFF</text:p>
          </table:table-cell>
          <table:table-cell table:style-name="ce26" table:formula="of:=DEC2OCT([.G145])" office:value-type="string" office:string-value="77777777" calcext:value-type="string">
            <text:p>77777777</text:p>
          </table:table-cell>
          <table:table-cell table:style-name="ce26" table:formula="of:=[.G144]+327680" office:value-type="float" office:value="16777215" calcext:value-type="float">
            <text:p>16777215</text:p>
          </table:table-cell>
          <table:table-cell table:style-name="ce26" table:number-columns-repeated="3"/>
          <table:table-cell table:style-name="ce44"/>
          <table:table-cell table:number-columns-repeated="53"/>
        </table:table-row>
        <table:table-row table:style-name="ro3" table:number-rows-repeated="10484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.00.0000</text:date>, <text:time style:data-style-name="N2" text:time-value="20:32:52.39431575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04T13:26:59.988365950</meta:creation-date>
    <dc:date>2021-09-15T20:59:29.431100606</dc:date>
    <meta:editing-duration>P2DT7H18M14S</meta:editing-duration>
    <meta:editing-cycles>30</meta:editing-cycles>
    <meta:generator>LibreOffice/7.1.5.2$Linux_X86_64 LibreOffice_project/10$Build-2</meta:generator>
    <meta:document-statistic meta:table-count="1" meta:cell-count="1071" meta:object-count="0"/>
  </office:meta>
</office:document-meta>
</file>